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4682B4" style:vertical-align="automatic" fo:wrap-option="wrap" fo:background-color="#B0C4D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4682B4" style:vertical-align="automatic" fo:wrap-option="wrap"/>
      <style:text-properties style:font-name="Arial" style:font-name-asian="Arial" style:font-name-complex="Arial" fo:font-size="7pt" style:font-size-asian="7pt" style:font-size-complex="7pt"/>
    </style:style>
    <style:style style:name="ce4" style:family="table-cell" style:parent-style-name="Default" style:data-style-name="N0">
      <style:table-cell-properties fo:border="thin solid #4682B4" style:vertical-align="automatic" fo:wrap-option="wrap" fo:background-color="#FAFAD2"/>
      <style:text-properties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0">
      <style:table-cell-properties fo:border="thin solid #4682B4" style:vertical-align="automatic" fo:wrap-option="wrap" fo:background-color="#FFD700"/>
      <style:text-properties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thin solid #4682B4" fo:border-left="none" fo:border-right="none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4682B4" fo:border-bottom="none" fo:border-left="none" fo:border-right="none" style:vertical-align="automatic" fo:wrap-option="wrap" style:repeat-content="false"/>
      <style:paragraph-properties fo:text-align="center"/>
      <style:text-properties fo:color="#C04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8383333333333cm" style:use-optimal-column-width="true"/>
    </style:style>
    <style:style style:name="co2" style:family="table-column">
      <style:table-column-properties fo:break-before="auto" style:column-width="1.35466666666667cm" style:use-optimal-column-width="true"/>
    </style:style>
    <style:style style:name="co3" style:family="table-column">
      <style:table-column-properties fo:break-before="auto" style:column-width="2.62466666666667cm" style:use-optimal-column-width="true"/>
    </style:style>
    <style:style style:name="co4" style:family="table-column">
      <style:table-column-properties fo:break-before="auto" style:column-width="4.97416666666667cm" style:use-optimal-column-width="true"/>
    </style:style>
    <style:style style:name="co5" style:family="table-column">
      <style:table-column-properties fo:break-before="auto" style:column-width="8.80533333333333cm" style:use-optimal-column-width="true"/>
    </style:style>
    <style:style style:name="co6" style:family="table-column">
      <style:table-column-properties fo:break-before="auto" style:column-width="3.89466666666667cm" style:use-optimal-column-width="true"/>
    </style:style>
    <style:style style:name="co7" style:family="table-column">
      <style:table-column-properties fo:break-before="auto" style:column-width="7.57766666666667cm" style:use-optimal-column-width="true"/>
    </style:style>
    <style:style style:name="co8" style:family="table-column">
      <style:table-column-properties fo:break-before="auto" style:column-width="7.40833333333333cm" style:use-optimal-column-width="true"/>
    </style:style>
    <style:style style:name="co9" style:family="table-column">
      <style:table-column-properties fo:break-before="auto" style:column-width="2.24366666666667cm" style:use-optimal-column-width="true"/>
    </style:style>
    <style:style style:name="co10" style:family="table-column">
      <style:table-column-properties fo:break-before="auto" style:column-width="2.11666666666667cm" style:use-optimal-column-width="true"/>
    </style:style>
    <style:style style:name="co11" style:family="table-column">
      <style:table-column-properties fo:break-before="auto" style:column-width="1.29116666666667cm" style:use-optimal-column-width="true"/>
    </style:style>
    <style:style style:name="co12" style:family="table-column">
      <style:table-column-properties fo:break-before="auto" style:column-width="4.064cm" style:use-optimal-column-width="true"/>
    </style:style>
    <style:style style:name="co13" style:family="table-column">
      <style:table-column-properties fo:break-before="auto" style:column-width="1.98966666666667cm" style:use-optimal-column-width="true"/>
    </style:style>
    <style:style style:name="co14" style:family="table-column">
      <style:table-column-properties fo:break-before="auto" style:column-width="2.56116666666667cm" style:use-optimal-column-width="true"/>
    </style:style>
    <style:style style:name="co15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1.6pt" style:use-optimal-row-height="true" fo:break-before="auto"/>
    </style:style>
    <style:style style:name="ro3" style:family="table-row">
      <style:table-row-properties style:row-height="31.8pt" style:use-optimal-row-height="true" fo:break-before="auto"/>
    </style:style>
    <style:style style:name="ro4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tablecimientoHuehu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15" table:number-columns-repeated="16367" table:default-cell-style-name="ce1"/>
        <table:table-row table:style-name="ro1">
          <table:table-cell table:number-columns-spanned="17" table:number-rows-spanned="1" table:style-name="ce6"/>
          <table:covered-table-cell table:number-columns-repeated="16"/>
          <table:table-cell table:number-columns-repeated="16367"/>
        </table:table-row>
        <table:table-row table:style-name="ro1">
          <table:table-cell office:value-type="string" table:style-name="ce2">
            <text:p>CODIGO</text:p>
          </table:table-cell>
          <table:table-cell office:value-type="string" table:style-name="ce2">
            <text:p>DISTRITO</text:p>
          </table:table-cell>
          <table:table-cell office:value-type="string" table:style-name="ce2">
            <text:p>DEPARTAMENTO</text:p>
          </table:table-cell>
          <table:table-cell office:value-type="string" table:style-name="ce2">
            <text:p>MUNICIPIO</text:p>
          </table:table-cell>
          <table:table-cell office:value-type="string" table:style-name="ce2">
            <text:p>ESTABLECIMIENTO</text:p>
          </table:table-cell>
          <table:table-cell office:value-type="string" table:style-name="ce2">
            <text:p>DIRECCION</text:p>
          </table:table-cell>
          <table:table-cell office:value-type="string" table:style-name="ce2">
            <text:p>TELEFONO</text:p>
          </table:table-cell>
          <table:table-cell office:value-type="string" table:style-name="ce2">
            <text:p>SUPERVISOR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NIVEL</text:p>
          </table:table-cell>
          <table:table-cell office:value-type="string" table:style-name="ce2">
            <text:p>SECTOR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MODALIDAD</text:p>
          </table:table-cell>
          <table:table-cell office:value-type="string" table:style-name="ce2">
            <text:p>JORNADA</text:p>
          </table:table-cell>
          <table:table-cell office:value-type="string" table:style-name="ce2">
            <text:p>PLAN</text:p>
          </table:table-cell>
          <table:table-cell office:value-type="string" table:style-name="ce2">
            <text:p>DEPARTAMENTAL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065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INSTITUTO NORMAL MIXTO ALEJANDRO CORDOVA</text:p>
          </table:table-cell>
          <table:table-cell office:value-type="string" table:style-name="ce3">
            <text:p>6A AVE. A 10-59 ZONA 1</text:p>
          </table:table-cell>
          <table:table-cell office:value-type="float" office:value="77641157" table:style-name="ce3">
            <text:p>77641157</text:p>
          </table:table-cell>
          <table:table-cell office:value-type="string" table:style-name="ce3">
            <text:p>CLARA ARMIDA MORALES CASTILL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066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MIXTO ASTURIAS</text:p>
          </table:table-cell>
          <table:table-cell office:value-type="string" table:style-name="ce4">
            <text:p>2A CALLE 7-32 ZONA 1</text:p>
          </table:table-cell>
          <table:table-cell office:value-type="float" office:value="77642242" table:style-name="ce4">
            <text:p>77642242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WALTER EDUARDO MARTINEZ GOM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067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MIXTO ASTURIAS</text:p>
          </table:table-cell>
          <table:table-cell office:value-type="string" table:style-name="ce3">
            <text:p>2A CALLE 7-32 INTERIO ZONA 1</text:p>
          </table:table-cell>
          <table:table-cell office:value-type="float" office:value="77642242" table:style-name="ce3">
            <text:p>77642242</text:p>
          </table:table-cell>
          <table:table-cell office:value-type="string" table:style-name="ce3">
            <text:p>CLARA ARMIDA MORALES CASTILL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068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DE LA SALLE</text:p>
          </table:table-cell>
          <table:table-cell office:value-type="string" table:style-name="ce4">
            <text:p>10A AVE. 10-00 ZONA 1</text:p>
          </table:table-cell>
          <table:table-cell office:value-type="float" office:value="77641186" table:style-name="ce4">
            <text:p>77641186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FRANCISCO JAVIER ALVARDO VILLATO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069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EVANGELICO MIXTO LA AURORA</text:p>
          </table:table-cell>
          <table:table-cell office:value-type="string" table:style-name="ce3">
            <text:p>5A. CALLE 5-47 ZONA 1</text:p>
          </table:table-cell>
          <table:table-cell office:value-type="float" office:value="77641328" table:style-name="ce3">
            <text:p>77641328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ANGEL ELEAZAR BÁMACA CHACÓ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070-46</text:p>
          </table:table-cell>
          <table:table-cell table:style-name="ce4"/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'DE LA SALLE'</text:p>
          </table:table-cell>
          <table:table-cell office:value-type="string" table:style-name="ce4">
            <text:p>10 AVE 10-00 ZONA 1</text:p>
          </table:table-cell>
          <table:table-cell office:value-type="float" office:value="77641809" table:style-name="ce4">
            <text:p>77641809</text:p>
          </table:table-cell>
          <table:table-cell table:number-columns-repeated="2"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1-0071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INSTITUTO PRIVADO MIXTO DE EDUCACION DIVERSIFICADA DE CIENCIAS COMERCIALES</text:p>
          </table:table-cell>
          <table:table-cell office:value-type="string" table:style-name="ce3">
            <text:p>4A AVE. 1-30 ZONA 1</text:p>
          </table:table-cell>
          <table:table-cell office:value-type="float" office:value="77641343" table:style-name="ce3">
            <text:p>77641343</text:p>
          </table:table-cell>
          <table:table-cell office:value-type="string" table:style-name="ce3">
            <text:p>CLARA ARMIDA MORALES CASTILL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072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Y ACADEMIA ADVENTISTA DIEGUEZ OLAVERRI</text:p>
          </table:table-cell>
          <table:table-cell office:value-type="string" table:style-name="ce4">
            <text:p>EL TERRERO ZONA 4</text:p>
          </table:table-cell>
          <table:table-cell office:value-type="float" office:value="77641463" table:style-name="ce4">
            <text:p>77641463</text:p>
          </table:table-cell>
          <table:table-cell office:value-type="string" table:style-name="ce4">
            <text:p>CLARA ARMIDA MORALES CASTILL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TEMPORAL TITULOS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075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PRIVADO DE CIENCIAS COMERCIALES</text:p>
          </table:table-cell>
          <table:table-cell office:value-type="string" table:style-name="ce3">
            <text:p>5TA. AV. 7-112 ZONA 1</text:p>
          </table:table-cell>
          <table:table-cell office:value-type="float" office:value="77640126" table:style-name="ce3">
            <text:p>77640126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OLIVER BOANERGES RECINOS RECIN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079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EVANGELICO "EL ALBA"</text:p>
          </table:table-cell>
          <table:table-cell office:value-type="string" table:style-name="ce4">
            <text:p>6A AVENIDA 9-17 ZONA 1</text:p>
          </table:table-cell>
          <table:table-cell office:value-type="float" office:value="77682352" table:style-name="ce4">
            <text:p>77682352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JOSE RAUL MARTINEZ XUTUC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112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CORRAL CHIQUITO ZONA OCHO</text:p>
          </table:table-cell>
          <table:table-cell office:value-type="float" office:value="40124127" table:style-name="ce3">
            <text:p>40124127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HUGO RUBEN GÓMEZ GÓM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143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PREUNIVERSITARIO DE INFORMATICA</text:p>
          </table:table-cell>
          <table:table-cell office:value-type="string" table:style-name="ce4">
            <text:p>4A. AVENIDA 1-30, ZONA 1</text:p>
          </table:table-cell>
          <table:table-cell office:value-type="float" office:value="77648784" table:style-name="ce4">
            <text:p>77648784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MIGDALIA AZUCELY LOPEZ VILLATO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145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PREUNIVERSITARIO DE INFORMATICA</text:p>
          </table:table-cell>
          <table:table-cell office:value-type="string" table:style-name="ce3">
            <text:p>4 AVENIDA 1-30 ZONA 1</text:p>
          </table:table-cell>
          <table:table-cell office:value-type="float" office:value="77648784" table:style-name="ce3">
            <text:p>77648784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MIGDALIA AZUCELY LOPEZ VILLATOR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146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PRIVADO MIXTO MINERVA</text:p>
          </table:table-cell>
          <table:table-cell office:value-type="string" table:style-name="ce4">
            <text:p>5A. CALLE 3-28 ZONA 2, BARRIO MINERVA</text:p>
          </table:table-cell>
          <table:table-cell office:value-type="float" office:value="49967276" table:style-name="ce4">
            <text:p>49967276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ULISES OMAR CALDERÓN CARDO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156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SAN FRANCISCO JAVIER DE HUEHUETENANGO</text:p>
          </table:table-cell>
          <table:table-cell office:value-type="string" table:style-name="ce3">
            <text:p>CORRAL CHIQUITO ZONA 8</text:p>
          </table:table-cell>
          <table:table-cell office:value-type="float" office:value="77208400" table:style-name="ce3">
            <text:p>77208400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GUILLERMO ELIZARDO RUIZ GODÍN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158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EUNIVERSITARIO CAMBRIDGE</text:p>
          </table:table-cell>
          <table:table-cell office:value-type="string" table:style-name="ce4">
            <text:p>1RA. CALLE ZONA 8</text:p>
          </table:table-cell>
          <table:table-cell office:value-type="float" office:value="77649920" table:style-name="ce4">
            <text:p>77649920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OTTO DELMAR MAURICIO ALVA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159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EVANGELICO MIXTO CHIMUSINIQUE</text:p>
          </table:table-cell>
          <table:table-cell office:value-type="string" table:style-name="ce3">
            <text:p>ALDEA CHIMUSINIQUE</text:p>
          </table:table-cell>
          <table:table-cell office:value-type="string" table:style-name="ce3">
            <text:p>77648506-45419234-41177068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MIRSA VIOLETA RECINOS ORDOÑ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162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EVANGELICO MIXTO CHIMUSINIQUE</text:p>
          </table:table-cell>
          <table:table-cell office:value-type="string" table:style-name="ce4">
            <text:p>ALDEA CHIMUSINIQUE</text:p>
          </table:table-cell>
          <table:table-cell office:value-type="string" table:style-name="ce4">
            <text:p>77648506-45419234-41177068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YASMINA MARGARITA RECINOS ORDOÑ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163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EVANGELICO MIXTO CHIMUSINIQUE</text:p>
          </table:table-cell>
          <table:table-cell office:value-type="string" table:style-name="ce3">
            <text:p>ALDEA CHIMUSINIQUE</text:p>
          </table:table-cell>
          <table:table-cell office:value-type="string" table:style-name="ce3">
            <text:p>77648506-45419234-41177068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YASMINA MARGARITA RECINOS ORDOÑ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166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TECNOLÓGICO EN COMPUTACIÓN</text:p>
          </table:table-cell>
          <table:table-cell office:value-type="string" table:style-name="ce4">
            <text:p>2DA. CALLE 6-49 ZONA 1</text:p>
          </table:table-cell>
          <table:table-cell office:value-type="float" office:value="77641301" table:style-name="ce4">
            <text:p>77641301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LUIS FERNANDO GONZÁLEZ MAZARIEG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171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PREUNIVERSITARIO DE INFORMATICA</text:p>
          </table:table-cell>
          <table:table-cell office:value-type="string" table:style-name="ce3">
            <text:p>4A AVENIDA 1-30 ZONA 1 DE LA CIUDAD</text:p>
          </table:table-cell>
          <table:table-cell office:value-type="float" office:value="77648784" table:style-name="ce3">
            <text:p>77648784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CLAUDIA HERCILIA RECINOS RAMI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177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EVANGELICO MIXTO LA HERMOSA</text:p>
          </table:table-cell>
          <table:table-cell office:value-type="string" table:style-name="ce4">
            <text:p>SECTOR BRASILIA ZONA 7</text:p>
          </table:table-cell>
          <table:table-cell office:value-type="float" office:value="77646365" table:style-name="ce4">
            <text:p>77646365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MITZY MARTIELA CAMPOS GONZÁL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178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IBEROAMERICANO DE HUEHUETENANGO</text:p>
          </table:table-cell>
          <table:table-cell office:value-type="string" table:style-name="ce3">
            <text:p>8VA. AVENIDA 1-80 ZONA 1</text:p>
          </table:table-cell>
          <table:table-cell office:value-type="float" office:value="77681899" table:style-name="ce3">
            <text:p>77681899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MIGUEL ANGEL PISQUIY QUIXTA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179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IBEROAMERICANO DE HUEHUETENANGO</text:p>
          </table:table-cell>
          <table:table-cell office:value-type="string" table:style-name="ce4">
            <text:p>8VA. AVENIDA 1-80 ZONA 1</text:p>
          </table:table-cell>
          <table:table-cell office:value-type="float" office:value="77681899" table:style-name="ce4">
            <text:p>77681899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MIGUEL ANGEL PISQUIY QUIXTA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180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PRIVADO MIXTO AMERICANO</text:p>
          </table:table-cell>
          <table:table-cell office:value-type="string" table:style-name="ce3">
            <text:p>3A. AVENIDA 1-140 ZONA 3</text:p>
          </table:table-cell>
          <table:table-cell office:value-type="float" office:value="77649739" table:style-name="ce3">
            <text:p>77649739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MIGUEL ANGEL CANAHUI PORTIL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181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ENTRO EDUCATIVO A DISTANCIA AULA VIRTUAL</text:p>
          </table:table-cell>
          <table:table-cell office:value-type="string" table:style-name="ce4">
            <text:p>2A. CALLE 6-49, ZONA 1</text:p>
          </table:table-cell>
          <table:table-cell office:value-type="float" office:value="77681648" table:style-name="ce4">
            <text:p>77681648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OLIVER BOANERGES RECINOS RECIN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182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MIXTO SAN JOSE</text:p>
          </table:table-cell>
          <table:table-cell office:value-type="string" table:style-name="ce3">
            <text:p>CABECERA DEPARTAMENTAL</text:p>
          </table:table-cell>
          <table:table-cell office:value-type="float" office:value="77690501" table:style-name="ce3">
            <text:p>77690501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FRANCISCO LEONEL HERNANDEZ GOM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183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MIXTO SAN JOSE</text:p>
          </table:table-cell>
          <table:table-cell office:value-type="string" table:style-name="ce4">
            <text:p>CABECERA DEPARTAMENTAL</text:p>
          </table:table-cell>
          <table:table-cell office:value-type="float" office:value="77690501" table:style-name="ce4">
            <text:p>77690501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FRANCISCO LEONEL HERNANDEZ GOM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193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PRIVADO MIXTO HERMANO PEDRO</text:p>
          </table:table-cell>
          <table:table-cell office:value-type="string" table:style-name="ce3">
            <text:p>ZACULEU CENTRAL ZONA 9</text:p>
          </table:table-cell>
          <table:table-cell office:value-type="float" office:value="57699663" table:style-name="ce3">
            <text:p>57699663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RUDY ALEXIS CAJAS MARTIN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199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IVADO MIXTO EL DIVINO MAESTRO</text:p>
          </table:table-cell>
          <table:table-cell office:value-type="string" table:style-name="ce4">
            <text:p>ALDEA XINAXOJ</text:p>
          </table:table-cell>
          <table:table-cell office:value-type="float" office:value="50486759" table:style-name="ce4">
            <text:p>50486759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ARGELIO DE JESUS LOPEZ VILLATO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200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PRIVADO MIXTO EL DIVINO MAESTRO</text:p>
          </table:table-cell>
          <table:table-cell office:value-type="string" table:style-name="ce3">
            <text:p>ALDEA XINAXOJ</text:p>
          </table:table-cell>
          <table:table-cell office:value-type="float" office:value="50486759" table:style-name="ce3">
            <text:p>50486759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ARGELIO DE JESUS LOPEZ VILLATOR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214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EUNIVERSITARIO "ALBERT EINSTEIN"</text:p>
          </table:table-cell>
          <table:table-cell office:value-type="string" table:style-name="ce4">
            <text:p>11 AVENIDA A 11-45 ZONA 8</text:p>
          </table:table-cell>
          <table:table-cell office:value-type="float" office:value="79345932" table:style-name="ce4">
            <text:p>79345932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SUSANA GUADALUPE ARREOLA DONI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218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TECNOLOGICO DEL VALLE</text:p>
          </table:table-cell>
          <table:table-cell office:value-type="string" table:style-name="ce3">
            <text:p>1A. CALLE 7-77, ZONA 8</text:p>
          </table:table-cell>
          <table:table-cell office:value-type="float" office:value="77252793" table:style-name="ce3">
            <text:p>77252793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MIRIAM ASUCELY CASTILLO VÁSQ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219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PRIVADO MIXTO CRISTIANO "PALABRA EN ACCION"</text:p>
          </table:table-cell>
          <table:table-cell office:value-type="string" table:style-name="ce4">
            <text:p>2A. CALLE FINAL 3-37 COLONIA ALVARADO, ZONA 5</text:p>
          </table:table-cell>
          <table:table-cell office:value-type="float" office:value="77627179" table:style-name="ce4">
            <text:p>77627179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NOE GUSTAVO FLORES LIM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226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ENTRO EDUCATIVO MARRIOT</text:p>
          </table:table-cell>
          <table:table-cell office:value-type="string" table:style-name="ce3">
            <text:p>7A. CALLE 6-52 ZONA 1</text:p>
          </table:table-cell>
          <table:table-cell office:value-type="float" office:value="77648219" table:style-name="ce3">
            <text:p>77648219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MARIO ARNOLDO HERNANDEZ LORENZ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231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EUNIVERSITARIO CAMBRIDGE</text:p>
          </table:table-cell>
          <table:table-cell office:value-type="string" table:style-name="ce4">
            <text:p>1A. CALLE 7-77, ZONA 8</text:p>
          </table:table-cell>
          <table:table-cell office:value-type="float" office:value="77251141" table:style-name="ce4">
            <text:p>77251141</text:p>
          </table:table-cell>
          <table:table-cell office:value-type="string" table:style-name="ce4">
            <text:p>CLARA ARMIDA MORALES CASTILL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236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ENTRO EDUCATIVO TECNOLÓGICO "SION"</text:p>
          </table:table-cell>
          <table:table-cell office:value-type="string" table:style-name="ce3">
            <text:p>7A. AVENIDA 6-55, ZONA 1</text:p>
          </table:table-cell>
          <table:table-cell office:value-type="float" office:value="77648843" table:style-name="ce3">
            <text:p>77648843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ANDRÉS MIGUEL PASCUA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237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ENTRO EDUCATIVO MARRIOT</text:p>
          </table:table-cell>
          <table:table-cell office:value-type="string" table:style-name="ce4">
            <text:p>7A. CALLE 6-52 ZONA 1</text:p>
          </table:table-cell>
          <table:table-cell office:value-type="float" office:value="77648219" table:style-name="ce4">
            <text:p>77648219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MARIO ARNOLDO HERNANDEZ LORENZ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238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ENTRO EDUCATIVO MARRIOT</text:p>
          </table:table-cell>
          <table:table-cell office:value-type="string" table:style-name="ce3">
            <text:p>7A. CALLE 6-52, ZONA 1</text:p>
          </table:table-cell>
          <table:table-cell office:value-type="float" office:value="77648219" table:style-name="ce3">
            <text:p>77648219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MARIO ARNOLDO HERNANDEZ LORENZ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243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IVADO MIXTO "EL DIVINO MAESTRO"</text:p>
          </table:table-cell>
          <table:table-cell office:value-type="string" table:style-name="ce4">
            <text:p>ALDEA XINAXOJ</text:p>
          </table:table-cell>
          <table:table-cell office:value-type="float" office:value="50486759" table:style-name="ce4">
            <text:p>50486759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ARGELIO DE JESÚS LÓPEZ VILLATO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1-0244-46</text:p>
          </table:table-cell>
          <table:table-cell office:value-type="string" table:style-name="ce3">
            <text:p>13-06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INSTITUTO TÉCNICO DE CAPACITACIÓN Y PRODUCTIVIDAD INTECAP</text:p>
          </table:table-cell>
          <table:table-cell office:value-type="string" table:style-name="ce3">
            <text:p>3A. CALLE FINAL ZACULEU CENTRAL ZONA 9</text:p>
          </table:table-cell>
          <table:table-cell office:value-type="float" office:value="79575353" table:style-name="ce3">
            <text:p>79575353</text:p>
          </table:table-cell>
          <table:table-cell office:value-type="string" table:style-name="ce3">
            <text:p>AROLDO HOSBERI SOSA LÓPEZ</text:p>
          </table:table-cell>
          <table:table-cell office:value-type="string" table:style-name="ce3">
            <text:p>EDGAR FERNANDO GRANADOS MÉRID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1-0246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CANADIENSE DEL NOR OCCIDENTE</text:p>
          </table:table-cell>
          <table:table-cell office:value-type="string" table:style-name="ce4">
            <text:p>7A. CALLE 12-75, ZONA 5, COLONIA LA HONDONADA HUEHUETENANGO</text:p>
          </table:table-cell>
          <table:table-cell office:value-type="float" office:value="77250964" table:style-name="ce4">
            <text:p>77250964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JULIO RENÉ CALDERÓN FLOR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268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PRIVADO DE CIENCIAS COMERCIALES</text:p>
          </table:table-cell>
          <table:table-cell office:value-type="string" table:style-name="ce3">
            <text:p>5A. AVENIDA 7-112 ZONA 1</text:p>
          </table:table-cell>
          <table:table-cell office:value-type="float" office:value="77640126" table:style-name="ce3">
            <text:p>77640126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MARLIN MARIBEL HERNÁNDEZ CASTIL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269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TECNOLÓGICO DEL VALLE</text:p>
          </table:table-cell>
          <table:table-cell office:value-type="string" table:style-name="ce4">
            <text:p>1A. CALLE 7-77, ZONA 8</text:p>
          </table:table-cell>
          <table:table-cell office:value-type="float" office:value="77252793" table:style-name="ce4">
            <text:p>77252793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OTTO DELMAR MAURICIO ALVA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275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PRIVADO DE CIENCIAS COMERCIALES</text:p>
          </table:table-cell>
          <table:table-cell office:value-type="string" table:style-name="ce3">
            <text:p>5A. AVENIDA 7-112 ZONA 1</text:p>
          </table:table-cell>
          <table:table-cell office:value-type="float" office:value="77640126" table:style-name="ce3">
            <text:p>77640126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MARLIN MARIBEL HERNANDEZ CASTIL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287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EUNIVERSITARIO CAMBRIDGE</text:p>
          </table:table-cell>
          <table:table-cell office:value-type="string" table:style-name="ce4">
            <text:p>1RA. CALLE ZONA 8</text:p>
          </table:table-cell>
          <table:table-cell office:value-type="float" office:value="77649920" table:style-name="ce4">
            <text:p>77649920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OTTO DELMAR MAURICIO ALVA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288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PRIVADO DE CIENCIAS COMERCIALES</text:p>
          </table:table-cell>
          <table:table-cell office:value-type="string" table:style-name="ce3">
            <text:p>5A. AVENIDA 7-112, ZONA 1</text:p>
          </table:table-cell>
          <table:table-cell office:value-type="float" office:value="77640126" table:style-name="ce3">
            <text:p>77640126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MARLIN MARIBEL HERNÁNDEZ CASTILLO DE LEÓ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289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IVADO MIXTO AMERICANO</text:p>
          </table:table-cell>
          <table:table-cell office:value-type="string" table:style-name="ce4">
            <text:p>3A. AVENIDA 1-140, ZONA 3</text:p>
          </table:table-cell>
          <table:table-cell office:value-type="float" office:value="77649739" table:style-name="ce4">
            <text:p>77649739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MIGUEL ÁNGEL CANAHÜI PORTIL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290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TECNOLÓGICO DE HUEHUETENANGO</text:p>
          </table:table-cell>
          <table:table-cell office:value-type="string" table:style-name="ce3">
            <text:p>2A. CALLE 6-49, ZONA 1</text:p>
          </table:table-cell>
          <table:table-cell office:value-type="float" office:value="77641301" table:style-name="ce3">
            <text:p>77641301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OLIVER BOANERGES RECINOS RECIN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291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IVADO MIXTO "RAFAEL LANDIVAR"</text:p>
          </table:table-cell>
          <table:table-cell office:value-type="string" table:style-name="ce4">
            <text:p>5A. CALLE 11-65, ZONA 1</text:p>
          </table:table-cell>
          <table:table-cell office:value-type="float" office:value="77646933" table:style-name="ce4">
            <text:p>77646933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OSCAR ROCAEL LÓPEZ GUTIÉR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292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PRIVADO MIXTO "CENTROAMERICANO HUEHUETECO"</text:p>
          </table:table-cell>
          <table:table-cell office:value-type="string" table:style-name="ce3">
            <text:p>5A. CALLE 11-65, ZONA 1</text:p>
          </table:table-cell>
          <table:table-cell office:value-type="float" office:value="77646933" table:style-name="ce3">
            <text:p>77646933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OSCAR ROCAEL LÓPEZ GUTIÉR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294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CANADIENSE DEL NOR OCCIDENTE</text:p>
          </table:table-cell>
          <table:table-cell office:value-type="string" table:style-name="ce4">
            <text:p>7MA. CALLE 12-75, ZONA 5, COLONIA LA HONDONADA</text:p>
          </table:table-cell>
          <table:table-cell office:value-type="float" office:value="77657888" table:style-name="ce4">
            <text:p>77657888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JULIO RENE CALDERON FLOR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295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TECNOLÓGICO DE HUEHUETENANGO</text:p>
          </table:table-cell>
          <table:table-cell office:value-type="string" table:style-name="ce3">
            <text:p>2A. CALLE 6-49, ZONA 1</text:p>
          </table:table-cell>
          <table:table-cell office:value-type="float" office:value="77641301" table:style-name="ce3">
            <text:p>77641301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LUIS FERNANDO GONZÁLEZ MAZARIEG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02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PREUNIVERSITARIO DE INFORMÁTICA</text:p>
          </table:table-cell>
          <table:table-cell office:value-type="string" table:style-name="ce4">
            <text:p>4A. AVENIDA 1-30, ZONA 1</text:p>
          </table:table-cell>
          <table:table-cell office:value-type="float" office:value="77648784" table:style-name="ce4">
            <text:p>77648784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NIVEA MARINA RIVAS GUTIÉR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304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CRISTIANO MIXTO "TIERRA FERTIL"</text:p>
          </table:table-cell>
          <table:table-cell office:value-type="string" table:style-name="ce3">
            <text:p>4TA. CALLE 2-66. ZONA 9, ZACULEU CENTRAL</text:p>
          </table:table-cell>
          <table:table-cell office:value-type="float" office:value="79345726" table:style-name="ce3">
            <text:p>79345726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JORGE LUIS GÓMEZ ALVARAD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06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REAL DE GUATEMALA</text:p>
          </table:table-cell>
          <table:table-cell office:value-type="string" table:style-name="ce4">
            <text:p>5A. AVENIDA FINAL ZONA 6</text:p>
          </table:table-cell>
          <table:table-cell office:value-type="float" office:value="77640637" table:style-name="ce4">
            <text:p>77640637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NORFELINA ARGENTINA PALACIOS LÓ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309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ENTRO EDUCATIVO EL CEDRO</text:p>
          </table:table-cell>
          <table:table-cell office:value-type="string" table:style-name="ce3">
            <text:p>LA JOYA ZONA 4</text:p>
          </table:table-cell>
          <table:table-cell office:value-type="float" office:value="77361257" table:style-name="ce3">
            <text:p>77361257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LUIS ALBERTO COBÓN VILLATOR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13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EVANGÉLICO MIXTO FILADELFIA</text:p>
          </table:table-cell>
          <table:table-cell office:value-type="string" table:style-name="ce4">
            <text:p>SEGUNDO CARRIZAL ZONA 3</text:p>
          </table:table-cell>
          <table:table-cell office:value-type="float" office:value="77646971" table:style-name="ce4">
            <text:p>77646971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LUIS FERNANDO LÓPEZ ALVA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314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TECNOLÓGICO DE HUEHUETENANGO</text:p>
          </table:table-cell>
          <table:table-cell office:value-type="string" table:style-name="ce3">
            <text:p>2A. CALLE 6-49, ZONA 1</text:p>
          </table:table-cell>
          <table:table-cell office:value-type="float" office:value="77641301" table:style-name="ce3">
            <text:p>77641301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OLIVER BOANERGES RECINOS RECIN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1-0315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INSTITUTO TÉCNICO DE CAPACITACIÓN Y PRODUCTIVIDAD INTECAP</text:p>
          </table:table-cell>
          <table:table-cell office:value-type="string" table:style-name="ce4">
            <text:p>3A. CALLE FINAL, ZACULEU CENTRAL, ZONA 9</text:p>
          </table:table-cell>
          <table:table-cell office:value-type="float" office:value="79575353" table:style-name="ce4">
            <text:p>79575353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EDGAR FERNANDO GRANADOS MÉRID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1-0318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ENTRO EDUCATIVO PODER Y AUTOFORMACIÓN "EXCELENCIA - CEPAGE"</text:p>
          </table:table-cell>
          <table:table-cell office:value-type="string" table:style-name="ce3">
            <text:p>6A. AVENIDA "C" 8-30 ZONA 1, COLONIA MAKEPEACE</text:p>
          </table:table-cell>
          <table:table-cell office:value-type="float" office:value="77643494" table:style-name="ce3">
            <text:p>77643494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WALFRE RIGOBERTO MÉRIDA ALV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22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ENTRO EDUCATIVO MARRIOT</text:p>
          </table:table-cell>
          <table:table-cell office:value-type="string" table:style-name="ce4">
            <text:p>7A. CALLE 6-52, ZONA 1</text:p>
          </table:table-cell>
          <table:table-cell office:value-type="float" office:value="77648219" table:style-name="ce4">
            <text:p>77648219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MARIO ARNOLDO HERNANDEZ LORENZ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323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INSTITUTO NACIONAL DE EDUCACIÓN DIVERSIFICADA</text:p>
          </table:table-cell>
          <table:table-cell office:value-type="string" table:style-name="ce3">
            <text:p>CORRAL CHIQUITO, ZONA 8</text:p>
          </table:table-cell>
          <table:table-cell office:value-type="float" office:value="40124127" table:style-name="ce3">
            <text:p>40124127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HUGO RUBEN GOMEZ GOM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30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CRISTIANO "NUEVOS HORIZONTES"</text:p>
          </table:table-cell>
          <table:table-cell office:value-type="string" table:style-name="ce4">
            <text:p>CALZADA KAIBIL BALAM, CANTÓN SAN JOSÉ, ZONA 5</text:p>
          </table:table-cell>
          <table:table-cell office:value-type="float" office:value="57621120" table:style-name="ce4">
            <text:p>57621120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MATEO GÓMEZ GÓM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1-0335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DE EDUCACIÓN Y DESARROLLO INTEGRAL "XETENAM"</text:p>
          </table:table-cell>
          <table:table-cell office:value-type="string" table:style-name="ce3">
            <text:p>SECTOR 4 CAMBOTE ZONA 11, HUEHUETENANGO,</text:p>
          </table:table-cell>
          <table:table-cell office:value-type="float" office:value="51383650" table:style-name="ce3">
            <text:p>51383650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ANGEL MARCONI GUTIERREZ SAMAYO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37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EUNIVERSITARIO LICEO GUATEMALA</text:p>
          </table:table-cell>
          <table:table-cell office:value-type="string" table:style-name="ce4">
            <text:p>5A. AVENIDA 1-25 , ZONA 8</text:p>
          </table:table-cell>
          <table:table-cell office:value-type="float" office:value="49880570" table:style-name="ce4">
            <text:p>49880570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HOMERO RODERICO HERRERA Y HERR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340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PRIVADO MIXTO AMERICANO</text:p>
          </table:table-cell>
          <table:table-cell office:value-type="string" table:style-name="ce3">
            <text:p>3A. AVENIDA 1-140, ZONA 3</text:p>
          </table:table-cell>
          <table:table-cell office:value-type="float" office:value="77649739" table:style-name="ce3">
            <text:p>77649739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MIGUEL ANGEL CANAHUI PORTIL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41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PRIVADO DE CIENCIAS COMERCIALES</text:p>
          </table:table-cell>
          <table:table-cell office:value-type="string" table:style-name="ce4">
            <text:p>5A. AVENIDA 7-112, ZONA 1</text:p>
          </table:table-cell>
          <table:table-cell office:value-type="float" office:value="77640126" table:style-name="ce4">
            <text:p>77640126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MARLIN MARIBEL HERNÁNDEZ CASTILLO DE LEÓ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342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INSTITUTO NACIONAL DE EDUCACIÓN DIVERSIFICADA</text:p>
          </table:table-cell>
          <table:table-cell office:value-type="string" table:style-name="ce3">
            <text:p>ALDEA ZACULEU CENTRAL ZONA 9</text:p>
          </table:table-cell>
          <table:table-cell office:value-type="float" office:value="30912815" table:style-name="ce3">
            <text:p>30912815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MAYRA LISETH PAR AZURDIA FUN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46-46</text:p>
          </table:table-cell>
          <table:table-cell office:value-type="string" table:style-name="ce4">
            <text:p>13-06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ENTRO DE EDUCACIÓN EXTRAESCOLAR CEEX</text:p>
          </table:table-cell>
          <table:table-cell office:value-type="string" table:style-name="ce4">
            <text:p>1RA. CALLE ZONA 8 HUEHUETENANGO</text:p>
          </table:table-cell>
          <table:table-cell office:value-type="float" office:value="32134222" table:style-name="ce4">
            <text:p>32134222</text:p>
          </table:table-cell>
          <table:table-cell office:value-type="string" table:style-name="ce4">
            <text:p>AROLDO HOSBERI SOSA LÓPEZ</text:p>
          </table:table-cell>
          <table:table-cell office:value-type="string" table:style-name="ce4">
            <text:p>IRENE ROCIO FABIAN AGUSTÍ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INTERCALADO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348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ENTRO EDUCATIVO MARRIOT "BRILLANTE"</text:p>
          </table:table-cell>
          <table:table-cell office:value-type="string" table:style-name="ce3">
            <text:p>7A. CALLE 6-52 "A", ZONA 1</text:p>
          </table:table-cell>
          <table:table-cell office:value-type="float" office:value="77648219" table:style-name="ce3">
            <text:p>77648219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MARIO ARNOLDO HERNÁNDEZ LORENZ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49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EVANGÉLICO EL ALBA</text:p>
          </table:table-cell>
          <table:table-cell office:value-type="string" table:style-name="ce4">
            <text:p>6A. AVENIDA "A" 9-17, ZONA 1</text:p>
          </table:table-cell>
          <table:table-cell office:value-type="float" office:value="77682352" table:style-name="ce4">
            <text:p>77682352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JOSÉ RAÚL MARTÍNEZ XUTUC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350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MIXTO ASTURIAS</text:p>
          </table:table-cell>
          <table:table-cell office:value-type="string" table:style-name="ce3">
            <text:p>7A. AVENIDA "B" 1-26 ZONA 1</text:p>
          </table:table-cell>
          <table:table-cell office:value-type="float" office:value="77640625" table:style-name="ce3">
            <text:p>77640625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WALTER EDUARDO MARTÍNEZ GÓM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52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INSTITUTO NACIONAL DE EDUCACIÓN DIVERSIFICADA</text:p>
          </table:table-cell>
          <table:table-cell office:value-type="string" table:style-name="ce4">
            <text:p>ALDEA TOJOTZALÉ, PUENTE ARROYO</text:p>
          </table:table-cell>
          <table:table-cell office:value-type="float" office:value="54835192" table:style-name="ce4">
            <text:p>54835192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HEIDY ADALILA RECINOS ALVA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354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MIXTO PRÓCERES PLUS FIN DE SEMANA</text:p>
          </table:table-cell>
          <table:table-cell office:value-type="string" table:style-name="ce3">
            <text:p>2A. AVENIDA 4-04 ZONA 3</text:p>
          </table:table-cell>
          <table:table-cell office:value-type="float" office:value="77627415" table:style-name="ce3">
            <text:p>77627415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CARLOS NOVEL GUTIERREZ MORAL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55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MIXTO PRÓCERES PLUS FIN DE SEMANA</text:p>
          </table:table-cell>
          <table:table-cell office:value-type="string" table:style-name="ce4">
            <text:p>2A. AVENIDA 4-04 ZONA 3</text:p>
          </table:table-cell>
          <table:table-cell office:value-type="float" office:value="77627415" table:style-name="ce4">
            <text:p>77627415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CARLOS NOVEL GUTIERREZ MORAL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358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PRIVADO MIXTO "DAME"</text:p>
          </table:table-cell>
          <table:table-cell office:value-type="string" table:style-name="ce3">
            <text:p>3ERA. CALLE FINAL ZONA 8</text:p>
          </table:table-cell>
          <table:table-cell office:value-type="float" office:value="77642550" table:style-name="ce3">
            <text:p>77642550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ARMINDA LETICIA GÓMEZ MENDÓZ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60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CRISTIANO MIXTO "TIERRA FERTIL"</text:p>
          </table:table-cell>
          <table:table-cell office:value-type="string" table:style-name="ce4">
            <text:p>4TA CALLE 2-66 ZONA 9 ZACULEU CENTRAL</text:p>
          </table:table-cell>
          <table:table-cell office:value-type="float" office:value="79345726" table:style-name="ce4">
            <text:p>79345726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CARLOS HUMBERTO GÓMEZ ALVA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361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CRISTIANO MIXTO "TIERRA FÉRTIL"</text:p>
          </table:table-cell>
          <table:table-cell office:value-type="string" table:style-name="ce3">
            <text:p>4TA CALLE 2-66 ZONA 9 ZACULEU CENTRAL</text:p>
          </table:table-cell>
          <table:table-cell office:value-type="float" office:value="79345726" table:style-name="ce3">
            <text:p>79345726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CARLOS HUMBERTO GÓMEZ ALVARAD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63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DE EDUCACIÓN Y DESARROLLO INTEGRAL XETENAM</text:p>
          </table:table-cell>
          <table:table-cell office:value-type="string" table:style-name="ce4">
            <text:p>CAMBOTE ZONA 11</text:p>
          </table:table-cell>
          <table:table-cell office:value-type="float" office:value="47853737" table:style-name="ce4">
            <text:p>47853737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INGRID LINETT MENDÓZA RODRÍGUEZ DE HERR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366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INTEGRAL FORMATIVO ROBLES</text:p>
          </table:table-cell>
          <table:table-cell office:value-type="string" table:style-name="ce3">
            <text:p>2A. AVENIDA A 1-15, ZONA 3</text:p>
          </table:table-cell>
          <table:table-cell office:value-type="float" office:value="77649950" table:style-name="ce3">
            <text:p>77649950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NOÉ ISAÍAS GALINDO HERNÁ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0368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ENTRO EDUCATIVO MARRIOT BRILLANTE</text:p>
          </table:table-cell>
          <table:table-cell office:value-type="string" table:style-name="ce4">
            <text:p>7A. CALLE 6-52- "A" ZONA 1</text:p>
          </table:table-cell>
          <table:table-cell office:value-type="float" office:value="77648219" table:style-name="ce4">
            <text:p>77648219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MARIO ARNOLDO HERNÁNDEZ LORENZ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0369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ENTRO EDUCATIVO MARRIOT BRILLANTE</text:p>
          </table:table-cell>
          <table:table-cell office:value-type="string" table:style-name="ce3">
            <text:p>CABECERA MUNICIPAL</text:p>
          </table:table-cell>
          <table:table-cell office:value-type="float" office:value="77648219" table:style-name="ce3">
            <text:p>77648219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MARIO ARNOLDO HERNÁNDEZ LORENZ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1498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EVANGELICO 'JERUSALEN'</text:p>
          </table:table-cell>
          <table:table-cell office:value-type="string" table:style-name="ce4">
            <text:p>ALDEA LAS LAGUNAS ZONA 10</text:p>
          </table:table-cell>
          <table:table-cell office:value-type="float" office:value="79342847" table:style-name="ce4">
            <text:p>79342847</text:p>
          </table:table-cell>
          <table:table-cell office:value-type="string" table:style-name="ce4">
            <text:p>CLARA ARMIDA MORALES CASTILL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1500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PRIVADO DE CIENCIAS COMERCIALES</text:p>
          </table:table-cell>
          <table:table-cell office:value-type="string" table:style-name="ce3">
            <text:p>5TA. AV. 7-112 ZONA 1</text:p>
          </table:table-cell>
          <table:table-cell office:value-type="float" office:value="77640126" table:style-name="ce3">
            <text:p>77640126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OLIVER BOANERGES RECINOS RECIN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1501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INSTITUTO PRIVADO HUEHUETECO</text:p>
          </table:table-cell>
          <table:table-cell office:value-type="string" table:style-name="ce4">
            <text:p>5A. CALLE Y 9A. AVENIDA, INTERIOR DE LA ZONA 1</text:p>
          </table:table-cell>
          <table:table-cell office:value-type="float" office:value="77645768" table:style-name="ce4">
            <text:p>77645768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SAMUEL CÉSAR ARMANDO SOSA HERR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1-1502-46</text:p>
          </table:table-cell>
          <table:table-cell table:style-name="ce3"/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INSTITUTO PRIVADO MIXTO DE EDUCACION DIVERSIFICADA 'RAFAEL LANDIVAR'</text:p>
          </table:table-cell>
          <table:table-cell office:value-type="string" table:style-name="ce3">
            <text:p>5A. CALLE 11-20 ZONA 1</text:p>
          </table:table-cell>
          <table:table-cell table:number-columns-repeated="3"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1505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PRIVADO MIXTO CENTROAMERICANO HUEHUETECO</text:p>
          </table:table-cell>
          <table:table-cell office:value-type="string" table:style-name="ce4">
            <text:p>5A. CALLE 11-65 ZONA 1</text:p>
          </table:table-cell>
          <table:table-cell office:value-type="float" office:value="77646933" table:style-name="ce4">
            <text:p>77646933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OSCAR ROCAEL LÓPEZ GUTIÉR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1584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PRIVADO MIXTO AMERICANO</text:p>
          </table:table-cell>
          <table:table-cell office:value-type="string" table:style-name="ce3">
            <text:p>3AV. 1-140 ZONA 3</text:p>
          </table:table-cell>
          <table:table-cell office:value-type="float" office:value="77649742" table:style-name="ce3">
            <text:p>77649742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MIGUEL ÀNGEL CANAHUI PORTIL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1592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IVADO MIXTO AMERICANO</text:p>
          </table:table-cell>
          <table:table-cell office:value-type="string" table:style-name="ce4">
            <text:p>3A. AVENIDA 1-140 ZONA 3</text:p>
          </table:table-cell>
          <table:table-cell office:value-type="float" office:value="77690895" table:style-name="ce4">
            <text:p>77690895</text:p>
          </table:table-cell>
          <table:table-cell office:value-type="string" table:style-name="ce4">
            <text:p>CLARA ARMIDA MORALES CASTILL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1685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PRIVADO MIXTO 'RAFAEL LANDIVAR'</text:p>
          </table:table-cell>
          <table:table-cell office:value-type="string" table:style-name="ce3">
            <text:p>5A. CALLE 11-65 ZONA 1</text:p>
          </table:table-cell>
          <table:table-cell office:value-type="float" office:value="77646933" table:style-name="ce3">
            <text:p>77646933</text:p>
          </table:table-cell>
          <table:table-cell office:value-type="string" table:style-name="ce3">
            <text:p>LILIAN FLORIDALMA MOLINA MUÑO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EMPORAL TITULOS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4860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MIXTO ASTURIAS</text:p>
          </table:table-cell>
          <table:table-cell office:value-type="string" table:style-name="ce4">
            <text:p>2A. CALLE 7-32 INTERIOR ZONA 1</text:p>
          </table:table-cell>
          <table:table-cell office:value-type="float" office:value="77640625" table:style-name="ce4">
            <text:p>77640625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ANABELA CLARISA MÉNDEZ ESCOBE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1-4861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PRIVADO MIXTO DEL NIVEL MEDIO LICEO HUEHUETECO</text:p>
          </table:table-cell>
          <table:table-cell office:value-type="string" table:style-name="ce3">
            <text:p>4A.CALLE 8-80 ZONA 4</text:p>
          </table:table-cell>
          <table:table-cell office:value-type="float" office:value="77642089" table:style-name="ce3">
            <text:p>77642089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NESTOR FERNANDO COBÓN LÓ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1-4966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INSTITUTO DIVERSIFICADO DE PERITO EN ADMINISTRACIÓN PÚBLICA J.V.</text:p>
          </table:table-cell>
          <table:table-cell office:value-type="string" table:style-name="ce4">
            <text:p>6A. AVENIDA A 10-59 ZONA 1</text:p>
          </table:table-cell>
          <table:table-cell office:value-type="float" office:value="77649716" table:style-name="ce4">
            <text:p>77649716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DELMAR ELEAZAR PALACIOS LUCA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5108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EVANGELICO PRIVADO 'BETH SHALOM'</text:p>
          </table:table-cell>
          <table:table-cell office:value-type="string" table:style-name="ce3">
            <text:p>3A. AVENIDA FINAL ZONA 3</text:p>
          </table:table-cell>
          <table:table-cell office:value-type="float" office:value="77649291" table:style-name="ce3">
            <text:p>77649291</text:p>
          </table:table-cell>
          <table:table-cell office:value-type="string" table:style-name="ce3">
            <text:p>LILIAN FLORIDALMA MOLINA MUÑO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EMPORAL TITULOS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1-5307-46</text:p>
          </table:table-cell>
          <table:table-cell table:style-name="ce4"/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IPMB Y BACHILLERATO POR MADUREZ 'DR. JORGE VIDES MOLINA'</text:p>
          </table:table-cell>
          <table:table-cell office:value-type="string" table:style-name="ce4">
            <text:p>LAS LAGUNAS ZONA 9</text:p>
          </table:table-cell>
          <table:table-cell table:number-columns-repeated="3"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SABATINO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5358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PRIVADO MIXTO GABRIELA MISTRAL</text:p>
          </table:table-cell>
          <table:table-cell office:value-type="string" table:style-name="ce3">
            <text:p>5A. AVENIDA 7-147 ZONA 1</text:p>
          </table:table-cell>
          <table:table-cell office:value-type="float" office:value="77641004" table:style-name="ce3">
            <text:p>77641004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NIVEA MARINA RIVAS GUTIER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EMPORAL TITULOS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5500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TECNOLÓGICO EN COMPUTACIÓN</text:p>
          </table:table-cell>
          <table:table-cell office:value-type="string" table:style-name="ce4">
            <text:p>2DA. CALLE 6-49 ZONA 1</text:p>
          </table:table-cell>
          <table:table-cell office:value-type="float" office:value="77641301" table:style-name="ce4">
            <text:p>77641301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OLIVER BOANERGES RECINOS RECIN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1-5756-46</text:p>
          </table:table-cell>
          <table:table-cell table:style-name="ce3"/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INSTITUTO DIVERSIFICADO PRIVADO MIXTO 'LUIS ARTURO LEMUS'</text:p>
          </table:table-cell>
          <table:table-cell office:value-type="string" table:style-name="ce3">
            <text:p>3A. CALLE Y 4A. AVENIDA ZONA 9 ALDEA ZACULEU CENTRAL</text:p>
          </table:table-cell>
          <table:table-cell office:value-type="string" table:style-name="ce3">
            <text:p>57 47546</text:p>
          </table:table-cell>
          <table:table-cell table:number-columns-repeated="2"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1-6042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MIXTO CANADIENSE DE OCCIDENTE</text:p>
          </table:table-cell>
          <table:table-cell office:value-type="string" table:style-name="ce4">
            <text:p>7MA. CALLE 12-75, ZONA 5 COLONIA LA HONDONADA HUEHUETENANGO</text:p>
          </table:table-cell>
          <table:table-cell office:value-type="float" office:value="77250964" table:style-name="ce4">
            <text:p>77250964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JULIO RENÉ CALDERÓN FLOR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1-6096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PRIVADO MIXTO DEL NIVEL MEDIO LICEO HUEHUETECO</text:p>
          </table:table-cell>
          <table:table-cell office:value-type="string" table:style-name="ce3">
            <text:p>4A CALLE 8-80 ZONA 4.</text:p>
          </table:table-cell>
          <table:table-cell office:value-type="float" office:value="77642089" table:style-name="ce3">
            <text:p>77642089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NESTOR FERNANDO COBÓN LÓ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6304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IVADO MIXTO SAN LORENZO</text:p>
          </table:table-cell>
          <table:table-cell office:value-type="string" table:style-name="ce4">
            <text:p>5A. CALLE 1ER ACCESO 5-75 ZONA 5</text:p>
          </table:table-cell>
          <table:table-cell office:value-type="float" office:value="77645768" table:style-name="ce4">
            <text:p>77645768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IRMA REGINA VELÁSQUEZ ESCOBE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6306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ENTRO EDUCATIVO PARA ADULTOS 'GUATEMALA'</text:p>
          </table:table-cell>
          <table:table-cell office:value-type="string" table:style-name="ce3">
            <text:p>6A. AV. C 8A. CALLE 8-30 COL. MAKEPEACE ZONA 1</text:p>
          </table:table-cell>
          <table:table-cell office:value-type="float" office:value="77643494" table:style-name="ce3">
            <text:p>77643494</text:p>
          </table:table-cell>
          <table:table-cell office:value-type="string" table:style-name="ce3">
            <text:p>CLARA ARMIDA MORALES CASTILL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6367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INSTITUTO EVANGELICO MIXTO BEREA</text:p>
          </table:table-cell>
          <table:table-cell office:value-type="string" table:style-name="ce4">
            <text:p>ALDEA LAS LAGUNAS ZONA 10</text:p>
          </table:table-cell>
          <table:table-cell office:value-type="float" office:value="77642767" table:style-name="ce4">
            <text:p>77642767</text:p>
          </table:table-cell>
          <table:table-cell office:value-type="string" table:style-name="ce4">
            <text:p>CLARA ARMIDA MORALES CASTILL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6369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ESCUELA NORMAL DE EDUCACION FISICA</text:p>
          </table:table-cell>
          <table:table-cell office:value-type="string" table:style-name="ce3">
            <text:p>ZACULEU CENTRAL ZONA 9</text:p>
          </table:table-cell>
          <table:table-cell table:style-name="ce3"/>
          <table:table-cell office:value-type="string" table:style-name="ce3">
            <text:p>CLARA ARMIDA MORALES CASTILL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1-6370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ESCUELA NORMAL BILINGUE INTERCULTURAL JAXNAQTZAL MAM KYE AJXNAQTZAL</text:p>
          </table:table-cell>
          <table:table-cell office:value-type="string" table:style-name="ce4">
            <text:p>12 CALLE 1-50, ZONA 5 COLONIA LOS ENCINOS</text:p>
          </table:table-cell>
          <table:table-cell office:value-type="float" office:value="77642053" table:style-name="ce4">
            <text:p>77642053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MARCO TULIO DOMINGO MACARI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6371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MIXTO INTEGRAL JUANA DE ARCO</text:p>
          </table:table-cell>
          <table:table-cell office:value-type="string" table:style-name="ce3">
            <text:p>9A. CALLE "A" 13-21, ZONA 5</text:p>
          </table:table-cell>
          <table:table-cell office:value-type="float" office:value="77647734" table:style-name="ce3">
            <text:p>77647734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AUGUSTO RUFINO TELLO GARCÍ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6391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IVADO MIXTO 'EMANUEL'</text:p>
          </table:table-cell>
          <table:table-cell office:value-type="string" table:style-name="ce4">
            <text:p>LO DE HERNANDEZ ZONA 7</text:p>
          </table:table-cell>
          <table:table-cell table:style-name="ce4"/>
          <table:table-cell office:value-type="string" table:style-name="ce4">
            <text:p>LILIAN FLORIDALMA MOLINA MUÑOZ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1-6423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CANADIENSE DEL NOR OCCIDENTE</text:p>
          </table:table-cell>
          <table:table-cell office:value-type="string" table:style-name="ce3">
            <text:p>8A. CALLE A 10-82 ZONA 1 7MA. CALLE 12-75, ZONA 5, COLONIA LA HONDONADA</text:p>
          </table:table-cell>
          <table:table-cell office:value-type="float" office:value="77657888" table:style-name="ce3">
            <text:p>77657888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JULIO RENÈ CALDERÒN FLOR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6435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INTEGRAL EMPRESARIAL POR MADUREZ CIEM</text:p>
          </table:table-cell>
          <table:table-cell office:value-type="string" table:style-name="ce4">
            <text:p>2A. CALLE 8-79 COLONIA LO DE HERNANDEZ ZONA 7</text:p>
          </table:table-cell>
          <table:table-cell office:value-type="float" office:value="77619224" table:style-name="ce4">
            <text:p>77619224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ELVIN EZEQUIAS ALONZO PÉ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6725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EVANGELICO MIXTO 'MONTE SINAI'</text:p>
          </table:table-cell>
          <table:table-cell office:value-type="string" table:style-name="ce3">
            <text:p>1A. CALLE 0-34 ZONA 1</text:p>
          </table:table-cell>
          <table:table-cell office:value-type="float" office:value="77690723" table:style-name="ce3">
            <text:p>77690723</text:p>
          </table:table-cell>
          <table:table-cell office:value-type="string" table:style-name="ce3">
            <text:p>LILIAN FLORIDALMA MOLINA MUÑO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6778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IVADO MIXTO "NUEVO AMANECER"</text:p>
          </table:table-cell>
          <table:table-cell office:value-type="string" table:style-name="ce4">
            <text:p>3A. AVENIDA FINAL ZONA 3</text:p>
          </table:table-cell>
          <table:table-cell office:value-type="float" office:value="77657960" table:style-name="ce4">
            <text:p>77657960</text:p>
          </table:table-cell>
          <table:table-cell office:value-type="string" table:style-name="ce4">
            <text:p>CLARA ARMIDA MORALES CASTILLO</text:p>
          </table:table-cell>
          <table:table-cell office:value-type="string" table:style-name="ce4">
            <text:p>EDWIN ROLANDO SALAZAR ESCOBE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6780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PRIVADO MIXTO "NUEVO AMANECER"</text:p>
          </table:table-cell>
          <table:table-cell office:value-type="string" table:style-name="ce3">
            <text:p>3AV. FINAL ZONA 3</text:p>
          </table:table-cell>
          <table:table-cell office:value-type="float" office:value="77657960" table:style-name="ce3">
            <text:p>77657960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EDWIN ROLANDO SALAZAR ESCOBED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6789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IVADO MIXTO RAFAEL LANDIVAR</text:p>
          </table:table-cell>
          <table:table-cell office:value-type="string" table:style-name="ce4">
            <text:p>5A. CALLE 11-65 ZONA 1</text:p>
          </table:table-cell>
          <table:table-cell office:value-type="float" office:value="77646933" table:style-name="ce4">
            <text:p>77646933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OSCAR ROCAEL LÓPEZ GUTIÉR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6791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ENTRO TECNOLOGICO AVANZADO CETA</text:p>
          </table:table-cell>
          <table:table-cell office:value-type="string" table:style-name="ce3">
            <text:p>4TA. AV. 0-49 COLONIA ALVARADO ZONA 5</text:p>
          </table:table-cell>
          <table:table-cell office:value-type="float" office:value="79474572" table:style-name="ce3">
            <text:p>79474572</text:p>
          </table:table-cell>
          <table:table-cell office:value-type="string" table:style-name="ce3">
            <text:p>LILIAN FLORIDALMA MOLINA MUÑO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6885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PREUNIVERSITARIO EMPRESARIAL DEL NOROCCIDENTE</text:p>
          </table:table-cell>
          <table:table-cell office:value-type="string" table:style-name="ce4">
            <text:p>5AV. 7-147 ZONA 1</text:p>
          </table:table-cell>
          <table:table-cell office:value-type="float" office:value="77641004" table:style-name="ce4">
            <text:p>77641004</text:p>
          </table:table-cell>
          <table:table-cell office:value-type="string" table:style-name="ce4">
            <text:p>CLARA ARMIDA MORALES CASTILL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TEMPORAL TITULOS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6926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MIXTO BILINGUE TECNOLOGICO FELIPE RINALDI</text:p>
          </table:table-cell>
          <table:table-cell office:value-type="string" table:style-name="ce3">
            <text:p>2A. CALLE 11-76 ZONA 4</text:p>
          </table:table-cell>
          <table:table-cell table:style-name="ce3"/>
          <table:table-cell office:value-type="string" table:style-name="ce3">
            <text:p>LILIAN FLORIDALMA MOLINA MUÑO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6951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IVADO MIXTO HERMANO PEDRO</text:p>
          </table:table-cell>
          <table:table-cell office:value-type="string" table:style-name="ce4">
            <text:p>ZACULEU CENTRAL ZONA 9</text:p>
          </table:table-cell>
          <table:table-cell office:value-type="float" office:value="57699663" table:style-name="ce4">
            <text:p>57699663</text:p>
          </table:table-cell>
          <table:table-cell office:value-type="string" table:style-name="ce4">
            <text:p>CLARA ARMIDA MORALES CASTILL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6952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O PRIVADO MIXTO HERMANO PEDRO</text:p>
          </table:table-cell>
          <table:table-cell office:value-type="string" table:style-name="ce3">
            <text:p>ZACULEU CENTRAL ZONA 9</text:p>
          </table:table-cell>
          <table:table-cell table:style-name="ce3"/>
          <table:table-cell office:value-type="string" table:style-name="ce3">
            <text:p>CLARA ARMIDA MORALES CASTILL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7082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ICEO PRIVADO MIXTO MONTESSORI</text:p>
          </table:table-cell>
          <table:table-cell office:value-type="string" table:style-name="ce4">
            <text:p>ALDEA CHINACA</text:p>
          </table:table-cell>
          <table:table-cell table:style-name="ce4"/>
          <table:table-cell office:value-type="string" table:style-name="ce4">
            <text:p>LILIAN FLORIDALMA MOLINA MUÑOZ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7083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ICEO PRIVADO MIXTO MONTESSORI</text:p>
          </table:table-cell>
          <table:table-cell office:value-type="string" table:style-name="ce3">
            <text:p>ALDEA CHINACA</text:p>
          </table:table-cell>
          <table:table-cell table:style-name="ce3"/>
          <table:table-cell office:value-type="string" table:style-name="ce3">
            <text:p>LILIAN FLORIDALMA MOLINA MUÑO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7090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CRISTIANO TABERNACULO DE LA FE</text:p>
          </table:table-cell>
          <table:table-cell office:value-type="string" table:style-name="ce4">
            <text:p>SECTOR IV CAMBOTE ZONA 11</text:p>
          </table:table-cell>
          <table:table-cell office:value-type="float" office:value="79344338" table:style-name="ce4">
            <text:p>79344338</text:p>
          </table:table-cell>
          <table:table-cell office:value-type="string" table:style-name="ce4">
            <text:p>LILIAN FLORIDALMA MOLINA MUÑOZ</text:p>
          </table:table-cell>
          <table:table-cell office:value-type="string" table:style-name="ce4">
            <text:p>EUSTAQUIO GÓMEZ GÓM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7099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PRIVADO MIXTO LA SABIDURIA</text:p>
          </table:table-cell>
          <table:table-cell office:value-type="string" table:style-name="ce3">
            <text:p>SEGUNDA CALLE ZONA SIETE LO DE HERNANDEZ</text:p>
          </table:table-cell>
          <table:table-cell office:value-type="float" office:value="79596538" table:style-name="ce3">
            <text:p>79596538</text:p>
          </table:table-cell>
          <table:table-cell office:value-type="string" table:style-name="ce3">
            <text:p>LILIAN FLORIDALMA MOLINA MUÑO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7110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INSTITUTO IBEROAMERICANO DE ESTUDIOS AVANZADOS</text:p>
          </table:table-cell>
          <table:table-cell office:value-type="string" table:style-name="ce4">
            <text:p>13 CALLE 2-20 COLONIA LOS ENCINOS ZONA 5 OFICINAS 205</text:p>
          </table:table-cell>
          <table:table-cell office:value-type="float" office:value="59762130" table:style-name="ce4">
            <text:p>59762130</text:p>
          </table:table-cell>
          <table:table-cell office:value-type="string" table:style-name="ce4">
            <text:p>CLARA ARMIDA MORALES CASTILL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A DISTANCI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1-7111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EVANGELICO PARA ADULTOS GUATEMALTECOS 'EL SHADDAI'</text:p>
          </table:table-cell>
          <table:table-cell office:value-type="string" table:style-name="ce3">
            <text:p>COLONIA MAKEPEACE ZONA 1</text:p>
          </table:table-cell>
          <table:table-cell office:value-type="float" office:value="77643534" table:style-name="ce3">
            <text:p>77643534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LUDDWIK MISSAEL GÓMEZ RIVA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7130-46</text:p>
          </table:table-cell>
          <table:table-cell office:value-type="string" table:style-name="ce4">
            <text:p>13-05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CRISTIANO 'TABERNACULO DE LA FE'</text:p>
          </table:table-cell>
          <table:table-cell office:value-type="string" table:style-name="ce4">
            <text:p>SECTOR IV CAMBOTE ZONA 11</text:p>
          </table:table-cell>
          <table:table-cell office:value-type="float" office:value="77643006" table:style-name="ce4">
            <text:p>77643006</text:p>
          </table:table-cell>
          <table:table-cell office:value-type="string" table:style-name="ce4">
            <text:p>LILIAN FLORIDALMA MOLINA MUÑOZ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1-7133-46</text:p>
          </table:table-cell>
          <table:table-cell office:value-type="string" table:style-name="ce3">
            <text:p>13-00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EGIO EVANGELICO PARA ADULTOS GUATEMALTECOS 'EL SHADDAI'</text:p>
          </table:table-cell>
          <table:table-cell office:value-type="string" table:style-name="ce3">
            <text:p>COLONIA MAKEPEACE ZONA 1</text:p>
          </table:table-cell>
          <table:table-cell office:value-type="float" office:value="77643534" table:style-name="ce3">
            <text:p>77643534</text:p>
          </table:table-cell>
          <table:table-cell office:value-type="string" table:style-name="ce3">
            <text:p>CLARA ARMIDA MORALES CASTILLO</text:p>
          </table:table-cell>
          <table:table-cell office:value-type="string" table:style-name="ce3">
            <text:p>LUDDWIK MISSAEL GÓMEZ RIVA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1-7142-46</text:p>
          </table:table-cell>
          <table:table-cell office:value-type="string" table:style-name="ce4">
            <text:p>13-00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EGIO PRIVADO MIXTO AMERICANO</text:p>
          </table:table-cell>
          <table:table-cell office:value-type="string" table:style-name="ce4">
            <text:p>3A. AVENIDA 1-140 ZONA 3</text:p>
          </table:table-cell>
          <table:table-cell office:value-type="float" office:value="77649739" table:style-name="ce4">
            <text:p>77649739</text:p>
          </table:table-cell>
          <table:table-cell office:value-type="string" table:style-name="ce4">
            <text:p>CLARA ARMIDA MORALES CASTILL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1-7148-46</text:p>
          </table:table-cell>
          <table:table-cell office:value-type="string" table:style-name="ce3">
            <text:p>13-05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ENTRO EDUCATIVO A DISTANCIA AULA VIRTUAL</text:p>
          </table:table-cell>
          <table:table-cell office:value-type="string" table:style-name="ce3">
            <text:p>2A. CALLE 6-49, ZONA 1</text:p>
          </table:table-cell>
          <table:table-cell office:value-type="float" office:value="77648978" table:style-name="ce3">
            <text:p>77648978</text:p>
          </table:table-cell>
          <table:table-cell office:value-type="string" table:style-name="ce3">
            <text:p>LILIAN FLORIDALMA MOLINA MUÑOZ</text:p>
          </table:table-cell>
          <table:table-cell office:value-type="string" table:style-name="ce3">
            <text:p>OLIVER BOANERGES RECINOS RECIN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2-0166-46</text:p>
          </table:table-cell>
          <table:table-cell office:value-type="string" table:style-name="ce4">
            <text:p>13-005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HIANTLA</text:p>
          </table:table-cell>
          <table:table-cell office:value-type="string" table:style-name="ce4">
            <text:p>ESCUELA NACIONAL DE CIENCIAS COMERCIALES</text:p>
          </table:table-cell>
          <table:table-cell office:value-type="string" table:style-name="ce4">
            <text:p>3A. CALLE 6-45 ZONA 5</text:p>
          </table:table-cell>
          <table:table-cell office:value-type="float" office:value="77644480" table:style-name="ce4">
            <text:p>77644480</text:p>
          </table:table-cell>
          <table:table-cell office:value-type="string" table:style-name="ce4">
            <text:p>AUGUSTO RENE CASTILLO AGUIRRE</text:p>
          </table:table-cell>
          <table:table-cell office:value-type="string" table:style-name="ce4">
            <text:p>GONZALO EZEQUIEL MÉRIDA MÉRID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2-0194-46</text:p>
          </table:table-cell>
          <table:table-cell office:value-type="string" table:style-name="ce3">
            <text:p>13-00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HIANTLA</text:p>
          </table:table-cell>
          <table:table-cell office:value-type="string" table:style-name="ce3">
            <text:p>INSTITUTO BASICO EXPERIMENTAL CON ORIENTACION OCUPACIONAL FE Y ALEGRIA NO. 38</text:p>
          </table:table-cell>
          <table:table-cell office:value-type="string" table:style-name="ce3">
            <text:p>ALDEA CHUSCAJ</text:p>
          </table:table-cell>
          <table:table-cell office:value-type="float" office:value="77644550" table:style-name="ce3">
            <text:p>77644550</text:p>
          </table:table-cell>
          <table:table-cell office:value-type="string" table:style-name="ce3">
            <text:p>AUGUSTO RENÉ CASTILLO AGUIRRE</text:p>
          </table:table-cell>
          <table:table-cell office:value-type="string" table:style-name="ce3">
            <text:p>GERVIN GEOVANI JUSTINIANO CASTAÑED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2-0195-46</text:p>
          </table:table-cell>
          <table:table-cell office:value-type="string" table:style-name="ce4">
            <text:p>13-005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HIANTLA</text:p>
          </table:table-cell>
          <table:table-cell office:value-type="string" table:style-name="ce4">
            <text:p>COLEGIO INTEGRAL HUMANISTICO CHIANTLECO</text:p>
          </table:table-cell>
          <table:table-cell office:value-type="string" table:style-name="ce4">
            <text:p>CANTON LA LAGUNITA ZONA 3</text:p>
          </table:table-cell>
          <table:table-cell office:value-type="float" office:value="77659286" table:style-name="ce4">
            <text:p>77659286</text:p>
          </table:table-cell>
          <table:table-cell office:value-type="string" table:style-name="ce4">
            <text:p>AUGUSTO RENE CASTILLO AGUIRRE</text:p>
          </table:table-cell>
          <table:table-cell office:value-type="string" table:style-name="ce4">
            <text:p>JOSÉ RENÉ TELLO MÉRID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2-0196-46</text:p>
          </table:table-cell>
          <table:table-cell office:value-type="string" table:style-name="ce3">
            <text:p>13-007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HIANTLA</text:p>
          </table:table-cell>
          <table:table-cell office:value-type="string" table:style-name="ce3">
            <text:p>INSTITUTO NORMAL MIXTO</text:p>
          </table:table-cell>
          <table:table-cell office:value-type="string" table:style-name="ce3">
            <text:p>CANTON LOS PLANES DEL CORDERO, ALDEA LA CAPELLANIA</text:p>
          </table:table-cell>
          <table:table-cell office:value-type="float" office:value="49000057" table:style-name="ce3">
            <text:p>49000057</text:p>
          </table:table-cell>
          <table:table-cell office:value-type="string" table:style-name="ce3">
            <text:p>LUIS ANTONIO HERRERA TELLO</text:p>
          </table:table-cell>
          <table:table-cell office:value-type="string" table:style-name="ce3">
            <text:p>VERÓNICA PAOLA CIFUENTES AGUILAR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2-0209-46</text:p>
          </table:table-cell>
          <table:table-cell office:value-type="string" table:style-name="ce4">
            <text:p>13-005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HIANTLA</text:p>
          </table:table-cell>
          <table:table-cell office:value-type="string" table:style-name="ce4">
            <text:p>COLEGIO "JUAN PABLO II"</text:p>
          </table:table-cell>
          <table:table-cell office:value-type="string" table:style-name="ce4">
            <text:p>5A. AV. 4-13 ZONA 1</text:p>
          </table:table-cell>
          <table:table-cell office:value-type="float" office:value="58014531" table:style-name="ce4">
            <text:p>58014531</text:p>
          </table:table-cell>
          <table:table-cell office:value-type="string" table:style-name="ce4">
            <text:p>AUGUSTO RENE CASTILLO AGUIRRE</text:p>
          </table:table-cell>
          <table:table-cell office:value-type="string" table:style-name="ce4">
            <text:p>MARIA VIRGINIA GOMEZ MENDEZ DE ALV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2-0210-46</text:p>
          </table:table-cell>
          <table:table-cell office:value-type="string" table:style-name="ce3">
            <text:p>13-00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HIANTLA</text:p>
          </table:table-cell>
          <table:table-cell office:value-type="string" table:style-name="ce3">
            <text:p>COLEGIO "JUAN PABLO II"</text:p>
          </table:table-cell>
          <table:table-cell office:value-type="string" table:style-name="ce3">
            <text:p>5A. AV. 4-13 ZONA 1</text:p>
          </table:table-cell>
          <table:table-cell office:value-type="float" office:value="59775141" table:style-name="ce3">
            <text:p>59775141</text:p>
          </table:table-cell>
          <table:table-cell office:value-type="string" table:style-name="ce3">
            <text:p>AUGUSTO RENE CASTILLO AGUIRRE</text:p>
          </table:table-cell>
          <table:table-cell office:value-type="string" table:style-name="ce3">
            <text:p>MARIA VIRGINIA GOMEZ MENDEZ DE ALV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2-0216-46</text:p>
          </table:table-cell>
          <table:table-cell office:value-type="string" table:style-name="ce4">
            <text:p>13-005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HIANTLA</text:p>
          </table:table-cell>
          <table:table-cell office:value-type="string" table:style-name="ce4">
            <text:p>COLEGIO INTEGRAL HUMANISTICO CHIANTLECO</text:p>
          </table:table-cell>
          <table:table-cell office:value-type="string" table:style-name="ce4">
            <text:p>CANTON LA LAGUNITA ZONA 3</text:p>
          </table:table-cell>
          <table:table-cell office:value-type="float" office:value="30034627" table:style-name="ce4">
            <text:p>30034627</text:p>
          </table:table-cell>
          <table:table-cell office:value-type="string" table:style-name="ce4">
            <text:p>AUGUSTO RENE CASTILLO AGUIRRE</text:p>
          </table:table-cell>
          <table:table-cell office:value-type="string" table:style-name="ce4">
            <text:p>JOSE RENE TELLO MERID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2-0217-46</text:p>
          </table:table-cell>
          <table:table-cell office:value-type="string" table:style-name="ce3">
            <text:p>13-00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HIANTLA</text:p>
          </table:table-cell>
          <table:table-cell office:value-type="string" table:style-name="ce3">
            <text:p>COLEGIO INTEGRAL HUMANISTICO CHIANTLECO</text:p>
          </table:table-cell>
          <table:table-cell office:value-type="string" table:style-name="ce3">
            <text:p>CANTON LA LAGUNITA ZONA 3</text:p>
          </table:table-cell>
          <table:table-cell office:value-type="float" office:value="77659286" table:style-name="ce3">
            <text:p>77659286</text:p>
          </table:table-cell>
          <table:table-cell office:value-type="string" table:style-name="ce3">
            <text:p>AUGUSTO RENE CASTILLO AGUIRRE</text:p>
          </table:table-cell>
          <table:table-cell office:value-type="string" table:style-name="ce3">
            <text:p>JOSE RENE TELLO MERID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2-0238-46</text:p>
          </table:table-cell>
          <table:table-cell office:value-type="string" table:style-name="ce4">
            <text:p>13-00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HIANTLA</text:p>
          </table:table-cell>
          <table:table-cell office:value-type="string" table:style-name="ce4">
            <text:p>COLEGIO PRIVADO MIXTO "RIO QUISIL"</text:p>
          </table:table-cell>
          <table:table-cell office:value-type="string" table:style-name="ce4">
            <text:p>ALDEA SAN FRANCISCO LAS FLORES</text:p>
          </table:table-cell>
          <table:table-cell office:value-type="float" office:value="40586074" table:style-name="ce4">
            <text:p>40586074</text:p>
          </table:table-cell>
          <table:table-cell office:value-type="string" table:style-name="ce4">
            <text:p>AUGUSTO RENÉ CASTILLO AGUIRRE</text:p>
          </table:table-cell>
          <table:table-cell office:value-type="string" table:style-name="ce4">
            <text:p>MAYNOR ALBERTO VELÀSSQUEZ CHÁV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2-0239-46</text:p>
          </table:table-cell>
          <table:table-cell office:value-type="string" table:style-name="ce3">
            <text:p>13-00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HIANTLA</text:p>
          </table:table-cell>
          <table:table-cell office:value-type="string" table:style-name="ce3">
            <text:p>COLEGIO PRIVADO MIXTO "LOS ANDES"</text:p>
          </table:table-cell>
          <table:table-cell office:value-type="string" table:style-name="ce3">
            <text:p>CANTÓN NUEVA ESPERANZA, ALDEA RÍO ESCONDIDO</text:p>
          </table:table-cell>
          <table:table-cell office:value-type="float" office:value="57486992" table:style-name="ce3">
            <text:p>57486992</text:p>
          </table:table-cell>
          <table:table-cell office:value-type="string" table:style-name="ce3">
            <text:p>AUGUSTO RENE CASTILLO AGUIRRE</text:p>
          </table:table-cell>
          <table:table-cell office:value-type="string" table:style-name="ce3">
            <text:p>GENARO RODRIGO LÓPEZ VELÁSQ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2-0240-46</text:p>
          </table:table-cell>
          <table:table-cell office:value-type="string" table:style-name="ce4">
            <text:p>13-005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HIANTLA</text:p>
          </table:table-cell>
          <table:table-cell office:value-type="string" table:style-name="ce4">
            <text:p>COLEGIO PRIVADO MIXTO "LOS ANDES"</text:p>
          </table:table-cell>
          <table:table-cell office:value-type="string" table:style-name="ce4">
            <text:p>CANTÓN NUEVA ESPERANZA, ALDEA RÍO ESCONDIDO</text:p>
          </table:table-cell>
          <table:table-cell office:value-type="float" office:value="40586074" table:style-name="ce4">
            <text:p>40586074</text:p>
          </table:table-cell>
          <table:table-cell office:value-type="string" table:style-name="ce4">
            <text:p>AUGUSTO RENE CASTILLO AGUIRRE</text:p>
          </table:table-cell>
          <table:table-cell office:value-type="string" table:style-name="ce4">
            <text:p>GENARO RODRIGO LÓPEZ VELÁSQ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2-0267-46</text:p>
          </table:table-cell>
          <table:table-cell office:value-type="string" table:style-name="ce3">
            <text:p>13-00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HIANTLA</text:p>
          </table:table-cell>
          <table:table-cell office:value-type="string" table:style-name="ce3">
            <text:p>COLEGIO "JUAN PABLO II"</text:p>
          </table:table-cell>
          <table:table-cell office:value-type="string" table:style-name="ce3">
            <text:p>EOU PARA NIÑAS 5A. AVENIDA 4-13, ZONA 1</text:p>
          </table:table-cell>
          <table:table-cell office:value-type="float" office:value="42077930" table:style-name="ce3">
            <text:p>42077930</text:p>
          </table:table-cell>
          <table:table-cell office:value-type="string" table:style-name="ce3">
            <text:p>AUGUSTO RENE CASTILLO AGUIRRE</text:p>
          </table:table-cell>
          <table:table-cell office:value-type="string" table:style-name="ce3">
            <text:p>MAIRA VIRGINIA GÓMEZ MÉNDEZ DE ALV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2-0286-46</text:p>
          </table:table-cell>
          <table:table-cell office:value-type="string" table:style-name="ce4">
            <text:p>13-00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HIANTLA</text:p>
          </table:table-cell>
          <table:table-cell office:value-type="string" table:style-name="ce4">
            <text:p>COLEGIO PRIVADO MIXTO "RIO QUISIL"</text:p>
          </table:table-cell>
          <table:table-cell office:value-type="string" table:style-name="ce4">
            <text:p>ALDEA SAN FRANCISCO LAS FLORES</text:p>
          </table:table-cell>
          <table:table-cell office:value-type="float" office:value="40586074" table:style-name="ce4">
            <text:p>40586074</text:p>
          </table:table-cell>
          <table:table-cell office:value-type="string" table:style-name="ce4">
            <text:p>AUGUSTO RENÉ CASTILLO AGUIRRE</text:p>
          </table:table-cell>
          <table:table-cell office:value-type="string" table:style-name="ce4">
            <text:p>MAYNOR ALBERTO VELÁSQUEZ CHÁV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2-0290-46</text:p>
          </table:table-cell>
          <table:table-cell office:value-type="string" table:style-name="ce3">
            <text:p>13-00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HIANTLA</text:p>
          </table:table-cell>
          <table:table-cell office:value-type="string" table:style-name="ce3">
            <text:p>COLEGIO "JUAN PABLOII"</text:p>
          </table:table-cell>
          <table:table-cell office:value-type="string" table:style-name="ce3">
            <text:p>5TA. AVENDIA 4-13 ZONA 1</text:p>
          </table:table-cell>
          <table:table-cell office:value-type="float" office:value="58014531" table:style-name="ce3">
            <text:p>58014531</text:p>
          </table:table-cell>
          <table:table-cell office:value-type="string" table:style-name="ce3">
            <text:p>AUGUSTO RENE CASTILLO AGUIRRE</text:p>
          </table:table-cell>
          <table:table-cell office:value-type="string" table:style-name="ce3">
            <text:p>MARIA VIRGINIA GOMEZ MENDEZ DE ALV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2-0296-46</text:p>
          </table:table-cell>
          <table:table-cell office:value-type="string" table:style-name="ce4">
            <text:p>13-005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HIANTLA</text:p>
          </table:table-cell>
          <table:table-cell office:value-type="string" table:style-name="ce4">
            <text:p>COLEGIO INTEGRAL HUMANISTICO CHIANTLECO</text:p>
          </table:table-cell>
          <table:table-cell office:value-type="string" table:style-name="ce4">
            <text:p>CANTÓN LA LAGUNITA ZONA 3 CHIANTLA</text:p>
          </table:table-cell>
          <table:table-cell office:value-type="float" office:value="77659286" table:style-name="ce4">
            <text:p>77659286</text:p>
          </table:table-cell>
          <table:table-cell office:value-type="string" table:style-name="ce4">
            <text:p>AUGUSTO RENE CASTILLO AGUIRRE</text:p>
          </table:table-cell>
          <table:table-cell office:value-type="string" table:style-name="ce4">
            <text:p>ANTONIO RAÚL LÓPEZ VILLATO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2-0306-46</text:p>
          </table:table-cell>
          <table:table-cell office:value-type="string" table:style-name="ce3">
            <text:p>13-00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HIANTLA</text:p>
          </table:table-cell>
          <table:table-cell office:value-type="string" table:style-name="ce3">
            <text:p>COLEGIO PARROQUIAL NUESTRA SEÑORA DE CANDELARIA</text:p>
          </table:table-cell>
          <table:table-cell office:value-type="string" table:style-name="ce3">
            <text:p>CANTÓN PARROQUIA</text:p>
          </table:table-cell>
          <table:table-cell office:value-type="float" office:value="77253152" table:style-name="ce3">
            <text:p>77253152</text:p>
          </table:table-cell>
          <table:table-cell office:value-type="string" table:style-name="ce3">
            <text:p>AUGUSTO RENE CASTILLO AGUIRRE</text:p>
          </table:table-cell>
          <table:table-cell office:value-type="string" table:style-name="ce3">
            <text:p>SILVIA YANIRA TIGÜILÁ MARTÍNEZ DE TEL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2-0307-46</text:p>
          </table:table-cell>
          <table:table-cell office:value-type="string" table:style-name="ce4">
            <text:p>13-06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HIANTLA</text:p>
          </table:table-cell>
          <table:table-cell office:value-type="string" table:style-name="ce4">
            <text:p>CENTRO DE EDUCACIÓN EXTRAESCOLAR CEEX FE Y ALEGRÍA NO. 12</text:p>
          </table:table-cell>
          <table:table-cell office:value-type="string" table:style-name="ce4">
            <text:p>ALDEA CHUSCAJ, ZONA 4 CHIANTLA</text:p>
          </table:table-cell>
          <table:table-cell office:value-type="float" office:value="77644550" table:style-name="ce4">
            <text:p>77644550</text:p>
          </table:table-cell>
          <table:table-cell office:value-type="string" table:style-name="ce4">
            <text:p>AROLDO HOSBERI SOSA LÓPEZ</text:p>
          </table:table-cell>
          <table:table-cell office:value-type="string" table:style-name="ce4">
            <text:p>GERVIN GEOVANI JUSTINIANO CASTAÑED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2-0308-46</text:p>
          </table:table-cell>
          <table:table-cell office:value-type="string" table:style-name="ce3">
            <text:p>13-06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HIANTLA</text:p>
          </table:table-cell>
          <table:table-cell office:value-type="string" table:style-name="ce3">
            <text:p>CENTRO DE EDUCACIÓN EXTRAESCOLAR CEEX- CENTRO DE EDUCACIÓN BÁSICA ALTERNATIVA DE CHIANTLA PMF"</text:p>
          </table:table-cell>
          <table:table-cell office:value-type="string" table:style-name="ce3">
            <text:p>CABECERA MUNICIPAL</text:p>
          </table:table-cell>
          <table:table-cell office:value-type="float" office:value="32344761" table:style-name="ce3">
            <text:p>32344761</text:p>
          </table:table-cell>
          <table:table-cell office:value-type="string" table:style-name="ce3">
            <text:p>AROLDO HOSBERI SOSA LÓPEZ</text:p>
          </table:table-cell>
          <table:table-cell office:value-type="string" table:style-name="ce3">
            <text:p>YEINNER WOTZBELY MARTÍNEZ VILLATOR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2-6384-46</text:p>
          </table:table-cell>
          <table:table-cell office:value-type="string" table:style-name="ce4">
            <text:p>13-005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HIANTLA</text:p>
          </table:table-cell>
          <table:table-cell office:value-type="string" table:style-name="ce4">
            <text:p>COLEGIO PRIVADO MIXTO GENESIS</text:p>
          </table:table-cell>
          <table:table-cell office:value-type="string" table:style-name="ce4">
            <text:p>11 AV. 8-25 ZONA 3</text:p>
          </table:table-cell>
          <table:table-cell table:style-name="ce4"/>
          <table:table-cell office:value-type="string" table:style-name="ce4">
            <text:p>AUGUSTO RENE CASTILLO AGUIRRE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TEMPORAL TITULOS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3-0047-46</text:p>
          </table:table-cell>
          <table:table-cell office:value-type="string" table:style-name="ce3">
            <text:p>13-009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MALACATANCITO</text:p>
          </table:table-cell>
          <table:table-cell office:value-type="string" table:style-name="ce3">
            <text:p>COLEGIO PRIVADO MIXTO XEPON</text:p>
          </table:table-cell>
          <table:table-cell office:value-type="string" table:style-name="ce3">
            <text:p>ALDEA XEPON GRANDE</text:p>
          </table:table-cell>
          <table:table-cell office:value-type="float" office:value="47838773" table:style-name="ce3">
            <text:p>47838773</text:p>
          </table:table-cell>
          <table:table-cell office:value-type="string" table:style-name="ce3">
            <text:p>MANFREDO OTONIEL GUTIERREZ GOMEZ</text:p>
          </table:table-cell>
          <table:table-cell office:value-type="string" table:style-name="ce3">
            <text:p>APOLONIO MARINO RODRIGUEZ MORAL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3-0048-46</text:p>
          </table:table-cell>
          <table:table-cell office:value-type="string" table:style-name="ce4">
            <text:p>13-01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MALACATANCITO</text:p>
          </table:table-cell>
          <table:table-cell office:value-type="string" table:style-name="ce4">
            <text:p>COLEGIO MIXTO INTERCULTURAL MALACATANCITO</text:p>
          </table:table-cell>
          <table:table-cell office:value-type="string" table:style-name="ce4">
            <text:p>CABECERA MUNICIPAL</text:p>
          </table:table-cell>
          <table:table-cell office:value-type="float" office:value="57720727" table:style-name="ce4">
            <text:p>57720727</text:p>
          </table:table-cell>
          <table:table-cell office:value-type="string" table:style-name="ce4">
            <text:p>MANFREDO OTONIEL GUTIERREZ GOMEZ</text:p>
          </table:table-cell>
          <table:table-cell office:value-type="string" table:style-name="ce4">
            <text:p>JUAN ALONZO RAMOS RAM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3-0049-46</text:p>
          </table:table-cell>
          <table:table-cell office:value-type="string" table:style-name="ce3">
            <text:p>13-01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MALACATANCITO</text:p>
          </table:table-cell>
          <table:table-cell office:value-type="string" table:style-name="ce3">
            <text:p>COLEGIO MIXTO INTERCULTURAL MALACATANCITO</text:p>
          </table:table-cell>
          <table:table-cell office:value-type="string" table:style-name="ce3">
            <text:p>CABECERA MUNICIPAL</text:p>
          </table:table-cell>
          <table:table-cell office:value-type="float" office:value="57720727" table:style-name="ce3">
            <text:p>57720727</text:p>
          </table:table-cell>
          <table:table-cell office:value-type="string" table:style-name="ce3">
            <text:p>MANFREDO OTONIEL GUTIERREZ GOMEZ</text:p>
          </table:table-cell>
          <table:table-cell office:value-type="string" table:style-name="ce3">
            <text:p>JUAN ALONZO RAMOS RAM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3-0050-46</text:p>
          </table:table-cell>
          <table:table-cell office:value-type="string" table:style-name="ce4">
            <text:p>13-01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MALACATANCITO</text:p>
          </table:table-cell>
          <table:table-cell office:value-type="string" table:style-name="ce4">
            <text:p>COLEGIO MIXTO INTERCULTURAL MALACATANCITO</text:p>
          </table:table-cell>
          <table:table-cell office:value-type="string" table:style-name="ce4">
            <text:p>CABECERA MUNICIPAL</text:p>
          </table:table-cell>
          <table:table-cell office:value-type="float" office:value="57720727" table:style-name="ce4">
            <text:p>57720727</text:p>
          </table:table-cell>
          <table:table-cell office:value-type="string" table:style-name="ce4">
            <text:p>MANFREDO OTONIEL GUTIERREZ GOMEZ</text:p>
          </table:table-cell>
          <table:table-cell office:value-type="string" table:style-name="ce4">
            <text:p>JUAN ALONZO RAMOS RAM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3-0051-46</text:p>
          </table:table-cell>
          <table:table-cell office:value-type="string" table:style-name="ce3">
            <text:p>13-01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MALACATANCITO</text:p>
          </table:table-cell>
          <table:table-cell office:value-type="string" table:style-name="ce3">
            <text:p>LICEO CATÓLICO MIXTO "SAGRADO CORAZÓN DE JESÚS"</text:p>
          </table:table-cell>
          <table:table-cell office:value-type="string" table:style-name="ce3">
            <text:p>CALZADA FÉLIX CALDERÓN AVILA 0-15, ZONA 6, BARRIO LA COMUNIDAD</text:p>
          </table:table-cell>
          <table:table-cell office:value-type="float" office:value="77569558" table:style-name="ce3">
            <text:p>77569558</text:p>
          </table:table-cell>
          <table:table-cell office:value-type="string" table:style-name="ce3">
            <text:p>MANFREDO OTONIEL GUTIERREZ GOMEZ</text:p>
          </table:table-cell>
          <table:table-cell office:value-type="string" table:style-name="ce3">
            <text:p>TOMASA ZACARÍAS DOMING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3-0055-46</text:p>
          </table:table-cell>
          <table:table-cell office:value-type="string" table:style-name="ce4">
            <text:p>13-00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MALACATANCITO</text:p>
          </table:table-cell>
          <table:table-cell office:value-type="string" table:style-name="ce4">
            <text:p>ASOCIACION DE MAESTROS DE EDUCACION RURAL DE GUATEMALA -AMERG-</text:p>
          </table:table-cell>
          <table:table-cell office:value-type="string" table:style-name="ce4">
            <text:p>ALDEA XEPON CHIQUITO</text:p>
          </table:table-cell>
          <table:table-cell office:value-type="float" office:value="53013050" table:style-name="ce4">
            <text:p>53013050</text:p>
          </table:table-cell>
          <table:table-cell office:value-type="string" table:style-name="ce4">
            <text:p>MANFREDO OTONIEL GUTIERREZ GOMEZ</text:p>
          </table:table-cell>
          <table:table-cell office:value-type="string" table:style-name="ce4">
            <text:p>PABLO TAYUN SONTAY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3-0059-46</text:p>
          </table:table-cell>
          <table:table-cell office:value-type="string" table:style-name="ce3">
            <text:p>13-009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MALACATANCITO</text:p>
          </table:table-cell>
          <table:table-cell office:value-type="string" table:style-name="ce3">
            <text:p>ASOCIACIÓN DE MAESTROS DE EDUCACIÓN RURAL DE GUATEMALA -AMERG-</text:p>
          </table:table-cell>
          <table:table-cell office:value-type="string" table:style-name="ce3">
            <text:p>XEPON CHIQUITO</text:p>
          </table:table-cell>
          <table:table-cell office:value-type="float" office:value="40659542" table:style-name="ce3">
            <text:p>40659542</text:p>
          </table:table-cell>
          <table:table-cell office:value-type="string" table:style-name="ce3">
            <text:p>MANFREDO OTONIEL GUTIERREZ GOMEZ</text:p>
          </table:table-cell>
          <table:table-cell office:value-type="string" table:style-name="ce3">
            <text:p>PABLO TAYÚN SONTAY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3-0060-46</text:p>
          </table:table-cell>
          <table:table-cell office:value-type="string" table:style-name="ce4">
            <text:p>13-01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MALACATANCITO</text:p>
          </table:table-cell>
          <table:table-cell office:value-type="string" table:style-name="ce4">
            <text:p>COLEGIO PARROQUIAL MIXTO SANTA ANA</text:p>
          </table:table-cell>
          <table:table-cell office:value-type="string" table:style-name="ce4">
            <text:p>CALZADA FÉLIX CALDERÓN AVILA 0-15, ZONA 6 BARRIO LA COMUNIDAD</text:p>
          </table:table-cell>
          <table:table-cell office:value-type="float" office:value="77569558" table:style-name="ce4">
            <text:p>77569558</text:p>
          </table:table-cell>
          <table:table-cell office:value-type="string" table:style-name="ce4">
            <text:p>MANFREDO OTONIEL GUTIERREZ GOMEZ</text:p>
          </table:table-cell>
          <table:table-cell office:value-type="string" table:style-name="ce4">
            <text:p>TOMASA ZACARÍAS DOMING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3-0064-46</text:p>
          </table:table-cell>
          <table:table-cell office:value-type="string" table:style-name="ce3">
            <text:p>13-01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MALACATANCITO</text:p>
          </table:table-cell>
          <table:table-cell office:value-type="string" table:style-name="ce3">
            <text:p>INSTITUTO MUNICIPAL DE EDUCACIÓN DIVERSIFICADA NOCTURNA</text:p>
          </table:table-cell>
          <table:table-cell office:value-type="string" table:style-name="ce3">
            <text:p>BARRIO SAN JOAQUÍN</text:p>
          </table:table-cell>
          <table:table-cell office:value-type="float" office:value="50073799" table:style-name="ce3">
            <text:p>50073799</text:p>
          </table:table-cell>
          <table:table-cell office:value-type="string" table:style-name="ce3">
            <text:p>MANFREDO OTONIEL GUTIERREZ GOMEZ</text:p>
          </table:table-cell>
          <table:table-cell office:value-type="string" table:style-name="ce3">
            <text:p>SERGIO ADEMAR AVILA MOLI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3-0065-46</text:p>
          </table:table-cell>
          <table:table-cell office:value-type="string" table:style-name="ce4">
            <text:p>13-01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MALACATANCITO</text:p>
          </table:table-cell>
          <table:table-cell office:value-type="string" table:style-name="ce4">
            <text:p>LICEO PRIVADO MIXTO "EMANUEL"</text:p>
          </table:table-cell>
          <table:table-cell office:value-type="string" table:style-name="ce4">
            <text:p>CABECERA MUNICIPAL</text:p>
          </table:table-cell>
          <table:table-cell office:value-type="float" office:value="50054877" table:style-name="ce4">
            <text:p>50054877</text:p>
          </table:table-cell>
          <table:table-cell office:value-type="string" table:style-name="ce4">
            <text:p>MANFREDO OTONIEL GUTIERREZ GOMEZ</text:p>
          </table:table-cell>
          <table:table-cell office:value-type="string" table:style-name="ce4">
            <text:p>SAIRO BACILIO VILLATORO VÁSQ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3-0067-46</text:p>
          </table:table-cell>
          <table:table-cell office:value-type="string" table:style-name="ce3">
            <text:p>13-01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MALACATANCITO</text:p>
          </table:table-cell>
          <table:table-cell office:value-type="string" table:style-name="ce3">
            <text:p>LICEO PRIVADO MIXTO "EMANUEL"</text:p>
          </table:table-cell>
          <table:table-cell office:value-type="string" table:style-name="ce3">
            <text:p>CABECERA MUNICIPAL</text:p>
          </table:table-cell>
          <table:table-cell office:value-type="float" office:value="50054877" table:style-name="ce3">
            <text:p>50054877</text:p>
          </table:table-cell>
          <table:table-cell office:value-type="string" table:style-name="ce3">
            <text:p>MANFREDO OTONIEL GUTIERREZ GOMEZ</text:p>
          </table:table-cell>
          <table:table-cell office:value-type="string" table:style-name="ce3">
            <text:p>SAIRO BACILIO VILLATORO VÁSQ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3-0068-46</text:p>
          </table:table-cell>
          <table:table-cell office:value-type="string" table:style-name="ce4">
            <text:p>13-01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MALACATANCITO</text:p>
          </table:table-cell>
          <table:table-cell office:value-type="string" table:style-name="ce4">
            <text:p>LICEO PRIVADO MIXTO "EMANUEL"</text:p>
          </table:table-cell>
          <table:table-cell office:value-type="string" table:style-name="ce4">
            <text:p>CABECERA MUNICIPAL</text:p>
          </table:table-cell>
          <table:table-cell office:value-type="float" office:value="50054877" table:style-name="ce4">
            <text:p>50054877</text:p>
          </table:table-cell>
          <table:table-cell office:value-type="string" table:style-name="ce4">
            <text:p>MANFREDO OTONIEL GUTIERREZ GOMEZ</text:p>
          </table:table-cell>
          <table:table-cell office:value-type="string" table:style-name="ce4">
            <text:p>SAIRO BACILIO VILLATORO VÁSQ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3-0069-46</text:p>
          </table:table-cell>
          <table:table-cell office:value-type="string" table:style-name="ce3">
            <text:p>13-01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MALACATANCITO</text:p>
          </table:table-cell>
          <table:table-cell office:value-type="string" table:style-name="ce3">
            <text:p>COLEGIO TECNOLÓGICO RURAL</text:p>
          </table:table-cell>
          <table:table-cell office:value-type="string" table:style-name="ce3">
            <text:p>CASERÍO TOJOCHÁN</text:p>
          </table:table-cell>
          <table:table-cell office:value-type="float" office:value="53322650" table:style-name="ce3">
            <text:p>53322650</text:p>
          </table:table-cell>
          <table:table-cell office:value-type="string" table:style-name="ce3">
            <text:p>MANFREDO OTONIEL GUTIERREZ GOMEZ</text:p>
          </table:table-cell>
          <table:table-cell office:value-type="string" table:style-name="ce3">
            <text:p>MICHAEL AROLDO RODRÍGUEZ LÓ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3-0070-46</text:p>
          </table:table-cell>
          <table:table-cell office:value-type="string" table:style-name="ce4">
            <text:p>13-01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MALACATANCITO</text:p>
          </table:table-cell>
          <table:table-cell office:value-type="string" table:style-name="ce4">
            <text:p>COLEGIO TECNOLÓGICO RURAL</text:p>
          </table:table-cell>
          <table:table-cell office:value-type="string" table:style-name="ce4">
            <text:p>CASERÍO TOJOCHÁN, ALDEA PUCAL</text:p>
          </table:table-cell>
          <table:table-cell office:value-type="float" office:value="53226509" table:style-name="ce4">
            <text:p>53226509</text:p>
          </table:table-cell>
          <table:table-cell office:value-type="string" table:style-name="ce4">
            <text:p>MANFREDO OTONIEL GUTIERREZ GOMEZ</text:p>
          </table:table-cell>
          <table:table-cell office:value-type="string" table:style-name="ce4">
            <text:p>MICHAEL AROLDO RODRÍGUEZ LÓ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3-0076-46</text:p>
          </table:table-cell>
          <table:table-cell office:value-type="string" table:style-name="ce3">
            <text:p>13-01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MALACATANCITO</text:p>
          </table:table-cell>
          <table:table-cell office:value-type="string" table:style-name="ce3">
            <text:p>LICEO PRIVADO MISTO EMANUEL</text:p>
          </table:table-cell>
          <table:table-cell office:value-type="string" table:style-name="ce3">
            <text:p>CABECERA MUNICIPAL DE MALACATANCITO MALACATANCITO</text:p>
          </table:table-cell>
          <table:table-cell office:value-type="float" office:value="50054877" table:style-name="ce3">
            <text:p>50054877</text:p>
          </table:table-cell>
          <table:table-cell office:value-type="string" table:style-name="ce3">
            <text:p>MANFREDO OTONIEL GUTIERREZ GOMEZ</text:p>
          </table:table-cell>
          <table:table-cell office:value-type="string" table:style-name="ce3">
            <text:p>FLAVIO ARTURO SAMAYOA RAM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4-0070-46</text:p>
          </table:table-cell>
          <table:table-cell office:value-type="string" table:style-name="ce4">
            <text:p>13-01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UILCO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YERBA BUENA ALTA</text:p>
          </table:table-cell>
          <table:table-cell office:value-type="float" office:value="44949669" table:style-name="ce4">
            <text:p>44949669</text:p>
          </table:table-cell>
          <table:table-cell office:value-type="string" table:style-name="ce4">
            <text:p>RUPERTO ARMANDO RAMIREZ MORALES</text:p>
          </table:table-cell>
          <table:table-cell office:value-type="string" table:style-name="ce4">
            <text:p>BENIGNO ODILIO GONZÁLEZ VELÁSQ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4-0091-46</text:p>
          </table:table-cell>
          <table:table-cell office:value-type="string" table:style-name="ce3">
            <text:p>13-01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UILCO</text:p>
          </table:table-cell>
          <table:table-cell office:value-type="string" table:style-name="ce3">
            <text:p>INSTITUTO DE NIVEL DIVERSIFICADO POR COOPERATIVA</text:p>
          </table:table-cell>
          <table:table-cell office:value-type="string" table:style-name="ce3">
            <text:p>CASERÍO EL CARRIZAL, ALDEA EL TRIUNFO</text:p>
          </table:table-cell>
          <table:table-cell office:value-type="float" office:value="40401004" table:style-name="ce3">
            <text:p>40401004</text:p>
          </table:table-cell>
          <table:table-cell office:value-type="string" table:style-name="ce3">
            <text:p>DELMY ELISAMA CHAVEZ ROBLERO</text:p>
          </table:table-cell>
          <table:table-cell office:value-type="string" table:style-name="ce3">
            <text:p>NELBYN DOMIDIO REINOSO MORAL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4-0098-46</text:p>
          </table:table-cell>
          <table:table-cell office:value-type="string" table:style-name="ce4">
            <text:p>13-01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UILCO</text:p>
          </table:table-cell>
          <table:table-cell office:value-type="string" table:style-name="ce4">
            <text:p>INSTITUTO DE EDUCACIÓN DIVERSIFICADA POR COOPERATIVA</text:p>
          </table:table-cell>
          <table:table-cell office:value-type="string" table:style-name="ce4">
            <text:p>ALDEA POSONICAPA CHIQUITO</text:p>
          </table:table-cell>
          <table:table-cell office:value-type="float" office:value="51894002" table:style-name="ce4">
            <text:p>51894002</text:p>
          </table:table-cell>
          <table:table-cell office:value-type="string" table:style-name="ce4">
            <text:p>DELMY ELISAMA CHAVEZ ROBLERO</text:p>
          </table:table-cell>
          <table:table-cell office:value-type="string" table:style-name="ce4">
            <text:p>YOVANY CANDELARIO GÁLVEZ BARRI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COOPERATIVA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4-6414-46</text:p>
          </table:table-cell>
          <table:table-cell office:value-type="string" table:style-name="ce3">
            <text:p>13-012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UILCO</text:p>
          </table:table-cell>
          <table:table-cell office:value-type="string" table:style-name="ce3">
            <text:p>INSTITUTO NORMAL MIXTO PRIVADO SAN ANDRES</text:p>
          </table:table-cell>
          <table:table-cell office:value-type="string" table:style-name="ce3">
            <text:p>CABECERA MUNICIPAL</text:p>
          </table:table-cell>
          <table:table-cell office:value-type="float" office:value="49771646" table:style-name="ce3">
            <text:p>49771646</text:p>
          </table:table-cell>
          <table:table-cell office:value-type="string" table:style-name="ce3">
            <text:p>SIMEÓN GRISDELÍ CASTILLO ALVARADO</text:p>
          </table:table-cell>
          <table:table-cell office:value-type="string" table:style-name="ce3">
            <text:p>JESÚS CATALINO HERRERA DE LEÓ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4-6751-46</text:p>
          </table:table-cell>
          <table:table-cell office:value-type="string" table:style-name="ce4">
            <text:p>13-01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UILCO</text:p>
          </table:table-cell>
          <table:table-cell office:value-type="string" table:style-name="ce4">
            <text:p>COLEGIO PRIVADO MIXTO PERLA ESCONDIDA</text:p>
          </table:table-cell>
          <table:table-cell office:value-type="string" table:style-name="ce4">
            <text:p>CABECERA MUNICIPAL</text:p>
          </table:table-cell>
          <table:table-cell office:value-type="float" office:value="30846812" table:style-name="ce4">
            <text:p>30846812</text:p>
          </table:table-cell>
          <table:table-cell office:value-type="string" table:style-name="ce4">
            <text:p>DELMY ELISAMA CHAVEZ ROBLERO</text:p>
          </table:table-cell>
          <table:table-cell office:value-type="string" table:style-name="ce4">
            <text:p>SERGIO DANILO PÉREZ MORAL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4-7117-46</text:p>
          </table:table-cell>
          <table:table-cell office:value-type="string" table:style-name="ce3">
            <text:p>13-01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UILCO</text:p>
          </table:table-cell>
          <table:table-cell office:value-type="string" table:style-name="ce3">
            <text:p>COLEGIO INTEGRAL EMPRESARIAL CUILQUENSE POR MADUREZ</text:p>
          </table:table-cell>
          <table:table-cell office:value-type="string" table:style-name="ce3">
            <text:p>CABECERA MUNICIPAL</text:p>
          </table:table-cell>
          <table:table-cell office:value-type="float" office:value="77627121" table:style-name="ce3">
            <text:p>77627121</text:p>
          </table:table-cell>
          <table:table-cell office:value-type="string" table:style-name="ce3">
            <text:p>RUPERTO ARMANDO RAMIREZ MORALES</text:p>
          </table:table-cell>
          <table:table-cell office:value-type="string" table:style-name="ce3">
            <text:p>FLORIBERTA ADALID CARBAJAL JUÁ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4-7122-46</text:p>
          </table:table-cell>
          <table:table-cell office:value-type="string" table:style-name="ce4">
            <text:p>13-01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UILCO</text:p>
          </table:table-cell>
          <table:table-cell office:value-type="string" table:style-name="ce4">
            <text:p>COLEGIO PRIVADO MIXTO JOSE ERNESTO MONZON</text:p>
          </table:table-cell>
          <table:table-cell table:number-columns-repeated="2" table:style-name="ce4"/>
          <table:table-cell office:value-type="string" table:style-name="ce4">
            <text:p>DELMY ELISAMA CHAVEZ ROBLER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4-7123-46</text:p>
          </table:table-cell>
          <table:table-cell office:value-type="string" table:style-name="ce3">
            <text:p>13-012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UILCO</text:p>
          </table:table-cell>
          <table:table-cell office:value-type="string" table:style-name="ce3">
            <text:p>COLEGIO PRIVADO MIXTO JOSE ERNESTO MONZON</text:p>
          </table:table-cell>
          <table:table-cell office:value-type="string" table:style-name="ce3">
            <text:p>CABECERA MUNICIPAL</text:p>
          </table:table-cell>
          <table:table-cell office:value-type="float" office:value="57234249" table:style-name="ce3">
            <text:p>57234249</text:p>
          </table:table-cell>
          <table:table-cell office:value-type="string" table:style-name="ce3">
            <text:p>SIMEÓN GRISDELÍ CASTILLO ALVARADO</text:p>
          </table:table-cell>
          <table:table-cell office:value-type="string" table:style-name="ce3">
            <text:p>CARLOS ROBERTO MORENO DÍA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5-0027-46</text:p>
          </table:table-cell>
          <table:table-cell office:value-type="string" table:style-name="ce4">
            <text:p>13-01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NENTON</text:p>
          </table:table-cell>
          <table:table-cell office:value-type="string" table:style-name="ce4">
            <text:p>COLEGIO PARROQUIAL PRIVADO MIXTO NUESTRO SEÑOR DE ESQUIPULAS</text:p>
          </table:table-cell>
          <table:table-cell office:value-type="string" table:style-name="ce4">
            <text:p>CABECERA MUNICIPAL</text:p>
          </table:table-cell>
          <table:table-cell table:style-name="ce4"/>
          <table:table-cell office:value-type="string" table:style-name="ce4">
            <text:p>ZOLILA MARICSA ESCOBEDO GUILLÉN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5-0035-46</text:p>
          </table:table-cell>
          <table:table-cell office:value-type="string" table:style-name="ce3">
            <text:p>13-01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NENTON</text:p>
          </table:table-cell>
          <table:table-cell office:value-type="string" table:style-name="ce3">
            <text:p>COLEGIO PRIVADO MIXTO NENTONENSE</text:p>
          </table:table-cell>
          <table:table-cell office:value-type="string" table:style-name="ce3">
            <text:p>NENTON</text:p>
          </table:table-cell>
          <table:table-cell office:value-type="float" office:value="50327661" table:style-name="ce3">
            <text:p>50327661</text:p>
          </table:table-cell>
          <table:table-cell office:value-type="string" table:style-name="ce3">
            <text:p>ZOLILA MARICSA ESCOBEDO GUILLÉN</text:p>
          </table:table-cell>
          <table:table-cell office:value-type="string" table:style-name="ce3">
            <text:p>ERVIN ABILIO LOPEZ GRANAD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5-0041-46</text:p>
          </table:table-cell>
          <table:table-cell office:value-type="string" table:style-name="ce4">
            <text:p>13-01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NENTON</text:p>
          </table:table-cell>
          <table:table-cell office:value-type="string" table:style-name="ce4">
            <text:p>COLEGIO EVANGÉLICO MIXTO "LA VID VERDADERA"</text:p>
          </table:table-cell>
          <table:table-cell office:value-type="string" table:style-name="ce4">
            <text:p>CABECERA MUNICIPAL</text:p>
          </table:table-cell>
          <table:table-cell office:value-type="float" office:value="77800398" table:style-name="ce4">
            <text:p>77800398</text:p>
          </table:table-cell>
          <table:table-cell office:value-type="string" table:style-name="ce4">
            <text:p>ZOLILA MARICSA ESCOBEDO GUILLÉN</text:p>
          </table:table-cell>
          <table:table-cell office:value-type="string" table:style-name="ce4">
            <text:p>JOSÉ LUIS SANT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5-0043-46</text:p>
          </table:table-cell>
          <table:table-cell office:value-type="string" table:style-name="ce3">
            <text:p>13-01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NENTON</text:p>
          </table:table-cell>
          <table:table-cell office:value-type="string" table:style-name="ce3">
            <text:p>COLEGIO MIXTO CHACULENSE CONNIE VANDERHYDEN</text:p>
          </table:table-cell>
          <table:table-cell office:value-type="string" table:style-name="ce3">
            <text:p>COLONIA NUEVA ESPERANZA, CHACULÁ</text:p>
          </table:table-cell>
          <table:table-cell office:value-type="float" office:value="51923824" table:style-name="ce3">
            <text:p>51923824</text:p>
          </table:table-cell>
          <table:table-cell office:value-type="string" table:style-name="ce3">
            <text:p>KARINA CONCEPCIÓN LÓPEZ ALVARADO DE CASTILLO</text:p>
          </table:table-cell>
          <table:table-cell office:value-type="string" table:style-name="ce3">
            <text:p>MARIO ROLANDO MONTEJO LÓ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5-0044-46</text:p>
          </table:table-cell>
          <table:table-cell office:value-type="string" table:style-name="ce4">
            <text:p>13-01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NENTON</text:p>
          </table:table-cell>
          <table:table-cell office:value-type="string" table:style-name="ce4">
            <text:p>COLEGIO PRIVADO MIXTO "NENTONENSE"</text:p>
          </table:table-cell>
          <table:table-cell office:value-type="string" table:style-name="ce4">
            <text:p>CABECERA MUNICIPAL</text:p>
          </table:table-cell>
          <table:table-cell office:value-type="float" office:value="50327661" table:style-name="ce4">
            <text:p>50327661</text:p>
          </table:table-cell>
          <table:table-cell office:value-type="string" table:style-name="ce4">
            <text:p>ZOLILA MARICSA ESCOBEDO GUILLÉN</text:p>
          </table:table-cell>
          <table:table-cell office:value-type="string" table:style-name="ce4">
            <text:p>ELVIN AVILIO LÓPEZ GRANAD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5-5932-46</text:p>
          </table:table-cell>
          <table:table-cell office:value-type="string" table:style-name="ce3">
            <text:p>13-01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NENTON</text:p>
          </table:table-cell>
          <table:table-cell office:value-type="string" table:style-name="ce3">
            <text:p>COLEGIO EVANGELICO MIXTO LA VID VERDADERA</text:p>
          </table:table-cell>
          <table:table-cell office:value-type="string" table:style-name="ce3">
            <text:p>CABECERA MUNICIPAL</text:p>
          </table:table-cell>
          <table:table-cell office:value-type="float" office:value="77800398" table:style-name="ce3">
            <text:p>77800398</text:p>
          </table:table-cell>
          <table:table-cell office:value-type="string" table:style-name="ce3">
            <text:p>ZOLILA MARICSA ESCOBEDO GUILLÉN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6-0052-46</text:p>
          </table:table-cell>
          <table:table-cell office:value-type="string" table:style-name="ce4">
            <text:p>13-017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PEDRO NECTA</text:p>
          </table:table-cell>
          <table:table-cell office:value-type="string" table:style-name="ce4">
            <text:p>LICEO TECNOLOGICO "FLOR DEL CAFE"</text:p>
          </table:table-cell>
          <table:table-cell office:value-type="string" table:style-name="ce4">
            <text:p>ALDEA RIO OCHO</text:p>
          </table:table-cell>
          <table:table-cell office:value-type="float" office:value="40653620" table:style-name="ce4">
            <text:p>40653620</text:p>
          </table:table-cell>
          <table:table-cell office:value-type="string" table:style-name="ce4">
            <text:p>HUGO ROBERTO RAMIREZ RUÍZ</text:p>
          </table:table-cell>
          <table:table-cell office:value-type="string" table:style-name="ce4">
            <text:p>EDGAR NAPOLEON HERRERA RECIN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6-0055-46</text:p>
          </table:table-cell>
          <table:table-cell office:value-type="string" table:style-name="ce3">
            <text:p>13-01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PEDRO NECTA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ALDEA EL TZALAY</text:p>
          </table:table-cell>
          <table:table-cell office:value-type="float" office:value="49595406" table:style-name="ce3">
            <text:p>49595406</text:p>
          </table:table-cell>
          <table:table-cell office:value-type="string" table:style-name="ce3">
            <text:p>SAÚL EDUARDO MORALES MEJÍA</text:p>
          </table:table-cell>
          <table:table-cell office:value-type="string" table:style-name="ce3">
            <text:p>MARIA ELENA LOPEZ HERNA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6-0061-46</text:p>
          </table:table-cell>
          <table:table-cell office:value-type="string" table:style-name="ce4">
            <text:p>13-017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PEDRO NECTA</text:p>
          </table:table-cell>
          <table:table-cell office:value-type="string" table:style-name="ce4">
            <text:p>CENTRO EDUCATIVO MAYA SOCIAL PARTICULAR B´ELAJ N´OJ</text:p>
          </table:table-cell>
          <table:table-cell office:value-type="string" table:style-name="ce4">
            <text:p>ALDEA HUIXOC</text:p>
          </table:table-cell>
          <table:table-cell office:value-type="float" office:value="40558094" table:style-name="ce4">
            <text:p>40558094</text:p>
          </table:table-cell>
          <table:table-cell office:value-type="string" table:style-name="ce4">
            <text:p>HUGO ROBERTO RAMIREZ RUÍZ</text:p>
          </table:table-cell>
          <table:table-cell office:value-type="string" table:style-name="ce4">
            <text:p>FREDDY ELPIDIO AGUIRRE HERR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6-0065-46</text:p>
          </table:table-cell>
          <table:table-cell office:value-type="string" table:style-name="ce3">
            <text:p>13-017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PEDRO NECTA</text:p>
          </table:table-cell>
          <table:table-cell office:value-type="string" table:style-name="ce3">
            <text:p>LICEO PREUNIVERSITARIO MIXTO DEL VALLE</text:p>
          </table:table-cell>
          <table:table-cell office:value-type="string" table:style-name="ce3">
            <text:p>ALDEA EL PALMAR</text:p>
          </table:table-cell>
          <table:table-cell office:value-type="float" office:value="57612234" table:style-name="ce3">
            <text:p>57612234</text:p>
          </table:table-cell>
          <table:table-cell office:value-type="string" table:style-name="ce3">
            <text:p>HUGO ROBERTO RAMIREZ RUÍZ</text:p>
          </table:table-cell>
          <table:table-cell office:value-type="string" table:style-name="ce3">
            <text:p>VILMA JUDITH NAVICHOQUE RECINOS DE CASTIL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6-0066-46</text:p>
          </table:table-cell>
          <table:table-cell office:value-type="string" table:style-name="ce4">
            <text:p>13-01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PEDRO NECTA</text:p>
          </table:table-cell>
          <table:table-cell office:value-type="string" table:style-name="ce4">
            <text:p>COLEGIO MIXTO "LA CONCORDIA"</text:p>
          </table:table-cell>
          <table:table-cell office:value-type="string" table:style-name="ce4">
            <text:p>CABECERA MUNICIPAL</text:p>
          </table:table-cell>
          <table:table-cell office:value-type="float" office:value="50483080" table:style-name="ce4">
            <text:p>50483080</text:p>
          </table:table-cell>
          <table:table-cell office:value-type="string" table:style-name="ce4">
            <text:p>SAÚL EDUARDO MORALES MEJÍA</text:p>
          </table:table-cell>
          <table:table-cell office:value-type="string" table:style-name="ce4">
            <text:p>FRANCISCO ANTONIO CASTILLO CAMPOSEC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6-0071-46</text:p>
          </table:table-cell>
          <table:table-cell office:value-type="string" table:style-name="ce3">
            <text:p>13-017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PEDRO NECTA</text:p>
          </table:table-cell>
          <table:table-cell office:value-type="string" table:style-name="ce3">
            <text:p>COLEGIO PRIVADO MIXTO "HISPANOAMERICANO"</text:p>
          </table:table-cell>
          <table:table-cell office:value-type="string" table:style-name="ce3">
            <text:p>ALDEA MICHICOY</text:p>
          </table:table-cell>
          <table:table-cell office:value-type="float" office:value="53887063" table:style-name="ce3">
            <text:p>53887063</text:p>
          </table:table-cell>
          <table:table-cell office:value-type="string" table:style-name="ce3">
            <text:p>HUGO ROBERTO RAMIREZ RUÍZ</text:p>
          </table:table-cell>
          <table:table-cell office:value-type="string" table:style-name="ce3">
            <text:p>JORGE MÉNDEZ GARCÍ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6-5758-46</text:p>
          </table:table-cell>
          <table:table-cell office:value-type="string" table:style-name="ce4">
            <text:p>13-01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PEDRO NECTA</text:p>
          </table:table-cell>
          <table:table-cell office:value-type="string" table:style-name="ce4">
            <text:p>COLEGIO EVANGELICO MIXTO GETSEMANI</text:p>
          </table:table-cell>
          <table:table-cell office:value-type="string" table:style-name="ce4">
            <text:p>SAN PEDRO NECTA, HUEHUETENANGO</text:p>
          </table:table-cell>
          <table:table-cell office:value-type="float" office:value="77918301" table:style-name="ce4">
            <text:p>77918301</text:p>
          </table:table-cell>
          <table:table-cell office:value-type="string" table:style-name="ce4">
            <text:p>SAÚL EDUARDO MORALES MEJÍ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6-6072-46</text:p>
          </table:table-cell>
          <table:table-cell office:value-type="string" table:style-name="ce3">
            <text:p>13-01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PEDRO NECTA</text:p>
          </table:table-cell>
          <table:table-cell office:value-type="string" table:style-name="ce3">
            <text:p>INSTITUTO PRIVADO MIXTO 'SAMPEDRANO'</text:p>
          </table:table-cell>
          <table:table-cell office:value-type="string" table:style-name="ce3">
            <text:p>CANTON EL LLANO</text:p>
          </table:table-cell>
          <table:table-cell office:value-type="float" office:value="44955412" table:style-name="ce3">
            <text:p>44955412</text:p>
          </table:table-cell>
          <table:table-cell office:value-type="string" table:style-name="ce3">
            <text:p>SAÚL EDUARDO MORALES MEJÍA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6-6756-46</text:p>
          </table:table-cell>
          <table:table-cell office:value-type="string" table:style-name="ce4">
            <text:p>13-01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PEDRO NECTA</text:p>
          </table:table-cell>
          <table:table-cell office:value-type="string" table:style-name="ce4">
            <text:p>COLEGIO EVANGÉLICO MIXTO GETSEMANÍ</text:p>
          </table:table-cell>
          <table:table-cell office:value-type="string" table:style-name="ce4">
            <text:p>CABECERA MUNICIPAL</text:p>
          </table:table-cell>
          <table:table-cell office:value-type="float" office:value="77226921" table:style-name="ce4">
            <text:p>77226921</text:p>
          </table:table-cell>
          <table:table-cell office:value-type="string" table:style-name="ce4">
            <text:p>SAÚL EDUARDO MORALES MEJÍA</text:p>
          </table:table-cell>
          <table:table-cell office:value-type="string" table:style-name="ce4">
            <text:p>EMIGDIO GUDIEL RAMOS LÓ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6-7127-46</text:p>
          </table:table-cell>
          <table:table-cell office:value-type="string" table:style-name="ce3">
            <text:p>13-01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PEDRO NECTA</text:p>
          </table:table-cell>
          <table:table-cell office:value-type="string" table:style-name="ce3">
            <text:p>COLEGIO INTEGRAL EMPRESARIAL SAMPEDRANO POR MADUREZ</text:p>
          </table:table-cell>
          <table:table-cell office:value-type="string" table:style-name="ce3">
            <text:p>CABECERA MUNICIPAL</text:p>
          </table:table-cell>
          <table:table-cell office:value-type="float" office:value="47265892" table:style-name="ce3">
            <text:p>47265892</text:p>
          </table:table-cell>
          <table:table-cell office:value-type="string" table:style-name="ce3">
            <text:p>SAÚL EDUARDO MORALES MEJÍA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7-0016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CABECERA MUNICIPAL</text:p>
          </table:table-cell>
          <table:table-cell office:value-type="float" office:value="48187061" table:style-name="ce4">
            <text:p>48187061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CANDELARIA ODILIA SILVESTRE MONTEJ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7-0027-46</text:p>
          </table:table-cell>
          <table:table-cell office:value-type="string" table:style-name="ce3">
            <text:p>13-05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JACALTENANGO</text:p>
          </table:table-cell>
          <table:table-cell office:value-type="string" table:style-name="ce3">
            <text:p>LICEO MIXTO PRIVADO CAMPOSECO</text:p>
          </table:table-cell>
          <table:table-cell office:value-type="string" table:style-name="ce3">
            <text:p>CANTON EL LLANO</text:p>
          </table:table-cell>
          <table:table-cell office:value-type="float" office:value="77226326" table:style-name="ce3">
            <text:p>77226326</text:p>
          </table:table-cell>
          <table:table-cell office:value-type="string" table:style-name="ce3">
            <text:p>SEBASTIÁN PRUDENCIO HERNÁNDEZ CÁRDENAS</text:p>
          </table:table-cell>
          <table:table-cell office:value-type="string" table:style-name="ce3">
            <text:p>GILDA ANGÉLICA CAMPOSECO D.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7-0028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office:value-type="string" table:style-name="ce4">
            <text:p>LICEO MIXTO PRIVADO CAMPOSECO</text:p>
          </table:table-cell>
          <table:table-cell office:value-type="string" table:style-name="ce4">
            <text:p>CANTON EL LLANO</text:p>
          </table:table-cell>
          <table:table-cell office:value-type="float" office:value="77226326" table:style-name="ce4">
            <text:p>77226326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MANUEL DOMINGO CARDO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7-0029-46</text:p>
          </table:table-cell>
          <table:table-cell office:value-type="string" table:style-name="ce3">
            <text:p>13-05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JACALTENANGO</text:p>
          </table:table-cell>
          <table:table-cell office:value-type="string" table:style-name="ce3">
            <text:p>LICEO MIXTO PRIVADO CAMPOSECO</text:p>
          </table:table-cell>
          <table:table-cell office:value-type="string" table:style-name="ce3">
            <text:p>CANTON EL LLANO</text:p>
          </table:table-cell>
          <table:table-cell office:value-type="float" office:value="46498214" table:style-name="ce3">
            <text:p>46498214</text:p>
          </table:table-cell>
          <table:table-cell office:value-type="string" table:style-name="ce3">
            <text:p>SEBASTIÁN PRUDENCIO HERNÁNDEZ CÁRDENAS</text:p>
          </table:table-cell>
          <table:table-cell office:value-type="string" table:style-name="ce3">
            <text:p>GILBERTO APARICIO CAMPOSECO HERNÁ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7-0036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office:value-type="string" table:style-name="ce4">
            <text:p>ASOCIACION DE MAESTROS DE EDUCACION RURAL DE GUATEMALA -AMERG-</text:p>
          </table:table-cell>
          <table:table-cell office:value-type="string" table:style-name="ce4">
            <text:p>ALDEA CHEJBAL</text:p>
          </table:table-cell>
          <table:table-cell office:value-type="float" office:value="53013050" table:style-name="ce4">
            <text:p>53013050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JESUS NATIVIDAD MONTEJO QUIÑON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7-0039-46</text:p>
          </table:table-cell>
          <table:table-cell office:value-type="string" table:style-name="ce3">
            <text:p>13-05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JACALTENANGO</text:p>
          </table:table-cell>
          <table:table-cell office:value-type="string" table:style-name="ce3">
            <text:p>INSTITUTO MIXTO COMUNITARIO DE EDUCACION BILINGUE INTERCULTURAL QANIL</text:p>
          </table:table-cell>
          <table:table-cell office:value-type="string" table:style-name="ce3">
            <text:p>ALDE EL LIMONAR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SEBASTIÁN PRUDENCIO HERNÁNDEZ CÁRDENAS</text:p>
          </table:table-cell>
          <table:table-cell office:value-type="string" table:style-name="ce3">
            <text:p>MARIA ADICELA SILVESTRE DOMING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7-0041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office:value-type="string" table:style-name="ce4">
            <text:p>INSTITUTO MIXTO COMUNITARIO DE EDUCACION BILINGUE INTERCULTURA LA ASUNCION</text:p>
          </table:table-cell>
          <table:table-cell office:value-type="string" table:style-name="ce4">
            <text:p>ALDEA TZISBAJ</text:p>
          </table:table-cell>
          <table:table-cell office:value-type="float" office:value="57220119" table:style-name="ce4">
            <text:p>57220119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ENRIQUE ARISMENDY CASTILLO JIMÉN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7-0043-46</text:p>
          </table:table-cell>
          <table:table-cell office:value-type="string" table:style-name="ce3">
            <text:p>13-05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JACALTENANGO</text:p>
          </table:table-cell>
          <table:table-cell office:value-type="string" table:style-name="ce3">
            <text:p>INSTITUTO MIXTO COMUNITARIO DE EDUCACION BILINGUE INTERCULTURAL AL DESPERTAR</text:p>
          </table:table-cell>
          <table:table-cell office:value-type="string" table:style-name="ce3">
            <text:p>SAN MARCOS HUISTA</text:p>
          </table:table-cell>
          <table:table-cell office:value-type="float" office:value="30568826" table:style-name="ce3">
            <text:p>30568826</text:p>
          </table:table-cell>
          <table:table-cell office:value-type="string" table:style-name="ce3">
            <text:p>SEBASTIÁN PRUDENCIO HERNÁNDEZ CÁRDENAS</text:p>
          </table:table-cell>
          <table:table-cell office:value-type="string" table:style-name="ce3">
            <text:p>FEBE ISIDORA JOSÉ PÉ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7-0045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office:value-type="string" table:style-name="ce4">
            <text:p>ASOCIACIÓN DE MAESTROS DE EDUCACIÓN RURAL DE GUATEMALA -AMERG-</text:p>
          </table:table-cell>
          <table:table-cell office:value-type="string" table:style-name="ce4">
            <text:p>ALDEA CHEJBAL</text:p>
          </table:table-cell>
          <table:table-cell office:value-type="float" office:value="40839394" table:style-name="ce4">
            <text:p>40839394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JESÚS ERNESTO HERNÁNDEZ R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7-0046-46</text:p>
          </table:table-cell>
          <table:table-cell office:value-type="string" table:style-name="ce3">
            <text:p>13-018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JACALTENANGO</text:p>
          </table:table-cell>
          <table:table-cell office:value-type="string" table:style-name="ce3">
            <text:p>INSTITUTO MIXTO B`ALUNH Q`ANA</text:p>
          </table:table-cell>
          <table:table-cell office:value-type="string" table:style-name="ce3">
            <text:p>CANTÓN SAN SEBASTIÁN</text:p>
          </table:table-cell>
          <table:table-cell office:value-type="float" office:value="77632581" table:style-name="ce3">
            <text:p>77632581</text:p>
          </table:table-cell>
          <table:table-cell office:value-type="string" table:style-name="ce3">
            <text:p>JUAN TELESFORO MENDOZA MONTEJO</text:p>
          </table:table-cell>
          <table:table-cell office:value-type="string" table:style-name="ce3">
            <text:p>GREGORIO DELGADO CARDENA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7-0047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office:value-type="string" table:style-name="ce4">
            <text:p>LICEO MIXTO "JACALTECO"</text:p>
          </table:table-cell>
          <table:table-cell office:value-type="string" table:style-name="ce4">
            <text:p>CANTÓN PARROQUIA</text:p>
          </table:table-cell>
          <table:table-cell office:value-type="float" office:value="30105278" table:style-name="ce4">
            <text:p>30105278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UBALDO VIDAL MATEO HERNÁ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7-0048-46</text:p>
          </table:table-cell>
          <table:table-cell office:value-type="string" table:style-name="ce3">
            <text:p>13-05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JACALTENANGO</text:p>
          </table:table-cell>
          <table:table-cell office:value-type="string" table:style-name="ce3">
            <text:p>INSITUTO MIXTO COMUNITARIO DE EDUCACIÓN BILINGÜE INTERCULTURAL "Q´ANIL"</text:p>
          </table:table-cell>
          <table:table-cell office:value-type="string" table:style-name="ce3">
            <text:p>ALDEA EL LIMONAR</text:p>
          </table:table-cell>
          <table:table-cell office:value-type="float" office:value="58095698" table:style-name="ce3">
            <text:p>58095698</text:p>
          </table:table-cell>
          <table:table-cell office:value-type="string" table:style-name="ce3">
            <text:p>SEBASTIÁN PRUDENCIO HERNÁNDEZ CÁRDENAS</text:p>
          </table:table-cell>
          <table:table-cell office:value-type="string" table:style-name="ce3">
            <text:p>EDITH NOHEMÍ DOMINGO DOMING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7-0049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office:value-type="string" table:style-name="ce4">
            <text:p>INSTITUTO MIXTO "LA LAGUNA DE LAS FLORES"</text:p>
          </table:table-cell>
          <table:table-cell office:value-type="string" table:style-name="ce4">
            <text:p>ALDEA LA LAGUNA</text:p>
          </table:table-cell>
          <table:table-cell office:value-type="float" office:value="46675152" table:style-name="ce4">
            <text:p>46675152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JOSÉ ALBERTO CASTILLO HURT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7-0053-46</text:p>
          </table:table-cell>
          <table:table-cell office:value-type="string" table:style-name="ce3">
            <text:p>13-05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JACALTENANGO</text:p>
          </table:table-cell>
          <table:table-cell office:value-type="string" table:style-name="ce3">
            <text:p>COLEGIO PRIVADO MIXTO "SAN JOSÉ TZISBAJ"</text:p>
          </table:table-cell>
          <table:table-cell office:value-type="string" table:style-name="ce3">
            <text:p>ALDEA TZISBAJ</text:p>
          </table:table-cell>
          <table:table-cell office:value-type="float" office:value="50315824" table:style-name="ce3">
            <text:p>50315824</text:p>
          </table:table-cell>
          <table:table-cell office:value-type="string" table:style-name="ce3">
            <text:p>SEBASTIÁN PRUDENCIO HERNÁNDEZ CÁRDENAS</text:p>
          </table:table-cell>
          <table:table-cell office:value-type="string" table:style-name="ce3">
            <text:p>JESÚS BENIGNO DOMINGO DÍA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7-0054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office:value-type="string" table:style-name="ce4">
            <text:p>LICEO PRIVADO MIXTO INTERCULTURAL DE OCCIDENTE</text:p>
          </table:table-cell>
          <table:table-cell office:value-type="string" table:style-name="ce4">
            <text:p>ALDEA BUXUP</text:p>
          </table:table-cell>
          <table:table-cell office:value-type="float" office:value="33468963" table:style-name="ce4">
            <text:p>33468963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RAMÓN AMILCAR FELIPE SILVESTRE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7-0055-46</text:p>
          </table:table-cell>
          <table:table-cell office:value-type="string" table:style-name="ce3">
            <text:p>13-05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JACALTENANGO</text:p>
          </table:table-cell>
          <table:table-cell office:value-type="string" table:style-name="ce3">
            <text:p>INSTITUTO PRIVADO MIXTO DIVERSIFICADO "JACALTENANGO"</text:p>
          </table:table-cell>
          <table:table-cell office:value-type="string" table:style-name="ce3">
            <text:p>CANTÓN SAN SEBASTIÁN</text:p>
          </table:table-cell>
          <table:table-cell office:value-type="float" office:value="55273723" table:style-name="ce3">
            <text:p>55273723</text:p>
          </table:table-cell>
          <table:table-cell office:value-type="string" table:style-name="ce3">
            <text:p>SEBASTIÁN PRUDENCIO HERNÁNDEZ CÁRDENAS</text:p>
          </table:table-cell>
          <table:table-cell office:value-type="string" table:style-name="ce3">
            <text:p>ISIDORA QUIÑONEZ MONTEJ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7-0056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office:value-type="string" table:style-name="ce4">
            <text:p>INSTITUTO PRIVADO MIXTO DIVERSIFICADO "JACALTENANGO"</text:p>
          </table:table-cell>
          <table:table-cell office:value-type="string" table:style-name="ce4">
            <text:p>CANTÓN SAN SEBASTIÁN</text:p>
          </table:table-cell>
          <table:table-cell office:value-type="float" office:value="59851269" table:style-name="ce4">
            <text:p>59851269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ISIDORA QUIÑONEZ MONTEJ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7-0063-46</text:p>
          </table:table-cell>
          <table:table-cell office:value-type="string" table:style-name="ce3">
            <text:p>13-05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JACALTENANGO</text:p>
          </table:table-cell>
          <table:table-cell office:value-type="string" table:style-name="ce3">
            <text:p>INSTITUTO PRIVADO MIXTO DIVERSIFICADO "JACALTENANGO"</text:p>
          </table:table-cell>
          <table:table-cell office:value-type="string" table:style-name="ce3">
            <text:p>CANTÓN SAN SEBASTIAN</text:p>
          </table:table-cell>
          <table:table-cell office:value-type="float" office:value="59851269" table:style-name="ce3">
            <text:p>59851269</text:p>
          </table:table-cell>
          <table:table-cell office:value-type="string" table:style-name="ce3">
            <text:p>SEBASTIÁN PRUDENCIO HERNÁNDEZ CÁRDENAS</text:p>
          </table:table-cell>
          <table:table-cell office:value-type="string" table:style-name="ce3">
            <text:p>MARÍA SALOMÉ ROS SÁNCH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7-0064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office:value-type="string" table:style-name="ce4">
            <text:p>INSTITUTO PRIVADO MIXTO DIVERSIFICADO "JACALTENANGO"</text:p>
          </table:table-cell>
          <table:table-cell office:value-type="string" table:style-name="ce4">
            <text:p>CANTÓN SAN SEBASTIAN</text:p>
          </table:table-cell>
          <table:table-cell office:value-type="float" office:value="59851269" table:style-name="ce4">
            <text:p>59851269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MARÍA SALOMÉ ROS SÁNCH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7-0066-46</text:p>
          </table:table-cell>
          <table:table-cell office:value-type="string" table:style-name="ce3">
            <text:p>13-05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JACALTENANGO</text:p>
          </table:table-cell>
          <table:table-cell office:value-type="string" table:style-name="ce3">
            <text:p>CENTRO EDUCATIVO COMUNITARIO "SAN JOSÉ TZISBAJ"</text:p>
          </table:table-cell>
          <table:table-cell office:value-type="string" table:style-name="ce3">
            <text:p>CANTÓN PARROQUIA, ALDEA TZISBAJ</text:p>
          </table:table-cell>
          <table:table-cell office:value-type="float" office:value="50315824" table:style-name="ce3">
            <text:p>50315824</text:p>
          </table:table-cell>
          <table:table-cell office:value-type="string" table:style-name="ce3">
            <text:p>SEBASTIÁN PRUDENCIO HERNÁNDEZ CÁRDENAS</text:p>
          </table:table-cell>
          <table:table-cell office:value-type="string" table:style-name="ce3">
            <text:p>JESÚS BENIGNO DOMINGO DÍA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7-0067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office:value-type="string" table:style-name="ce4">
            <text:p>INSTITUTO NACIONAL DE EDUCACIÓN DIVERSIFICADA</text:p>
          </table:table-cell>
          <table:table-cell office:value-type="string" table:style-name="ce4">
            <text:p>CANTÓN SAN SEBASTIÁN</text:p>
          </table:table-cell>
          <table:table-cell office:value-type="float" office:value="30156980" table:style-name="ce4">
            <text:p>30156980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JUAN EDMUNDO DÍAZ DELAG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7-0068-46</text:p>
          </table:table-cell>
          <table:table-cell office:value-type="string" table:style-name="ce3">
            <text:p>13-06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JACALTENANGO</text:p>
          </table:table-cell>
          <table:table-cell office:value-type="string" table:style-name="ce3">
            <text:p>CENTRO DE EDUCACIÓN EXTRAESCOLAR CEEX</text:p>
          </table:table-cell>
          <table:table-cell office:value-type="string" table:style-name="ce3">
            <text:p>CABECERA MUNICIPAL</text:p>
          </table:table-cell>
          <table:table-cell office:value-type="float" office:value="32124222" table:style-name="ce3">
            <text:p>32124222</text:p>
          </table:table-cell>
          <table:table-cell office:value-type="string" table:style-name="ce3">
            <text:p>AROLDO HOSBERI SOSA LÓPEZ</text:p>
          </table:table-cell>
          <table:table-cell office:value-type="string" table:style-name="ce3">
            <text:p>ADELAIDA MARÍA HURTADO LÓ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SEMIPRESENCIAL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7-0071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table:style-name="ce4"/>
          <table:table-cell office:value-type="string" table:style-name="ce4">
            <text:p>ADEA SAN MARCOS HUISTA</text:p>
          </table:table-cell>
          <table:table-cell office:value-type="float" office:value="58805828" table:style-name="ce4">
            <text:p>58805828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ANDRÉS ROLANDO RAMÍREZ MATE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7-0433-46</text:p>
          </table:table-cell>
          <table:table-cell office:value-type="string" table:style-name="ce3">
            <text:p>13-05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JACALTENANGO</text:p>
          </table:table-cell>
          <table:table-cell office:value-type="string" table:style-name="ce3">
            <text:p>INSTITUTO MIXTO B ALUNH Q ANA</text:p>
          </table:table-cell>
          <table:table-cell office:value-type="string" table:style-name="ce3">
            <text:p>CANTON SAN SEBASTIAN</text:p>
          </table:table-cell>
          <table:table-cell office:value-type="string" table:style-name="ce3">
            <text:p>77632533-77632581</text:p>
          </table:table-cell>
          <table:table-cell office:value-type="string" table:style-name="ce3">
            <text:p>SEBASTIÁN PRUDENCIO HERNÁNDEZ CÁRDENAS</text:p>
          </table:table-cell>
          <table:table-cell office:value-type="string" table:style-name="ce3">
            <text:p>SEBASTIÁN PRUDENCIO HERNÁ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7-6385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office:value-type="string" table:style-name="ce4">
            <text:p>INSTITUTO PRIVADO MIXTO DIVERSIFICADO JACALTENANGO</text:p>
          </table:table-cell>
          <table:table-cell office:value-type="string" table:style-name="ce4">
            <text:p>CANTÓN SAN SEBASTIÁN</text:p>
          </table:table-cell>
          <table:table-cell office:value-type="float" office:value="55273723" table:style-name="ce4">
            <text:p>55273723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ISIDORA QUIÑÓNEZ MONTEJ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7-6871-46</text:p>
          </table:table-cell>
          <table:table-cell office:value-type="string" table:style-name="ce3">
            <text:p>13-05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JACALTENANGO</text:p>
          </table:table-cell>
          <table:table-cell office:value-type="string" table:style-name="ce3">
            <text:p>LICEO MIXTO PRIVADO CAMPOSECO</text:p>
          </table:table-cell>
          <table:table-cell office:value-type="string" table:style-name="ce3">
            <text:p>CANTON LLANO</text:p>
          </table:table-cell>
          <table:table-cell office:value-type="float" office:value="46498214" table:style-name="ce3">
            <text:p>46498214</text:p>
          </table:table-cell>
          <table:table-cell office:value-type="string" table:style-name="ce3">
            <text:p>SEBASTIÁN PRUDENCIO HERNÁNDEZ CÁRDENAS</text:p>
          </table:table-cell>
          <table:table-cell office:value-type="string" table:style-name="ce3">
            <text:p>GILBERTO APARICIO CAMPOSECO HERNA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7-6872-46</text:p>
          </table:table-cell>
          <table:table-cell office:value-type="string" table:style-name="ce4">
            <text:p>13-05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JACALTENANGO</text:p>
          </table:table-cell>
          <table:table-cell office:value-type="string" table:style-name="ce4">
            <text:p>LICEO MIXTO PRIVADO CAMPOSECO</text:p>
          </table:table-cell>
          <table:table-cell office:value-type="string" table:style-name="ce4">
            <text:p>CANTON LLANO</text:p>
          </table:table-cell>
          <table:table-cell office:value-type="float" office:value="46498214" table:style-name="ce4">
            <text:p>46498214</text:p>
          </table:table-cell>
          <table:table-cell office:value-type="string" table:style-name="ce4">
            <text:p>SEBASTIÁN PRUDENCIO HERNÁNDEZ CÁRDENAS</text:p>
          </table:table-cell>
          <table:table-cell office:value-type="string" table:style-name="ce4">
            <text:p>GILBERTO APARICIO CAMPOSECO HERNÁ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8-0020-46</text:p>
          </table:table-cell>
          <table:table-cell office:value-type="string" table:style-name="ce3">
            <text:p>13-02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PEDRO SOLOMA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CABECERA MUNICIPAL</text:p>
          </table:table-cell>
          <table:table-cell table:style-name="ce3"/>
          <table:table-cell office:value-type="string" table:style-name="ce3">
            <text:p>RIGOBERTO GABRIEL GONZÁLEZ MERIDA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8-0042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PEDRO SOLOMA</text:p>
          </table:table-cell>
          <table:table-cell office:value-type="string" table:style-name="ce4">
            <text:p>COLEGIO JUAN JACOBO ROUSSEAU</text:p>
          </table:table-cell>
          <table:table-cell office:value-type="string" table:style-name="ce4">
            <text:p>BARRIO ESQUIPULAS, ZONA 6</text:p>
          </table:table-cell>
          <table:table-cell office:value-type="float" office:value="77806985" table:style-name="ce4">
            <text:p>77806985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MARVIN GERARDO MIGUEL MONTEJ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8-0045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PEDRO SOLOMA</text:p>
          </table:table-cell>
          <table:table-cell office:value-type="string" table:style-name="ce3">
            <text:p>INSTITUTO PARTICULAR MIXTO INTERCULTURAL "CIENCIA Y DESARROLLO"</text:p>
          </table:table-cell>
          <table:table-cell office:value-type="string" table:style-name="ce3">
            <text:p>BARRIO ESQUIPULAS, ZONA 6</text:p>
          </table:table-cell>
          <table:table-cell office:value-type="float" office:value="77806985" table:style-name="ce3">
            <text:p>77806985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ROSALÍO TELEGUARIO MAGZU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8-0046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PEDRO SOLOMA</text:p>
          </table:table-cell>
          <table:table-cell office:value-type="string" table:style-name="ce4">
            <text:p>INSTITUTO NORMAL MIXTO PRIVADO</text:p>
          </table:table-cell>
          <table:table-cell office:value-type="string" table:style-name="ce4">
            <text:p>BARRIO EL CARMEN, ZONA 2</text:p>
          </table:table-cell>
          <table:table-cell office:value-type="float" office:value="77719364" table:style-name="ce4">
            <text:p>77719364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LUIS ROBERTO ANTONIO LÓ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8-0047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PEDRO SOLOMA</text:p>
          </table:table-cell>
          <table:table-cell office:value-type="string" table:style-name="ce3">
            <text:p>INSTITUTO PARTICULAR MIXTO INTERCULTURAL CIENCIA Y DESARROLLO</text:p>
          </table:table-cell>
          <table:table-cell office:value-type="string" table:style-name="ce3">
            <text:p>BARRIO ESQUIPULAS ZONA 6</text:p>
          </table:table-cell>
          <table:table-cell office:value-type="float" office:value="77800698" table:style-name="ce3">
            <text:p>77800698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ROSALÍO TELEGUARIO MAGZU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8-0049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PEDRO SOLOMA</text:p>
          </table:table-cell>
          <table:table-cell office:value-type="string" table:style-name="ce4">
            <text:p>LICEO TÉCNICO LIBERADOR KAROL WOJTILA</text:p>
          </table:table-cell>
          <table:table-cell office:value-type="string" table:style-name="ce4">
            <text:p>BARRIO QUISISÍ</text:p>
          </table:table-cell>
          <table:table-cell office:value-type="float" office:value="30108838" table:style-name="ce4">
            <text:p>30108838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ISABEL CASTAÑEDA JUA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8-0053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PEDRO SOLOMA</text:p>
          </table:table-cell>
          <table:table-cell office:value-type="string" table:style-name="ce3">
            <text:p>INSTITUTO PARTICULAR MIXTO INTERCULTURAL CIENCIA Y DESARROLLO</text:p>
          </table:table-cell>
          <table:table-cell office:value-type="string" table:style-name="ce3">
            <text:p>BARRIO ESQUIPULAS</text:p>
          </table:table-cell>
          <table:table-cell office:value-type="float" office:value="77806985" table:style-name="ce3">
            <text:p>77806985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ROSALÍO TELEGUARIO MAGZU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8-0055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PEDRO SOLOMA</text:p>
          </table:table-cell>
          <table:table-cell office:value-type="string" table:style-name="ce4">
            <text:p>COLEGIO LICEO TÉCNICO LIBERADOR "KAROL WOJTILA"</text:p>
          </table:table-cell>
          <table:table-cell office:value-type="string" table:style-name="ce4">
            <text:p>BARRIO COTZAN</text:p>
          </table:table-cell>
          <table:table-cell office:value-type="float" office:value="30108838" table:style-name="ce4">
            <text:p>30108838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ISABEL CASTAÑEDA JUA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8-0058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PEDRO SOLOMA</text:p>
          </table:table-cell>
          <table:table-cell office:value-type="string" table:style-name="ce3">
            <text:p>COLEGIO LICEO TÉCNICO LIBERADOR "KAROL WOJTILA"</text:p>
          </table:table-cell>
          <table:table-cell office:value-type="string" table:style-name="ce3">
            <text:p>BARRIO COTZAN</text:p>
          </table:table-cell>
          <table:table-cell office:value-type="float" office:value="30108838" table:style-name="ce3">
            <text:p>30108838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ISABEL CASTAÑEDA JUA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8-0059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PEDRO SOLOMA</text:p>
          </table:table-cell>
          <table:table-cell office:value-type="string" table:style-name="ce4">
            <text:p>COLEGIO PARROQUIAL "SAN PEDRO"</text:p>
          </table:table-cell>
          <table:table-cell office:value-type="string" table:style-name="ce4">
            <text:p>BARRIO EL CENTRO SAN PEDRO SOLOMA</text:p>
          </table:table-cell>
          <table:table-cell office:value-type="float" office:value="59970472" table:style-name="ce4">
            <text:p>59970472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MARÍA TRINIDAD MATÍAS ANTONIO DE CALM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8-4989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PEDRO SOLOMA</text:p>
          </table:table-cell>
          <table:table-cell office:value-type="string" table:style-name="ce3">
            <text:p>INSTITUTO NORMAL MIXTO PRIVADO</text:p>
          </table:table-cell>
          <table:table-cell office:value-type="string" table:style-name="ce3">
            <text:p>BARRIO EL CARMEN</text:p>
          </table:table-cell>
          <table:table-cell office:value-type="float" office:value="41332770" table:style-name="ce3">
            <text:p>41332770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ENRIQUE MATEO FRANCISCO ANDRÉ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8-7124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PEDRO SOLOMA</text:p>
          </table:table-cell>
          <table:table-cell office:value-type="string" table:style-name="ce4">
            <text:p>INSTITUTO PARTICULAR MIXTO INTERCULTURAL CIENCIA Y DESARROLLO</text:p>
          </table:table-cell>
          <table:table-cell office:value-type="string" table:style-name="ce4">
            <text:p>BARRIO ESQUIPULAS, ZONA 6</text:p>
          </table:table-cell>
          <table:table-cell office:value-type="float" office:value="77806985" table:style-name="ce4">
            <text:p>77806985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ROSALIO TELEGUARIO MAGZU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8-7128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PEDRO SOLOMA</text:p>
          </table:table-cell>
          <table:table-cell office:value-type="string" table:style-name="ce3">
            <text:p>INSTITUTO PARTICULAR MIXTO INTERCULTURAL CIENCIA Y DESARROLLO</text:p>
          </table:table-cell>
          <table:table-cell office:value-type="string" table:style-name="ce3">
            <text:p>BARRIO ESQUIPULAS, ZONA 6</text:p>
          </table:table-cell>
          <table:table-cell office:value-type="float" office:value="77806985" table:style-name="ce3">
            <text:p>77806985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ROSALIO TELEGUARIO MAGZU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9-0004-46</text:p>
          </table:table-cell>
          <table:table-cell office:value-type="string" table:style-name="ce4">
            <text:p>13-022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ILDEFONSO IXTAHUACAN</text:p>
          </table:table-cell>
          <table:table-cell office:value-type="string" table:style-name="ce4">
            <text:p>COLEGIO PRIVADO MIXTO "NUEVO HORIZONTE"</text:p>
          </table:table-cell>
          <table:table-cell office:value-type="string" table:style-name="ce4">
            <text:p>CABECERA MUNICIPAL</text:p>
          </table:table-cell>
          <table:table-cell office:value-type="float" office:value="57811883" table:style-name="ce4">
            <text:p>57811883</text:p>
          </table:table-cell>
          <table:table-cell office:value-type="string" table:style-name="ce4">
            <text:p>ARGELIO ROCAEL AGUILAR GONZALEZ</text:p>
          </table:table-cell>
          <table:table-cell office:value-type="string" table:style-name="ce4">
            <text:p>MIGUEL ANGEL MARTINEZ HERR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09-0045-46</text:p>
          </table:table-cell>
          <table:table-cell office:value-type="string" table:style-name="ce3">
            <text:p>13-022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ILDEFONSO IXTAHUACAN</text:p>
          </table:table-cell>
          <table:table-cell office:value-type="string" table:style-name="ce3">
            <text:p>COLEGIO PRIVADO MIXTO PREUNIVERSITARIO CIENTIFICO INTEGRAL</text:p>
          </table:table-cell>
          <table:table-cell office:value-type="string" table:style-name="ce3">
            <text:p>SAN ILDEFONSO IXTAHUACAN</text:p>
          </table:table-cell>
          <table:table-cell office:value-type="float" office:value="77228855" table:style-name="ce3">
            <text:p>77228855</text:p>
          </table:table-cell>
          <table:table-cell office:value-type="string" table:style-name="ce3">
            <text:p>ARGELIO ROCAEL AGUILAR GONZALEZ</text:p>
          </table:table-cell>
          <table:table-cell office:value-type="string" table:style-name="ce3">
            <text:p>JOSE VINICIO PEREZ HERRE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9-0046-46</text:p>
          </table:table-cell>
          <table:table-cell office:value-type="string" table:style-name="ce4">
            <text:p>13-022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ILDEFONSO IXTAHUACAN</text:p>
          </table:table-cell>
          <table:table-cell office:value-type="string" table:style-name="ce4">
            <text:p>COLEGIO EVANGÉLICO MIXTO PRIVADO "EMANUEL"</text:p>
          </table:table-cell>
          <table:table-cell office:value-type="string" table:style-name="ce4">
            <text:p>CABECERA MUNICIPAL</text:p>
          </table:table-cell>
          <table:table-cell office:value-type="float" office:value="57548166" table:style-name="ce4">
            <text:p>57548166</text:p>
          </table:table-cell>
          <table:table-cell office:value-type="string" table:style-name="ce4">
            <text:p>ARGELIO ROCAEL AGUILAR GONZALEZ</text:p>
          </table:table-cell>
          <table:table-cell office:value-type="string" table:style-name="ce4">
            <text:p>SAYLER RENÉ PÉREZ HERNÁ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3">
          <table:table-cell office:value-type="string" table:style-name="ce3">
            <text:p>13-09-0049-46</text:p>
          </table:table-cell>
          <table:table-cell office:value-type="string" table:style-name="ce3">
            <text:p>13-022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ILDEFONSO IXTAHUACAN</text:p>
          </table:table-cell>
          <table:table-cell office:value-type="string" table:style-name="ce3">
            <text:p>INSTITUTO DE EDUCACIÓN DIVERSIFICADA POR COOPERATIVA DE ENSEÑANZA BILINGÜE INTERCULTURAL KAWIL KYE KOJB´IL"</text:p>
          </table:table-cell>
          <table:table-cell office:value-type="string" table:style-name="ce3">
            <text:p>CASERÍO CHEJOJ, ALDEA VEGA DE SAN MIGUEL</text:p>
          </table:table-cell>
          <table:table-cell office:value-type="float" office:value="57379437" table:style-name="ce3">
            <text:p>57379437</text:p>
          </table:table-cell>
          <table:table-cell office:value-type="string" table:style-name="ce3">
            <text:p>ARGELIO ROCAEL AGUILAR GONZALEZ</text:p>
          </table:table-cell>
          <table:table-cell office:value-type="string" table:style-name="ce3">
            <text:p>FRANCISCA ORTIZ ORDOÑ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9-0055-46</text:p>
          </table:table-cell>
          <table:table-cell office:value-type="string" table:style-name="ce4">
            <text:p>13-022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ILDEFONSO IXTAHUACAN</text:p>
          </table:table-cell>
          <table:table-cell office:value-type="string" table:style-name="ce4">
            <text:p>LICEO PRIVADO MIXTO "EL SHADDAI"</text:p>
          </table:table-cell>
          <table:table-cell office:value-type="string" table:style-name="ce4">
            <text:p>CABECERA MUNICIPAL</text:p>
          </table:table-cell>
          <table:table-cell office:value-type="float" office:value="58852941" table:style-name="ce4">
            <text:p>58852941</text:p>
          </table:table-cell>
          <table:table-cell office:value-type="string" table:style-name="ce4">
            <text:p>ARGELIO ROCAEL AGUILAR GONZALEZ</text:p>
          </table:table-cell>
          <table:table-cell office:value-type="string" table:style-name="ce4">
            <text:p>ALVIN EMANUEL RAMOS RIV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9-0059-46</text:p>
          </table:table-cell>
          <table:table-cell office:value-type="string" table:style-name="ce3">
            <text:p>13-022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ILDEFONSO IXTAHUACAN</text:p>
          </table:table-cell>
          <table:table-cell office:value-type="string" table:style-name="ce3">
            <text:p>LICEO PRIVADO MIXTO EDNA EDITH HERRERA VILLATORO</text:p>
          </table:table-cell>
          <table:table-cell office:value-type="string" table:style-name="ce3">
            <text:p>CABECERA MUNICIPAL</text:p>
          </table:table-cell>
          <table:table-cell office:value-type="float" office:value="46601037" table:style-name="ce3">
            <text:p>46601037</text:p>
          </table:table-cell>
          <table:table-cell office:value-type="string" table:style-name="ce3">
            <text:p>ARGELIO ROCAEL AGUILAR GONZALEZ</text:p>
          </table:table-cell>
          <table:table-cell office:value-type="string" table:style-name="ce3">
            <text:p>JOSÉ VINICIO PÉREZ HERRE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9-0060-46</text:p>
          </table:table-cell>
          <table:table-cell office:value-type="string" table:style-name="ce4">
            <text:p>13-022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ILDEFONSO IXTAHUACAN</text:p>
          </table:table-cell>
          <table:table-cell office:value-type="string" table:style-name="ce4">
            <text:p>LICEO PRIVADO MIXTO EDNA EDITH HERRERA VILLATORO</text:p>
          </table:table-cell>
          <table:table-cell office:value-type="string" table:style-name="ce4">
            <text:p>CABECERA MUNICIPAL</text:p>
          </table:table-cell>
          <table:table-cell office:value-type="float" office:value="46601037" table:style-name="ce4">
            <text:p>46601037</text:p>
          </table:table-cell>
          <table:table-cell office:value-type="string" table:style-name="ce4">
            <text:p>ARGELIO ROCAEL AGUILAR GONZALEZ</text:p>
          </table:table-cell>
          <table:table-cell office:value-type="string" table:style-name="ce4">
            <text:p>JOSÉ VINICIO PÉREZ HERR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9-0061-46</text:p>
          </table:table-cell>
          <table:table-cell office:value-type="string" table:style-name="ce3">
            <text:p>13-022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ILDEFONSO IXTAHUACAN</text:p>
          </table:table-cell>
          <table:table-cell office:value-type="string" table:style-name="ce3">
            <text:p>COLEGIO EVANGÉLICO PRIVADO MIXTO "NUEVO HORIZONTE"</text:p>
          </table:table-cell>
          <table:table-cell office:value-type="string" table:style-name="ce3">
            <text:p>CABECERA MUNICIPAL</text:p>
          </table:table-cell>
          <table:table-cell office:value-type="float" office:value="33370931" table:style-name="ce3">
            <text:p>33370931</text:p>
          </table:table-cell>
          <table:table-cell office:value-type="string" table:style-name="ce3">
            <text:p>ARGELIO ROCAEL AGUILAR GONZALEZ</text:p>
          </table:table-cell>
          <table:table-cell office:value-type="string" table:style-name="ce3">
            <text:p>JUAN JOSÉ RAMÍREZ LÓ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09-0064-46</text:p>
          </table:table-cell>
          <table:table-cell office:value-type="string" table:style-name="ce4">
            <text:p>13-022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ILDEFONSO IXTAHUACAN</text:p>
          </table:table-cell>
          <table:table-cell office:value-type="string" table:style-name="ce4">
            <text:p>COLEGIO PRIVADO MIXTO PREUNIVERSITARIO CIENTÍFICO INTEGRAL</text:p>
          </table:table-cell>
          <table:table-cell office:value-type="string" table:style-name="ce4">
            <text:p>CABECERA MUNICIPAL</text:p>
          </table:table-cell>
          <table:table-cell office:value-type="float" office:value="77228691" table:style-name="ce4">
            <text:p>77228691</text:p>
          </table:table-cell>
          <table:table-cell office:value-type="string" table:style-name="ce4">
            <text:p>ARGELIO ROCAEL AGUILAR GONZALEZ</text:p>
          </table:table-cell>
          <table:table-cell office:value-type="string" table:style-name="ce4">
            <text:p>JOSÉ VINICIO PÉREZ HERR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9-0066-46</text:p>
          </table:table-cell>
          <table:table-cell office:value-type="string" table:style-name="ce3">
            <text:p>13-022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ILDEFONSO IXTAHUACAN</text:p>
          </table:table-cell>
          <table:table-cell office:value-type="string" table:style-name="ce3">
            <text:p>COLEGIO EVANGÉLICO MIXTO PRIVADO "EMANUEL"</text:p>
          </table:table-cell>
          <table:table-cell office:value-type="string" table:style-name="ce3">
            <text:p>CABECERA MUNICIPAL</text:p>
          </table:table-cell>
          <table:table-cell office:value-type="float" office:value="57548166" table:style-name="ce3">
            <text:p>57548166</text:p>
          </table:table-cell>
          <table:table-cell office:value-type="string" table:style-name="ce3">
            <text:p>ARGELIO ROCAEL AGUILAR GONZALEZ</text:p>
          </table:table-cell>
          <table:table-cell office:value-type="string" table:style-name="ce3">
            <text:p>SAYLER RENÉ PÉREZ HERNÁ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09-0067-46</text:p>
          </table:table-cell>
          <table:table-cell office:value-type="string" table:style-name="ce4">
            <text:p>13-022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ILDEFONSO IXTAHUACAN</text:p>
          </table:table-cell>
          <table:table-cell office:value-type="string" table:style-name="ce4">
            <text:p>LICEO PRIVADO MIXTO "GARNETT"</text:p>
          </table:table-cell>
          <table:table-cell office:value-type="string" table:style-name="ce4">
            <text:p>CABECERA MUNICIPAL</text:p>
          </table:table-cell>
          <table:table-cell office:value-type="float" office:value="77904409" table:style-name="ce4">
            <text:p>77904409</text:p>
          </table:table-cell>
          <table:table-cell office:value-type="string" table:style-name="ce4">
            <text:p>ARGELIO ROCAEL AGUILAR GONZALEZ</text:p>
          </table:table-cell>
          <table:table-cell office:value-type="string" table:style-name="ce4">
            <text:p>ALVIN EMANUEL RAMOS RIV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09-1582-46</text:p>
          </table:table-cell>
          <table:table-cell office:value-type="string" table:style-name="ce3">
            <text:p>13-022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ILDEFONSO IXTAHUACAN</text:p>
          </table:table-cell>
          <table:table-cell office:value-type="string" table:style-name="ce3">
            <text:p>INSTITUTO NORMAL MIXTO PRIVADO 'AJPON'</text:p>
          </table:table-cell>
          <table:table-cell office:value-type="string" table:style-name="ce3">
            <text:p>SAN ILDEFONSO</text:p>
          </table:table-cell>
          <table:table-cell office:value-type="float" office:value="77228643" table:style-name="ce3">
            <text:p>77228643</text:p>
          </table:table-cell>
          <table:table-cell office:value-type="string" table:style-name="ce3">
            <text:p>ARGELIO ROCAEL AGUILAR GONZALE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0-0040-46</text:p>
          </table:table-cell>
          <table:table-cell office:value-type="string" table:style-name="ce4">
            <text:p>13-037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BARBARA</text:p>
          </table:table-cell>
          <table:table-cell office:value-type="string" table:style-name="ce4">
            <text:p>LICEO PRIVADO MIXTO "MONTE HOREB"</text:p>
          </table:table-cell>
          <table:table-cell office:value-type="string" table:style-name="ce4">
            <text:p>CABECERA MUNICIPAL</text:p>
          </table:table-cell>
          <table:table-cell office:value-type="float" office:value="57788596" table:style-name="ce4">
            <text:p>57788596</text:p>
          </table:table-cell>
          <table:table-cell office:value-type="string" table:style-name="ce4">
            <text:p>PEDRO CLEMENTINO GÓMEZ GÓMEZ</text:p>
          </table:table-cell>
          <table:table-cell office:value-type="string" table:style-name="ce4">
            <text:p>VÍCTOR EZEQUIEL PÉREZ GÓM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1-0053-46</text:p>
          </table:table-cell>
          <table:table-cell office:value-type="string" table:style-name="ce3">
            <text:p>13-02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LICEO JAPONES</text:p>
          </table:table-cell>
          <table:table-cell office:value-type="string" table:style-name="ce3">
            <text:p>CABECERA MUNICIPAL</text:p>
          </table:table-cell>
          <table:table-cell office:value-type="float" office:value="53874388" table:style-name="ce3">
            <text:p>53874388</text:p>
          </table:table-cell>
          <table:table-cell office:value-type="string" table:style-name="ce3">
            <text:p>OSBIN NAARY GARCÍA</text:p>
          </table:table-cell>
          <table:table-cell office:value-type="string" table:style-name="ce3">
            <text:p>MARIO GUILLERMO ALVARADO FERNA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1-0057-46</text:p>
          </table:table-cell>
          <table:table-cell office:value-type="string" table:style-name="ce4">
            <text:p>13-02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ENTRO EDUCATIVO COMUNITARIO ADVENTISTA SINAI</text:p>
          </table:table-cell>
          <table:table-cell office:value-type="string" table:style-name="ce4">
            <text:p>ALDEA EL CHALUM</text:p>
          </table:table-cell>
          <table:table-cell office:value-type="float" office:value="59966686" table:style-name="ce4">
            <text:p>59966686</text:p>
          </table:table-cell>
          <table:table-cell office:value-type="string" table:style-name="ce4">
            <text:p>OSBIN NAARY GARCÍA</text:p>
          </table:table-cell>
          <table:table-cell office:value-type="string" table:style-name="ce4">
            <text:p>ESAU MATIAS HERR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1-0060-46</text:p>
          </table:table-cell>
          <table:table-cell office:value-type="string" table:style-name="ce3">
            <text:p>13-02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COLONIA NUEVA, CABECERA MUNICIPAL</text:p>
          </table:table-cell>
          <table:table-cell office:value-type="float" office:value="50421916" table:style-name="ce3">
            <text:p>50421916</text:p>
          </table:table-cell>
          <table:table-cell office:value-type="string" table:style-name="ce3">
            <text:p>OSBIN NAARY GARCÍA</text:p>
          </table:table-cell>
          <table:table-cell office:value-type="string" table:style-name="ce3">
            <text:p>CÉSAR JOSUÉ DE LEÓN RECIN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1-0068-46</text:p>
          </table:table-cell>
          <table:table-cell office:value-type="string" table:style-name="ce4">
            <text:p>13-02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OLEGIO PRIVADO MIXTO "LIBERTENSE"</text:p>
          </table:table-cell>
          <table:table-cell office:value-type="string" table:style-name="ce4">
            <text:p>CABECERA MUNICIPAL</text:p>
          </table:table-cell>
          <table:table-cell office:value-type="float" office:value="53393921" table:style-name="ce4">
            <text:p>53393921</text:p>
          </table:table-cell>
          <table:table-cell office:value-type="string" table:style-name="ce4">
            <text:p>OSBIN NAARY GARCÍA</text:p>
          </table:table-cell>
          <table:table-cell office:value-type="string" table:style-name="ce4">
            <text:p>OSBIN NAARY GARCÍ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1-0069-46</text:p>
          </table:table-cell>
          <table:table-cell office:value-type="string" table:style-name="ce3">
            <text:p>13-02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PRIVADO MIXTO "EMMANUEL"</text:p>
          </table:table-cell>
          <table:table-cell office:value-type="string" table:style-name="ce3">
            <text:p>CABECERA MUNICIPAL</text:p>
          </table:table-cell>
          <table:table-cell office:value-type="float" office:value="30181389" table:style-name="ce3">
            <text:p>30181389</text:p>
          </table:table-cell>
          <table:table-cell office:value-type="string" table:style-name="ce3">
            <text:p>OSBIN NAARY GARCÍA</text:p>
          </table:table-cell>
          <table:table-cell office:value-type="string" table:style-name="ce3">
            <text:p>EVELYN YADIRA MORALES MORALES DE RIVE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11-5762-46</text:p>
          </table:table-cell>
          <table:table-cell office:value-type="string" table:style-name="ce4">
            <text:p>13-02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INSTITUTO DE CIENCIAS COMERCIALES POR COOPERATIVA ANEXA A IMBANC</text:p>
          </table:table-cell>
          <table:table-cell table:number-columns-repeated="2" table:style-name="ce4"/>
          <table:table-cell office:value-type="string" table:style-name="ce4">
            <text:p>OSBIN NAARY GARCÍ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COOPERATIVA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INTERMEDI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1-5791-46</text:p>
          </table:table-cell>
          <table:table-cell table:style-name="ce3"/>
          <table:table-cell office:value-type="string" table:style-name="ce3">
            <text:p>HUEHUETENANGO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INSTITUTO DE CIENCIAS COMERCIALES POR COOPERATIVA</text:p>
          </table:table-cell>
          <table:table-cell table:number-columns-repeated="4" table:style-name="ce3"/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11-6596-46</text:p>
          </table:table-cell>
          <table:table-cell office:value-type="string" table:style-name="ce4">
            <text:p>13-02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INSTITUTO PRIVADO MIXTO DE MAGISTERIO DE EDUCACION PRIMARIA</text:p>
          </table:table-cell>
          <table:table-cell office:value-type="string" table:style-name="ce4">
            <text:p>LA LIBERTAD</text:p>
          </table:table-cell>
          <table:table-cell table:style-name="ce4"/>
          <table:table-cell office:value-type="string" table:style-name="ce4">
            <text:p>OSBIN NAARY GARCÍ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2-0001-46</text:p>
          </table:table-cell>
          <table:table-cell office:value-type="string" table:style-name="ce3">
            <text:p>13-02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DEMOCRACIA</text:p>
          </table:table-cell>
          <table:table-cell office:value-type="string" table:style-name="ce3">
            <text:p>COLEGIO CRISTIANO "EL LABRADOR"</text:p>
          </table:table-cell>
          <table:table-cell office:value-type="string" table:style-name="ce3">
            <text:p>ALDEA VALPARAISO</text:p>
          </table:table-cell>
          <table:table-cell office:value-type="float" office:value="55272855" table:style-name="ce3">
            <text:p>55272855</text:p>
          </table:table-cell>
          <table:table-cell office:value-type="string" table:style-name="ce3">
            <text:p>ABELARDO MEFIBOSET VILLATORO HERRERA</text:p>
          </table:table-cell>
          <table:table-cell office:value-type="string" table:style-name="ce3">
            <text:p>JUANA MAIDA BUSTISTA RAMIREZ DE LAPAR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2-0004-46</text:p>
          </table:table-cell>
          <table:table-cell office:value-type="string" table:style-name="ce4">
            <text:p>13-02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DEMOCRACIA</text:p>
          </table:table-cell>
          <table:table-cell office:value-type="string" table:style-name="ce4">
            <text:p>COLEGIO MIXTO ADVENTISTA "VALPARAISO"</text:p>
          </table:table-cell>
          <table:table-cell office:value-type="string" table:style-name="ce4">
            <text:p>ALDEA VALPARAISO</text:p>
          </table:table-cell>
          <table:table-cell office:value-type="float" office:value="30918930" table:style-name="ce4">
            <text:p>30918930</text:p>
          </table:table-cell>
          <table:table-cell office:value-type="string" table:style-name="ce4">
            <text:p>ABELARDO MEFIBOSET VILLATORO HERRERA</text:p>
          </table:table-cell>
          <table:table-cell office:value-type="string" table:style-name="ce4">
            <text:p>DORIS MARLENI HERRERA CARDO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2-0075-46</text:p>
          </table:table-cell>
          <table:table-cell office:value-type="string" table:style-name="ce3">
            <text:p>13-02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DEMOCRACIA</text:p>
          </table:table-cell>
          <table:table-cell office:value-type="string" table:style-name="ce3">
            <text:p>INSTITUTO PRIVADO MIXTO ESFUERZO</text:p>
          </table:table-cell>
          <table:table-cell office:value-type="string" table:style-name="ce3">
            <text:p>ALDEA CAMOJALLITO</text:p>
          </table:table-cell>
          <table:table-cell office:value-type="float" office:value="46639210" table:style-name="ce3">
            <text:p>46639210</text:p>
          </table:table-cell>
          <table:table-cell office:value-type="string" table:style-name="ce3">
            <text:p>ABELARDO MEFIBOSET VILLATORO HERRERA</text:p>
          </table:table-cell>
          <table:table-cell office:value-type="string" table:style-name="ce3">
            <text:p>ORACIO ALMENGOR MARTÍNEZ VILLATOR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2-0076-46</text:p>
          </table:table-cell>
          <table:table-cell office:value-type="string" table:style-name="ce4">
            <text:p>13-025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DEMOCRACIA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LA DEMOCRACIA</text:p>
          </table:table-cell>
          <table:table-cell office:value-type="float" office:value="57595332" table:style-name="ce4">
            <text:p>57595332</text:p>
          </table:table-cell>
          <table:table-cell office:value-type="string" table:style-name="ce4">
            <text:p>GLADÍS ARACELY SIMÓN FRANCISCO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2-0081-46</text:p>
          </table:table-cell>
          <table:table-cell office:value-type="string" table:style-name="ce3">
            <text:p>13-02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DEMOCRACIA</text:p>
          </table:table-cell>
          <table:table-cell office:value-type="string" table:style-name="ce3">
            <text:p>INSTITUTO PARTICULAR MIXTO DEMOCRACENSE</text:p>
          </table:table-cell>
          <table:table-cell office:value-type="string" table:style-name="ce3">
            <text:p>ALDEA CAMOJALLITO</text:p>
          </table:table-cell>
          <table:table-cell office:value-type="float" office:value="31227589" table:style-name="ce3">
            <text:p>31227589</text:p>
          </table:table-cell>
          <table:table-cell office:value-type="string" table:style-name="ce3">
            <text:p>ABELARDO MEFIBOSET VILLATORO HERRERA</text:p>
          </table:table-cell>
          <table:table-cell office:value-type="string" table:style-name="ce3">
            <text:p>WILIAM ARNOLDO RODRIGUEZ LO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2-0086-46</text:p>
          </table:table-cell>
          <table:table-cell office:value-type="string" table:style-name="ce4">
            <text:p>13-02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DEMOCRACIA</text:p>
          </table:table-cell>
          <table:table-cell office:value-type="string" table:style-name="ce4">
            <text:p>INSTITUTO PRIVADO MIXTO "ESFUERZO"</text:p>
          </table:table-cell>
          <table:table-cell office:value-type="string" table:style-name="ce4">
            <text:p>ALDEA CAMOJALLITO</text:p>
          </table:table-cell>
          <table:table-cell office:value-type="float" office:value="30193496" table:style-name="ce4">
            <text:p>30193496</text:p>
          </table:table-cell>
          <table:table-cell office:value-type="string" table:style-name="ce4">
            <text:p>ABELARDO MEFIBOSET VILLATORO HERRERA</text:p>
          </table:table-cell>
          <table:table-cell office:value-type="string" table:style-name="ce4">
            <text:p>ORACIO ALMENGOR MARTINEZ VILLATO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12-0096-46</text:p>
          </table:table-cell>
          <table:table-cell office:value-type="string" table:style-name="ce3">
            <text:p>13-02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DEMOCRACIA</text:p>
          </table:table-cell>
          <table:table-cell office:value-type="string" table:style-name="ce3">
            <text:p>COLEGIO PARROQUIAL PRIVADO MIXTO SANTA TERESITA DEL NIÑO JESÚS</text:p>
          </table:table-cell>
          <table:table-cell office:value-type="string" table:style-name="ce3">
            <text:p>ALDEA CAMOJALLITO</text:p>
          </table:table-cell>
          <table:table-cell office:value-type="float" office:value="54982292" table:style-name="ce3">
            <text:p>54982292</text:p>
          </table:table-cell>
          <table:table-cell office:value-type="string" table:style-name="ce3">
            <text:p>ABELARDO MEFIBOSET VILLATORO HERRERA</text:p>
          </table:table-cell>
          <table:table-cell office:value-type="string" table:style-name="ce3">
            <text:p>ERICA ARACELY MARTÍNEZ CARRIL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2-0097-46</text:p>
          </table:table-cell>
          <table:table-cell office:value-type="string" table:style-name="ce4">
            <text:p>13-02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DEMOCRACIA</text:p>
          </table:table-cell>
          <table:table-cell office:value-type="string" table:style-name="ce4">
            <text:p>INSTITUTO PRIVADO MIXTO ESFUERZO</text:p>
          </table:table-cell>
          <table:table-cell office:value-type="string" table:style-name="ce4">
            <text:p>ALDEA CAMOJALLITO</text:p>
          </table:table-cell>
          <table:table-cell office:value-type="float" office:value="46639210" table:style-name="ce4">
            <text:p>46639210</text:p>
          </table:table-cell>
          <table:table-cell office:value-type="string" table:style-name="ce4">
            <text:p>ABELARDO MEFIBOSET VILLATORO HERRERA</text:p>
          </table:table-cell>
          <table:table-cell office:value-type="string" table:style-name="ce4">
            <text:p>ORACIO ALMENGOR MARTÍNEZ VILLATO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2-0098-46</text:p>
          </table:table-cell>
          <table:table-cell office:value-type="string" table:style-name="ce3">
            <text:p>13-02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DEMOCRACIA</text:p>
          </table:table-cell>
          <table:table-cell office:value-type="string" table:style-name="ce3">
            <text:p>COLEGIO EVANGELICO MIXTO "NAZARET"</text:p>
          </table:table-cell>
          <table:table-cell office:value-type="string" table:style-name="ce3">
            <text:p>CABECERA MUNICIPAL</text:p>
          </table:table-cell>
          <table:table-cell office:value-type="float" office:value="77738291" table:style-name="ce3">
            <text:p>77738291</text:p>
          </table:table-cell>
          <table:table-cell office:value-type="string" table:style-name="ce3">
            <text:p>GLADÍS ARACELY SIMÓN FRANCISCO</text:p>
          </table:table-cell>
          <table:table-cell office:value-type="string" table:style-name="ce3">
            <text:p>HIERI MARTÍNEZ LEIV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12-0102-46</text:p>
          </table:table-cell>
          <table:table-cell office:value-type="string" table:style-name="ce4">
            <text:p>13-025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DEMOCRACIA</text:p>
          </table:table-cell>
          <table:table-cell office:value-type="string" table:style-name="ce4">
            <text:p>INSTITUTO PRIVADO MIXTO DE MAGISTERIO DE EDUCACIÓN PRIMARIA INTERCULTURAL</text:p>
          </table:table-cell>
          <table:table-cell office:value-type="string" table:style-name="ce4">
            <text:p>CAMOJALLITO</text:p>
          </table:table-cell>
          <table:table-cell office:value-type="float" office:value="77738222" table:style-name="ce4">
            <text:p>77738222</text:p>
          </table:table-cell>
          <table:table-cell office:value-type="string" table:style-name="ce4">
            <text:p>GLADÍS ARACELY SIMÓN FRANCISCO</text:p>
          </table:table-cell>
          <table:table-cell office:value-type="string" table:style-name="ce4">
            <text:p>JUAN FRANCISCO MÉNDEZ MATE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2-0108-46</text:p>
          </table:table-cell>
          <table:table-cell office:value-type="string" table:style-name="ce3">
            <text:p>13-02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DEMOCRACIA</text:p>
          </table:table-cell>
          <table:table-cell office:value-type="string" table:style-name="ce3">
            <text:p>INSTITUTO PRIVADO MIXTO INTERCULTURAL</text:p>
          </table:table-cell>
          <table:table-cell office:value-type="string" table:style-name="ce3">
            <text:p>CAMOJALLITO</text:p>
          </table:table-cell>
          <table:table-cell office:value-type="float" office:value="77738222" table:style-name="ce3">
            <text:p>77738222</text:p>
          </table:table-cell>
          <table:table-cell office:value-type="string" table:style-name="ce3">
            <text:p>ABELARDO MEFIBOSET VILLATORO HERRERA</text:p>
          </table:table-cell>
          <table:table-cell office:value-type="string" table:style-name="ce3">
            <text:p>JUAN FRANCISCO MÉNDEZ MATE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2-0111-46</text:p>
          </table:table-cell>
          <table:table-cell office:value-type="string" table:style-name="ce4">
            <text:p>13-025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DEMOCRACIA</text:p>
          </table:table-cell>
          <table:table-cell office:value-type="string" table:style-name="ce4">
            <text:p>INSTITUTO PRIVADO MIXTO "ESFUERZO"</text:p>
          </table:table-cell>
          <table:table-cell office:value-type="string" table:style-name="ce4">
            <text:p>ALDEA CAMOJALLITO</text:p>
          </table:table-cell>
          <table:table-cell office:value-type="float" office:value="30193496" table:style-name="ce4">
            <text:p>30193496</text:p>
          </table:table-cell>
          <table:table-cell office:value-type="string" table:style-name="ce4">
            <text:p>GLADÍS ARACELY SIMÓN FRANCISCO</text:p>
          </table:table-cell>
          <table:table-cell office:value-type="string" table:style-name="ce4">
            <text:p>ORACIO ALMENGOR MARTÍNEZ VILLATO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2-0112-46</text:p>
          </table:table-cell>
          <table:table-cell office:value-type="string" table:style-name="ce3">
            <text:p>13-02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DEMOCRACIA</text:p>
          </table:table-cell>
          <table:table-cell office:value-type="string" table:style-name="ce3">
            <text:p>COLEGIO EVANGÉLICO MIXTO LAS DOCE PERLAS</text:p>
          </table:table-cell>
          <table:table-cell office:value-type="string" table:style-name="ce3">
            <text:p>LA MESILLA</text:p>
          </table:table-cell>
          <table:table-cell office:value-type="float" office:value="57717531" table:style-name="ce3">
            <text:p>57717531</text:p>
          </table:table-cell>
          <table:table-cell office:value-type="string" table:style-name="ce3">
            <text:p>ABELARDO MEFIBOSET VILLATORO HERRERA</text:p>
          </table:table-cell>
          <table:table-cell office:value-type="string" table:style-name="ce3">
            <text:p>DEYSI YUSMENIA RAMOS LÓ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2-0113-46</text:p>
          </table:table-cell>
          <table:table-cell office:value-type="string" table:style-name="ce4">
            <text:p>13-02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DEMOCRACIA</text:p>
          </table:table-cell>
          <table:table-cell office:value-type="string" table:style-name="ce4">
            <text:p>INSTITUTO PRIVADO MIXTO "SUPERACIÓN"</text:p>
          </table:table-cell>
          <table:table-cell office:value-type="string" table:style-name="ce4">
            <text:p>ALDEA SANTA ROSA</text:p>
          </table:table-cell>
          <table:table-cell office:value-type="float" office:value="46467680" table:style-name="ce4">
            <text:p>46467680</text:p>
          </table:table-cell>
          <table:table-cell office:value-type="string" table:style-name="ce4">
            <text:p>ABELARDO MEFIBOSET VILLATORO HERRERA</text:p>
          </table:table-cell>
          <table:table-cell office:value-type="string" table:style-name="ce4">
            <text:p>TOMMY DIONICIO LORENZO FELIPE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2-0114-46</text:p>
          </table:table-cell>
          <table:table-cell office:value-type="string" table:style-name="ce3">
            <text:p>13-02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DEMOCRACIA</text:p>
          </table:table-cell>
          <table:table-cell office:value-type="string" table:style-name="ce3">
            <text:p>INSTITUTO PRIVADO MIXTO "SUPERACIÓN"</text:p>
          </table:table-cell>
          <table:table-cell office:value-type="string" table:style-name="ce3">
            <text:p>ALDEA SANTA ROSA</text:p>
          </table:table-cell>
          <table:table-cell office:value-type="float" office:value="46467680" table:style-name="ce3">
            <text:p>46467680</text:p>
          </table:table-cell>
          <table:table-cell office:value-type="string" table:style-name="ce3">
            <text:p>ABELARDO MEFIBOSET VILLATORO HERRERA</text:p>
          </table:table-cell>
          <table:table-cell office:value-type="string" table:style-name="ce3">
            <text:p>TOMMY DIONICIO LORENZO FELIPE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2-0116-46</text:p>
          </table:table-cell>
          <table:table-cell office:value-type="string" table:style-name="ce4">
            <text:p>13-02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DEMOCRACIA</text:p>
          </table:table-cell>
          <table:table-cell office:value-type="string" table:style-name="ce4">
            <text:p>COLEGIO EVANGÉLICO PRIVADO MIXTO CASTILLO FUERTE</text:p>
          </table:table-cell>
          <table:table-cell office:value-type="string" table:style-name="ce4">
            <text:p>ALDEA LA MESILLA</text:p>
          </table:table-cell>
          <table:table-cell office:value-type="float" office:value="45890483" table:style-name="ce4">
            <text:p>45890483</text:p>
          </table:table-cell>
          <table:table-cell office:value-type="string" table:style-name="ce4">
            <text:p>ABELARDO MEFIBOSET VILLATORO HERRERA</text:p>
          </table:table-cell>
          <table:table-cell office:value-type="string" table:style-name="ce4">
            <text:p>YONI ALEXANDER CASTILLO PÉ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2-0119-46</text:p>
          </table:table-cell>
          <table:table-cell office:value-type="string" table:style-name="ce3">
            <text:p>13-02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DEMOCRACIA</text:p>
          </table:table-cell>
          <table:table-cell office:value-type="string" table:style-name="ce3">
            <text:p>COLEGIO EVANGÉLICO MIXTO "NAZARET"</text:p>
          </table:table-cell>
          <table:table-cell office:value-type="string" table:style-name="ce3">
            <text:p>8A. CALLE 1-35, ZONA 2</text:p>
          </table:table-cell>
          <table:table-cell office:value-type="float" office:value="77738291" table:style-name="ce3">
            <text:p>77738291</text:p>
          </table:table-cell>
          <table:table-cell office:value-type="string" table:style-name="ce3">
            <text:p>GLADÍS ARACELY SIMÓN FRANCISCO</text:p>
          </table:table-cell>
          <table:table-cell office:value-type="string" table:style-name="ce3">
            <text:p>JORGE OLIVER ESCALANTE ARGUET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2-0124-46</text:p>
          </table:table-cell>
          <table:table-cell office:value-type="string" table:style-name="ce4">
            <text:p>13-02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DEMOCRACIA</text:p>
          </table:table-cell>
          <table:table-cell office:value-type="string" table:style-name="ce4">
            <text:p>INSTITUTO PRIVADO MIXTO "ESFUERZO"</text:p>
          </table:table-cell>
          <table:table-cell office:value-type="string" table:style-name="ce4">
            <text:p>ALDEA CAMOJALLITO</text:p>
          </table:table-cell>
          <table:table-cell office:value-type="float" office:value="33609561" table:style-name="ce4">
            <text:p>33609561</text:p>
          </table:table-cell>
          <table:table-cell office:value-type="string" table:style-name="ce4">
            <text:p>ABELARDO MEFIBOSET VILLATORO HERRERA</text:p>
          </table:table-cell>
          <table:table-cell office:value-type="string" table:style-name="ce4">
            <text:p>CENDY ELIZABETH VILLATORO CASTIL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2-0125-46</text:p>
          </table:table-cell>
          <table:table-cell office:value-type="string" table:style-name="ce3">
            <text:p>13-02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DEMOCRACIA</text:p>
          </table:table-cell>
          <table:table-cell office:value-type="string" table:style-name="ce3">
            <text:p>COLEGIO EVANGÉLICO PRIVADO MIXTO CASTILLO FUERTE</text:p>
          </table:table-cell>
          <table:table-cell office:value-type="string" table:style-name="ce3">
            <text:p>LA MESILLA</text:p>
          </table:table-cell>
          <table:table-cell office:value-type="float" office:value="45890483" table:style-name="ce3">
            <text:p>45890483</text:p>
          </table:table-cell>
          <table:table-cell office:value-type="string" table:style-name="ce3">
            <text:p>ABELARDO MEFIBOSET VILLATORO HERRERA</text:p>
          </table:table-cell>
          <table:table-cell office:value-type="string" table:style-name="ce3">
            <text:p>YONI ALEXANDER CASTILLO PÉ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12-0639-46</text:p>
          </table:table-cell>
          <table:table-cell office:value-type="string" table:style-name="ce4">
            <text:p>13-025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DEMOCRACIA</text:p>
          </table:table-cell>
          <table:table-cell office:value-type="string" table:style-name="ce4">
            <text:p>INSTITUTO PRIVADO MIXTO DE EDUCACION DIVERSIFICADA 'DANIEL ARMAS'</text:p>
          </table:table-cell>
          <table:table-cell office:value-type="string" table:style-name="ce4">
            <text:p>LA DEMOCRACIA</text:p>
          </table:table-cell>
          <table:table-cell office:value-type="float" office:value="77738293" table:style-name="ce4">
            <text:p>77738293</text:p>
          </table:table-cell>
          <table:table-cell office:value-type="string" table:style-name="ce4">
            <text:p>GLADÍS ARACELY SIMÓN FRANCISC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12-1509-46</text:p>
          </table:table-cell>
          <table:table-cell table:style-name="ce3"/>
          <table:table-cell office:value-type="string" table:style-name="ce3">
            <text:p>HUEHUETENANGO</text:p>
          </table:table-cell>
          <table:table-cell office:value-type="string" table:style-name="ce3">
            <text:p>LA DEMOCRACIA</text:p>
          </table:table-cell>
          <table:table-cell office:value-type="string" table:style-name="ce3">
            <text:p>INSTITUTO PRIVADO MIXTO DE EDUCACION DIVERSIFICADA 'BACHILLERATO POR MADUREZ'</text:p>
          </table:table-cell>
          <table:table-cell office:value-type="string" table:style-name="ce3">
            <text:p>LA DEMOCRACIA</text:p>
          </table:table-cell>
          <table:table-cell table:number-columns-repeated="3"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2-5947-46</text:p>
          </table:table-cell>
          <table:table-cell office:value-type="string" table:style-name="ce4">
            <text:p>13-02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DEMOCRACIA</text:p>
          </table:table-cell>
          <table:table-cell office:value-type="string" table:style-name="ce4">
            <text:p>INSTITUTO PARTICULAR MIXTO DEMOCRACENSE</text:p>
          </table:table-cell>
          <table:table-cell office:value-type="string" table:style-name="ce4">
            <text:p>ALDEA CAMOJALLITO</text:p>
          </table:table-cell>
          <table:table-cell office:value-type="float" office:value="31227589" table:style-name="ce4">
            <text:p>31227589</text:p>
          </table:table-cell>
          <table:table-cell office:value-type="string" table:style-name="ce4">
            <text:p>ABELARDO MEFIBOSET VILLATORO HERRERA</text:p>
          </table:table-cell>
          <table:table-cell office:value-type="string" table:style-name="ce4">
            <text:p>WILIAM ARNOLDO RODRIGUEZ LO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12-6584-46</text:p>
          </table:table-cell>
          <table:table-cell office:value-type="string" table:style-name="ce3">
            <text:p>13-02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DEMOCRACIA</text:p>
          </table:table-cell>
          <table:table-cell office:value-type="string" table:style-name="ce3">
            <text:p>INSTITUTO PRIVADO MIXTO DE MAGISTERIO DE EDUCACION PRIMARIA INTERCULTURAL</text:p>
          </table:table-cell>
          <table:table-cell office:value-type="string" table:style-name="ce3">
            <text:p>ALDEA CAMOJALLITO</text:p>
          </table:table-cell>
          <table:table-cell table:style-name="ce3"/>
          <table:table-cell office:value-type="string" table:style-name="ce3">
            <text:p>GLADÍS ARACELY SIMÓN FRANCISC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2-6585-46</text:p>
          </table:table-cell>
          <table:table-cell office:value-type="string" table:style-name="ce4">
            <text:p>13-025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LA DEMOCRACIA</text:p>
          </table:table-cell>
          <table:table-cell office:value-type="string" table:style-name="ce4">
            <text:p>COLEGIO EVANGELICO MIXTO NAZARET</text:p>
          </table:table-cell>
          <table:table-cell office:value-type="string" table:style-name="ce4">
            <text:p>CABECERA MUNICIPAL</text:p>
          </table:table-cell>
          <table:table-cell office:value-type="float" office:value="77738291" table:style-name="ce4">
            <text:p>77738291</text:p>
          </table:table-cell>
          <table:table-cell office:value-type="string" table:style-name="ce4">
            <text:p>GLADÍS ARACELY SIMÓN FRANCISCO</text:p>
          </table:table-cell>
          <table:table-cell office:value-type="string" table:style-name="ce4">
            <text:p>HIERI MARTÍNEZ LEIV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12-6888-46</text:p>
          </table:table-cell>
          <table:table-cell office:value-type="string" table:style-name="ce3">
            <text:p>13-02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LA DEMOCRACIA</text:p>
          </table:table-cell>
          <table:table-cell office:value-type="string" table:style-name="ce3">
            <text:p>ASOCIACION DE MAESTROS DE EDUCACION RURAL DE GUATEMALA -AMERG-</text:p>
          </table:table-cell>
          <table:table-cell office:value-type="string" table:style-name="ce3">
            <text:p>LA DEMOCRACIA</text:p>
          </table:table-cell>
          <table:table-cell table:style-name="ce3"/>
          <table:table-cell office:value-type="string" table:style-name="ce3">
            <text:p>GLADÍS ARACELY SIMÓN FRANCISC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3-0030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MIGUEL ACATAN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CABECERA MUNICIPAL</text:p>
          </table:table-cell>
          <table:table-cell office:value-type="float" office:value="51995989" table:style-name="ce4">
            <text:p>51995989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MANUEL MARTÍN JOSÉ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3-0035-46</text:p>
          </table:table-cell>
          <table:table-cell office:value-type="string" table:style-name="ce3">
            <text:p>13-027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MIGUEL ACATAN</text:p>
          </table:table-cell>
          <table:table-cell office:value-type="string" table:style-name="ce3">
            <text:p>COLEGIO PRIVADO MIXTO "EL SENDERO DEL SABER"</text:p>
          </table:table-cell>
          <table:table-cell office:value-type="string" table:style-name="ce3">
            <text:p>CABECERA MUNICIPAL</text:p>
          </table:table-cell>
          <table:table-cell office:value-type="float" office:value="30122033" table:style-name="ce3">
            <text:p>30122033</text:p>
          </table:table-cell>
          <table:table-cell office:value-type="string" table:style-name="ce3">
            <text:p>GLADÍS ARACELY SIMÓN FRANCISCO</text:p>
          </table:table-cell>
          <table:table-cell office:value-type="string" table:style-name="ce3">
            <text:p>HUGO BENJAMÍN MÉNDEZ MARTÍN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4-0012-46</text:p>
          </table:table-cell>
          <table:table-cell office:value-type="string" table:style-name="ce4">
            <text:p>13-028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RAFAEL LA INDEPENDENCIA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CABECERA MUNICIPAL</text:p>
          </table:table-cell>
          <table:table-cell office:value-type="float" office:value="48838817" table:style-name="ce4">
            <text:p>48838817</text:p>
          </table:table-cell>
          <table:table-cell office:value-type="string" table:style-name="ce4">
            <text:p>GABINO PASCUAL GOMEZ</text:p>
          </table:table-cell>
          <table:table-cell office:value-type="string" table:style-name="ce4">
            <text:p>FRANCISCO JOSÉ FRANCISCO SIMÓ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4-0015-46</text:p>
          </table:table-cell>
          <table:table-cell office:value-type="string" table:style-name="ce3">
            <text:p>13-028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RAFAEL LA INDEPENDENCIA</text:p>
          </table:table-cell>
          <table:table-cell office:value-type="string" table:style-name="ce3">
            <text:p>COLEGIO PRIVADO MIXTO "EL FORMADOR"</text:p>
          </table:table-cell>
          <table:table-cell office:value-type="string" table:style-name="ce3">
            <text:p>CABECERA MUNICIPAL</text:p>
          </table:table-cell>
          <table:table-cell office:value-type="float" office:value="47823869" table:style-name="ce3">
            <text:p>47823869</text:p>
          </table:table-cell>
          <table:table-cell office:value-type="string" table:style-name="ce3">
            <text:p>GABINO PASCUAL GOMEZ</text:p>
          </table:table-cell>
          <table:table-cell office:value-type="string" table:style-name="ce3">
            <text:p>MIRIAM ELIZABETH MANUEL GÓM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4-0017-46</text:p>
          </table:table-cell>
          <table:table-cell office:value-type="string" table:style-name="ce4">
            <text:p>13-028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RAFAEL LA INDEPENDENCIA</text:p>
          </table:table-cell>
          <table:table-cell office:value-type="string" table:style-name="ce4">
            <text:p>COLEGIO PRIVADO MIXTO "EL FORMADOR"</text:p>
          </table:table-cell>
          <table:table-cell office:value-type="string" table:style-name="ce4">
            <text:p>CABECERA MUNICIPAL</text:p>
          </table:table-cell>
          <table:table-cell office:value-type="float" office:value="47823869" table:style-name="ce4">
            <text:p>47823869</text:p>
          </table:table-cell>
          <table:table-cell office:value-type="string" table:style-name="ce4">
            <text:p>GABINO PASCUAL GOMEZ</text:p>
          </table:table-cell>
          <table:table-cell office:value-type="string" table:style-name="ce4">
            <text:p>MIRIAM ELIZABETH MANUEL GÓM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15-0048-46</text:p>
          </table:table-cell>
          <table:table-cell office:value-type="string" table:style-name="ce3">
            <text:p>13-029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TODOS SANTOS CUCHUMATAN</text:p>
          </table:table-cell>
          <table:table-cell office:value-type="string" table:style-name="ce3">
            <text:p>INSTITUTO NACIONAL DE EDUCACION DIVERSIFICADA, TODOSANTERO</text:p>
          </table:table-cell>
          <table:table-cell office:value-type="string" table:style-name="ce3">
            <text:p>CANTON EL CALVARIO</text:p>
          </table:table-cell>
          <table:table-cell office:value-type="float" office:value="57212994" table:style-name="ce3">
            <text:p>57212994</text:p>
          </table:table-cell>
          <table:table-cell office:value-type="string" table:style-name="ce3">
            <text:p>ELIDIO NATALIO VELÁSQUEZ MAZARIEGOS</text:p>
          </table:table-cell>
          <table:table-cell office:value-type="string" table:style-name="ce3">
            <text:p>RAÚL PÉREZ RAM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5-0051-46</text:p>
          </table:table-cell>
          <table:table-cell office:value-type="string" table:style-name="ce4">
            <text:p>13-02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TODOS SANTOS CUCHUMATAN</text:p>
          </table:table-cell>
          <table:table-cell office:value-type="string" table:style-name="ce4">
            <text:p>LICEO PRIVADO MIXTO MAM DE DESARROLLO EDUCATIVO</text:p>
          </table:table-cell>
          <table:table-cell office:value-type="string" table:style-name="ce4">
            <text:p>CALLE REAL EL CEMENTERIO</text:p>
          </table:table-cell>
          <table:table-cell office:value-type="float" office:value="77830676" table:style-name="ce4">
            <text:p>77830676</text:p>
          </table:table-cell>
          <table:table-cell office:value-type="string" table:style-name="ce4">
            <text:p>ELIDIO NATALIO VELÁSQUEZ MAZARIEGOS</text:p>
          </table:table-cell>
          <table:table-cell office:value-type="string" table:style-name="ce4">
            <text:p>WILLIAM RANDOLFO CAN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5-0054-46</text:p>
          </table:table-cell>
          <table:table-cell office:value-type="string" table:style-name="ce3">
            <text:p>13-029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TODOS SANTOS CUCHUMATAN</text:p>
          </table:table-cell>
          <table:table-cell office:value-type="string" table:style-name="ce3">
            <text:p>LICEO PRIVADO MIXTO MAM DE DESARROLLO EDUCATIVO</text:p>
          </table:table-cell>
          <table:table-cell office:value-type="string" table:style-name="ce3">
            <text:p>CALLE REAL DEL CEMENTERIO</text:p>
          </table:table-cell>
          <table:table-cell office:value-type="float" office:value="40126136" table:style-name="ce3">
            <text:p>40126136</text:p>
          </table:table-cell>
          <table:table-cell office:value-type="string" table:style-name="ce3">
            <text:p>ELIDIO NATALIO VELÁSQUEZ MAZARIEGOS</text:p>
          </table:table-cell>
          <table:table-cell office:value-type="string" table:style-name="ce3">
            <text:p>ADELA MARIBEL MENDOZA JERÓNIM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5-0055-46</text:p>
          </table:table-cell>
          <table:table-cell office:value-type="string" table:style-name="ce4">
            <text:p>13-02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TODOS SANTOS CUCHUMATAN</text:p>
          </table:table-cell>
          <table:table-cell office:value-type="string" table:style-name="ce4">
            <text:p>COLEGIO PRIVADO MIXTO "EL PARAISO"</text:p>
          </table:table-cell>
          <table:table-cell office:value-type="string" table:style-name="ce4">
            <text:p>CABECERA MUNICIPAL</text:p>
          </table:table-cell>
          <table:table-cell office:value-type="float" office:value="57049809" table:style-name="ce4">
            <text:p>57049809</text:p>
          </table:table-cell>
          <table:table-cell office:value-type="string" table:style-name="ce4">
            <text:p>ELIDIO NATALIO VELÁSQUEZ MAZARIEGOS</text:p>
          </table:table-cell>
          <table:table-cell office:value-type="string" table:style-name="ce4">
            <text:p>NICOLÁS JUAN BALTAZAR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5-0057-46</text:p>
          </table:table-cell>
          <table:table-cell office:value-type="string" table:style-name="ce3">
            <text:p>13-029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TODOS SANTOS CUCHUMATAN</text:p>
          </table:table-cell>
          <table:table-cell office:value-type="string" table:style-name="ce3">
            <text:p>LICEO PRIVADO SEÑOR SAN MARTÍN</text:p>
          </table:table-cell>
          <table:table-cell office:value-type="string" table:style-name="ce3">
            <text:p>ALDEA SAN MARTÍN CUCHUMATÁN</text:p>
          </table:table-cell>
          <table:table-cell office:value-type="float" office:value="55211945" table:style-name="ce3">
            <text:p>55211945</text:p>
          </table:table-cell>
          <table:table-cell office:value-type="string" table:style-name="ce3">
            <text:p>ELIDIO NATALIO VELÁSQUEZ MAZARIEGOS</text:p>
          </table:table-cell>
          <table:table-cell office:value-type="string" table:style-name="ce3">
            <text:p>ELDER ANICACIO LÓPEZ GODIN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5-0059-46</text:p>
          </table:table-cell>
          <table:table-cell office:value-type="string" table:style-name="ce4">
            <text:p>13-06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TODOS SANTOS CUCHUMATAN</text:p>
          </table:table-cell>
          <table:table-cell office:value-type="string" table:style-name="ce4">
            <text:p>CENTRO DE EDUCACIÓN EXTRAESCOLAR CEEX</text:p>
          </table:table-cell>
          <table:table-cell office:value-type="string" table:style-name="ce4">
            <text:p>CABECERA MUNICIPAL</text:p>
          </table:table-cell>
          <table:table-cell office:value-type="float" office:value="32134222" table:style-name="ce4">
            <text:p>32134222</text:p>
          </table:table-cell>
          <table:table-cell office:value-type="string" table:style-name="ce4">
            <text:p>AROLDO HOSBERI SOSA LÓPEZ</text:p>
          </table:table-cell>
          <table:table-cell office:value-type="string" table:style-name="ce4">
            <text:p>ADELINA MENDOZA PÉ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SEMIPRESENCIAL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5-0061-46</text:p>
          </table:table-cell>
          <table:table-cell office:value-type="string" table:style-name="ce3">
            <text:p>13-029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TODOS SANTOS CUCHUMATAN</text:p>
          </table:table-cell>
          <table:table-cell office:value-type="string" table:style-name="ce3">
            <text:p>LICEO PRIVADO SEÑOR SAN MARTÍN</text:p>
          </table:table-cell>
          <table:table-cell office:value-type="string" table:style-name="ce3">
            <text:p>ALDEA SAN MARTÍN CUCHUMATÁN</text:p>
          </table:table-cell>
          <table:table-cell office:value-type="float" office:value="40126136" table:style-name="ce3">
            <text:p>40126136</text:p>
          </table:table-cell>
          <table:table-cell office:value-type="string" table:style-name="ce3">
            <text:p>ELIDIO NATALIO VELÁSQUEZ MAZARIEGOS</text:p>
          </table:table-cell>
          <table:table-cell office:value-type="string" table:style-name="ce3">
            <text:p>ELDER ANICASIO LÓPEZ GODÍN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5-0062-46</text:p>
          </table:table-cell>
          <table:table-cell office:value-type="string" table:style-name="ce4">
            <text:p>13-02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TODOS SANTOS CUCHUMATAN</text:p>
          </table:table-cell>
          <table:table-cell office:value-type="string" table:style-name="ce4">
            <text:p>LICEO PRIVADO SEÑOR SAN MARTÍN</text:p>
          </table:table-cell>
          <table:table-cell office:value-type="string" table:style-name="ce4">
            <text:p>ALDEA SAN MARTÍN CUCHUMATÁN</text:p>
          </table:table-cell>
          <table:table-cell office:value-type="float" office:value="40126136" table:style-name="ce4">
            <text:p>40126136</text:p>
          </table:table-cell>
          <table:table-cell office:value-type="string" table:style-name="ce4">
            <text:p>ELIDIO NATALIO VELÁSQUEZ MAZARIEGOS</text:p>
          </table:table-cell>
          <table:table-cell office:value-type="string" table:style-name="ce4">
            <text:p>ELDER ANICASIO LÓPEZ GODÍN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16-0022-46</text:p>
          </table:table-cell>
          <table:table-cell office:value-type="string" table:style-name="ce3">
            <text:p>13-05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JUAN ATITAN</text:p>
          </table:table-cell>
          <table:table-cell office:value-type="string" table:style-name="ce3">
            <text:p>INSTITUTO DE EDUCACIÓN DIVERSIFICADA POR COOPERATIVA DE ENSEÑANZA CANTÓN EL BOSQUE</text:p>
          </table:table-cell>
          <table:table-cell office:value-type="string" table:style-name="ce3">
            <text:p>CANTÓN EL BOSQUE</text:p>
          </table:table-cell>
          <table:table-cell office:value-type="float" office:value="51541324" table:style-name="ce3">
            <text:p>51541324</text:p>
          </table:table-cell>
          <table:table-cell office:value-type="string" table:style-name="ce3">
            <text:p>MANFREDO OTONIEL GUTIERREZ GÓMEZ</text:p>
          </table:table-cell>
          <table:table-cell office:value-type="string" table:style-name="ce3">
            <text:p>PEDRO OLIVERIO CARDONA SAL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17-0051-46</text:p>
          </table:table-cell>
          <table:table-cell office:value-type="string" table:style-name="ce4">
            <text:p>13-03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EULALIA</text:p>
          </table:table-cell>
          <table:table-cell office:value-type="string" table:style-name="ce4">
            <text:p>ASOCIACION DE MAESTROS DE EDUCACION RURAL DE GUATEMALA -AMERG-</text:p>
          </table:table-cell>
          <table:table-cell office:value-type="string" table:style-name="ce4">
            <text:p>CANTON VISTA HERMOSA</text:p>
          </table:table-cell>
          <table:table-cell office:value-type="float" office:value="45931640" table:style-name="ce4">
            <text:p>45931640</text:p>
          </table:table-cell>
          <table:table-cell office:value-type="string" table:style-name="ce4">
            <text:p>JUAN CARLOS MORALES GONZALEZ</text:p>
          </table:table-cell>
          <table:table-cell office:value-type="string" table:style-name="ce4">
            <text:p>JOSE SEBASTIAN FRANCISCO MATE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7-0055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EULALIA</text:p>
          </table:table-cell>
          <table:table-cell office:value-type="string" table:style-name="ce3">
            <text:p>COLEGIO PRIVADO MIXTO "ELOHIM"</text:p>
          </table:table-cell>
          <table:table-cell office:value-type="string" table:style-name="ce3">
            <text:p>CABECERA MUNICIPAL</text:p>
          </table:table-cell>
          <table:table-cell office:value-type="float" office:value="53544434" table:style-name="ce3">
            <text:p>53544434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JULIO ENRIQUE JUÁREZ SILVESTRE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17-0056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EULALIA</text:p>
          </table:table-cell>
          <table:table-cell office:value-type="string" table:style-name="ce4">
            <text:p>ASOCIACIÓN DE MAESTROS DE EDUCACIÓN RURAL DE GUATEMALA -AMERG-</text:p>
          </table:table-cell>
          <table:table-cell office:value-type="string" table:style-name="ce4">
            <text:p>CENTRO POLIFUNCIONAL, CANTÓN VISTA HERMOSA</text:p>
          </table:table-cell>
          <table:table-cell office:value-type="float" office:value="58781718" table:style-name="ce4">
            <text:p>58781718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PEDRO LEÓN MARC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7-0059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EULALIA</text:p>
          </table:table-cell>
          <table:table-cell office:value-type="string" table:style-name="ce3">
            <text:p>INSTITUTO PRIVADO DIVERSIFICADO MIXTO "JOLOM KONOB"</text:p>
          </table:table-cell>
          <table:table-cell office:value-type="string" table:style-name="ce3">
            <text:p>CANTÓN VISTA HERMOSA</text:p>
          </table:table-cell>
          <table:table-cell office:value-type="float" office:value="30225334" table:style-name="ce3">
            <text:p>30225334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MARIO PEDRO PASCUA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7-0060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EULALIA</text:p>
          </table:table-cell>
          <table:table-cell office:value-type="string" table:style-name="ce4">
            <text:p>COLEGIO PRIVADO MIXTO "ELOHIM"</text:p>
          </table:table-cell>
          <table:table-cell office:value-type="string" table:style-name="ce4">
            <text:p>CANTÓN VISTA HERMOSA SANTA EULALIA, HUEHUETENANGO</text:p>
          </table:table-cell>
          <table:table-cell office:value-type="float" office:value="77659671" table:style-name="ce4">
            <text:p>77659671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JULIO ENRIQUE JUÁREZ SILVESTRE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7-0067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EULALIA</text:p>
          </table:table-cell>
          <table:table-cell office:value-type="string" table:style-name="ce3">
            <text:p>INSTITUTO NACIONAL DE EDUCACIÓN DIVERSIFICADA</text:p>
          </table:table-cell>
          <table:table-cell office:value-type="string" table:style-name="ce3">
            <text:p>ALDEA COCOLA GRANDE</text:p>
          </table:table-cell>
          <table:table-cell office:value-type="float" office:value="44843823" table:style-name="ce3">
            <text:p>44843823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ENRIQUE PASCUAL BALTAZAR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7-0068-46</text:p>
          </table:table-cell>
          <table:table-cell office:value-type="string" table:style-name="ce4">
            <text:p>13-03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EULALIA</text:p>
          </table:table-cell>
          <table:table-cell office:value-type="string" table:style-name="ce4">
            <text:p>LICEO TECNOLÓGICO BILINGÜE GUATEMALAN</text:p>
          </table:table-cell>
          <table:table-cell office:value-type="string" table:style-name="ce4">
            <text:p>CANTÓN ROSARIO</text:p>
          </table:table-cell>
          <table:table-cell office:value-type="float" office:value="32548923" table:style-name="ce4">
            <text:p>32548923</text:p>
          </table:table-cell>
          <table:table-cell office:value-type="string" table:style-name="ce4">
            <text:p>JUAN CARLOS MORALES GONZALEZ</text:p>
          </table:table-cell>
          <table:table-cell office:value-type="string" table:style-name="ce4">
            <text:p>AMANDA PETRONILA TOLEDO RAMI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7-0069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EULALIA</text:p>
          </table:table-cell>
          <table:table-cell office:value-type="string" table:style-name="ce3">
            <text:p>LICEO TECNOLÓGICO BILINGÜE GUATEMALAN</text:p>
          </table:table-cell>
          <table:table-cell office:value-type="string" table:style-name="ce3">
            <text:p>CANTÓN ROSARIO</text:p>
          </table:table-cell>
          <table:table-cell office:value-type="float" office:value="32548923" table:style-name="ce3">
            <text:p>32548923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AMANDA PETRONILA TOLEDO RAMI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7-0071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EULALIA</text:p>
          </table:table-cell>
          <table:table-cell office:value-type="string" table:style-name="ce4">
            <text:p>COLEGIO PARROQUIAL "SANTA EULALIA"</text:p>
          </table:table-cell>
          <table:table-cell office:value-type="string" table:style-name="ce4">
            <text:p>CABECERA MUNICIPAL</text:p>
          </table:table-cell>
          <table:table-cell office:value-type="float" office:value="45687404" table:style-name="ce4">
            <text:p>45687404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MAURO AQUILINO SIMÓN FRANCISC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7-0073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EULALIA</text:p>
          </table:table-cell>
          <table:table-cell office:value-type="string" table:style-name="ce3">
            <text:p>INSTITUTO PRIVADO DIVERSIFICADO MIXTO "JOLOM KONOB"</text:p>
          </table:table-cell>
          <table:table-cell office:value-type="string" table:style-name="ce3">
            <text:p>CABECERA MUNICIPAL SANTA EULALIA</text:p>
          </table:table-cell>
          <table:table-cell office:value-type="float" office:value="30225334" table:style-name="ce3">
            <text:p>30225334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MARIO PEDRO PASCUA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7-0075-46</text:p>
          </table:table-cell>
          <table:table-cell office:value-type="string" table:style-name="ce4">
            <text:p>13-03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EULALIA</text:p>
          </table:table-cell>
          <table:table-cell office:value-type="string" table:style-name="ce4">
            <text:p>INSTITUTO NACIONAL DE EDUCACIÓN DIVERSIFICADA</text:p>
          </table:table-cell>
          <table:table-cell office:value-type="string" table:style-name="ce4">
            <text:p>CANTÓN CENTRO</text:p>
          </table:table-cell>
          <table:table-cell office:value-type="float" office:value="31047006" table:style-name="ce4">
            <text:p>31047006</text:p>
          </table:table-cell>
          <table:table-cell office:value-type="string" table:style-name="ce4">
            <text:p>JUAN CARLOS MORALES GONZALEZ</text:p>
          </table:table-cell>
          <table:table-cell office:value-type="string" table:style-name="ce4">
            <text:p>DANIEL JUÁREZ FRANCISC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17-0076-46</text:p>
          </table:table-cell>
          <table:table-cell office:value-type="string" table:style-name="ce3">
            <text:p>13-03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EULALIA</text:p>
          </table:table-cell>
          <table:table-cell office:value-type="string" table:style-name="ce3">
            <text:p>INSTITUTO DE EDUCACIÓN DIVERSIFICADA POR COOPERATIVA DE ENSEÑANZA SANTA EULALIA</text:p>
          </table:table-cell>
          <table:table-cell office:value-type="string" table:style-name="ce3">
            <text:p>VISTA HERMOSA</text:p>
          </table:table-cell>
          <table:table-cell office:value-type="float" office:value="77904409" table:style-name="ce3">
            <text:p>77904409</text:p>
          </table:table-cell>
          <table:table-cell office:value-type="string" table:style-name="ce3">
            <text:p>JUAN CARLOS MORALES GONZÁLEZ</text:p>
          </table:table-cell>
          <table:table-cell office:value-type="string" table:style-name="ce3">
            <text:p>MARIO PEDRO PASCUA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7-5759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EULALIA</text:p>
          </table:table-cell>
          <table:table-cell office:value-type="string" table:style-name="ce4">
            <text:p>INSTITUTO PRIVADO DIVERSIFICADO MIXTO JOLOM KONOB</text:p>
          </table:table-cell>
          <table:table-cell office:value-type="string" table:style-name="ce4">
            <text:p>SANTA EULALIA, HUEHUETENANGO</text:p>
          </table:table-cell>
          <table:table-cell office:value-type="float" office:value="30225334" table:style-name="ce4">
            <text:p>30225334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MARIO PEDRO PASCU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18-0041-46</text:p>
          </table:table-cell>
          <table:table-cell office:value-type="string" table:style-name="ce3">
            <text:p>13-032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MATEO IXTATAN</text:p>
          </table:table-cell>
          <table:table-cell office:value-type="string" table:style-name="ce3">
            <text:p>ASOCIACION DE MAESTROS DE EDUCACION RURAL DE GUATEMALA -AMERG-</text:p>
          </table:table-cell>
          <table:table-cell office:value-type="string" table:style-name="ce3">
            <text:p>ALDEA POJOM SAN MATEO IXTATÁN</text:p>
          </table:table-cell>
          <table:table-cell office:value-type="float" office:value="57894383" table:style-name="ce3">
            <text:p>57894383</text:p>
          </table:table-cell>
          <table:table-cell office:value-type="string" table:style-name="ce3">
            <text:p>AUGUSTO MANUEL ANDRES SEBASTIAN</text:p>
          </table:table-cell>
          <table:table-cell office:value-type="string" table:style-name="ce3">
            <text:p>GASPAR TOMAS SEBASTIA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18-0046-46</text:p>
          </table:table-cell>
          <table:table-cell office:value-type="string" table:style-name="ce4">
            <text:p>13-032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MATEO IXTATAN</text:p>
          </table:table-cell>
          <table:table-cell office:value-type="string" table:style-name="ce4">
            <text:p>ASOCIACIÓN DE MAESTROS DE EDUCACIÓN RURAL DE GUATEMALA AMERG</text:p>
          </table:table-cell>
          <table:table-cell office:value-type="string" table:style-name="ce4">
            <text:p>ALDEA POJOM</text:p>
          </table:table-cell>
          <table:table-cell office:value-type="float" office:value="46177837" table:style-name="ce4">
            <text:p>46177837</text:p>
          </table:table-cell>
          <table:table-cell office:value-type="string" table:style-name="ce4">
            <text:p>AUGUSTO MANUEL ANDRES SEBASTIAN</text:p>
          </table:table-cell>
          <table:table-cell office:value-type="string" table:style-name="ce4">
            <text:p>GASPAR TOMAS SEBASTIÁ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18-0048-46</text:p>
          </table:table-cell>
          <table:table-cell office:value-type="string" table:style-name="ce3">
            <text:p>13-03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MATEO IXTATAN</text:p>
          </table:table-cell>
          <table:table-cell office:value-type="string" table:style-name="ce3">
            <text:p>INSTITUTO DE EDUCACIÓN DIVERSIFICADA POR COOPERATIVA DE ENSEÑANZA YINHATIL NAB´EN (SEMILLA DE LA SABIDURÍA)</text:p>
          </table:table-cell>
          <table:table-cell office:value-type="string" table:style-name="ce3">
            <text:p>CANTÓN CHAKCHAKK´EN</text:p>
          </table:table-cell>
          <table:table-cell office:value-type="float" office:value="45797537" table:style-name="ce3">
            <text:p>45797537</text:p>
          </table:table-cell>
          <table:table-cell office:value-type="string" table:style-name="ce3">
            <text:p>AUGUSTO MANUEL ANDRÉS SEBASTIÁN</text:p>
          </table:table-cell>
          <table:table-cell office:value-type="string" table:style-name="ce3">
            <text:p>AMBROCIO MIGUEL DOMINGO TÓRR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18-0050-46</text:p>
          </table:table-cell>
          <table:table-cell office:value-type="string" table:style-name="ce4">
            <text:p>13-032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MATEO IXTATAN</text:p>
          </table:table-cell>
          <table:table-cell office:value-type="string" table:style-name="ce4">
            <text:p>ASOCIACIÓN DE MAESTROS DE EDUCACIÓN RURAL DE GUATEMALA "AMERG"</text:p>
          </table:table-cell>
          <table:table-cell office:value-type="string" table:style-name="ce4">
            <text:p>ALDEA POJOM</text:p>
          </table:table-cell>
          <table:table-cell office:value-type="float" office:value="46177837" table:style-name="ce4">
            <text:p>46177837</text:p>
          </table:table-cell>
          <table:table-cell office:value-type="string" table:style-name="ce4">
            <text:p>AUGUSTO MANUEL ANDRES SEBASTIAN</text:p>
          </table:table-cell>
          <table:table-cell office:value-type="string" table:style-name="ce4">
            <text:p>OSCAR GÓMEZ TOMÁ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18-0052-46</text:p>
          </table:table-cell>
          <table:table-cell office:value-type="string" table:style-name="ce3">
            <text:p>13-03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MATEO IXTATAN</text:p>
          </table:table-cell>
          <table:table-cell office:value-type="string" table:style-name="ce3">
            <text:p>INSTITUTO NORMAL MIXTO POR COOPERATIVA ADSCRITO AL INSTITUTO DE EDUCACIÓN BÁSICA POR COOPERATIVA</text:p>
          </table:table-cell>
          <table:table-cell office:value-type="string" table:style-name="ce3">
            <text:p>CABECERA MUNICIPAL</text:p>
          </table:table-cell>
          <table:table-cell office:value-type="float" office:value="49990850" table:style-name="ce3">
            <text:p>49990850</text:p>
          </table:table-cell>
          <table:table-cell office:value-type="string" table:style-name="ce3">
            <text:p>AUGUSTO MANUEL ANDRÉS SEBASTIÁN</text:p>
          </table:table-cell>
          <table:table-cell office:value-type="string" table:style-name="ce3">
            <text:p>EVANGELINA RAMOS HERNÁ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18-0066-46</text:p>
          </table:table-cell>
          <table:table-cell office:value-type="string" table:style-name="ce4">
            <text:p>13-03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MATEO IXTATAN</text:p>
          </table:table-cell>
          <table:table-cell office:value-type="string" table:style-name="ce4">
            <text:p>COLEGIO PRIVADO MIXTO PREUNIVERSITARIO "LAGOS DE YALANHUITZ"</text:p>
          </table:table-cell>
          <table:table-cell office:value-type="string" table:style-name="ce4">
            <text:p>ALDEA YALANHUITZ</text:p>
          </table:table-cell>
          <table:table-cell office:value-type="float" office:value="55235413" table:style-name="ce4">
            <text:p>55235413</text:p>
          </table:table-cell>
          <table:table-cell office:value-type="string" table:style-name="ce4">
            <text:p>AUGUSTO MANUEL ANDRÉS SEBASTIÁN</text:p>
          </table:table-cell>
          <table:table-cell office:value-type="string" table:style-name="ce4">
            <text:p>PEDRO ARMÍN DOMINGO DELG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8-0070-46</text:p>
          </table:table-cell>
          <table:table-cell office:value-type="string" table:style-name="ce3">
            <text:p>13-032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MATEO IXTATAN</text:p>
          </table:table-cell>
          <table:table-cell office:value-type="string" table:style-name="ce3">
            <text:p>COLEGIO EVANGÉLICO MIXTO MONTE HOREB</text:p>
          </table:table-cell>
          <table:table-cell office:value-type="string" table:style-name="ce3">
            <text:p>CABECERA MUNICIPAL</text:p>
          </table:table-cell>
          <table:table-cell office:value-type="float" office:value="46496538" table:style-name="ce3">
            <text:p>46496538</text:p>
          </table:table-cell>
          <table:table-cell office:value-type="string" table:style-name="ce3">
            <text:p>AUGUSTO MANUEL ANDRES SEBASTIAN</text:p>
          </table:table-cell>
          <table:table-cell office:value-type="string" table:style-name="ce3">
            <text:p>MAGDALENA GREGORIO LUCA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18-6920-46</text:p>
          </table:table-cell>
          <table:table-cell office:value-type="string" table:style-name="ce4">
            <text:p>13-03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MATEO IXTATAN</text:p>
          </table:table-cell>
          <table:table-cell office:value-type="string" table:style-name="ce4">
            <text:p>CENTRO COMUNITARIO DE EDUCACION YINHATIL NABEN (SEMILLA DE LA SABIDURIA)</text:p>
          </table:table-cell>
          <table:table-cell office:value-type="string" table:style-name="ce4">
            <text:p>SAN MATEO IXTATAN</text:p>
          </table:table-cell>
          <table:table-cell office:value-type="float" office:value="45797537" table:style-name="ce4">
            <text:p>45797537</text:p>
          </table:table-cell>
          <table:table-cell office:value-type="string" table:style-name="ce4">
            <text:p>AUGUSTO MANUEL ANDRÉS SEBASTIÁN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18-7136-46</text:p>
          </table:table-cell>
          <table:table-cell office:value-type="string" table:style-name="ce3">
            <text:p>13-03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MATEO IXTATAN</text:p>
          </table:table-cell>
          <table:table-cell office:value-type="string" table:style-name="ce3">
            <text:p>INSTITUTO NORMAL MIXTO POR COOPERATIVA ADSCRITO AL INSTITUTO EDUCACION BASICA POR COOPERATIVA</text:p>
          </table:table-cell>
          <table:table-cell table:number-columns-repeated="2" table:style-name="ce3"/>
          <table:table-cell office:value-type="string" table:style-name="ce3">
            <text:p>AUGUSTO MANUEL ANDRÉS SEBASTIÁN</text:p>
          </table:table-cell>
          <table:table-cell office:value-type="string" table:style-name="ce3">
            <text:p>-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9-0041-46</text:p>
          </table:table-cell>
          <table:table-cell office:value-type="string" table:style-name="ce4">
            <text:p>13-03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OTENANGO</text:p>
          </table:table-cell>
          <table:table-cell office:value-type="string" table:style-name="ce4">
            <text:p>LICEO PRIVADO MIXTO "PANAMERICANO"</text:p>
          </table:table-cell>
          <table:table-cell office:value-type="string" table:style-name="ce4">
            <text:p>COLOTENANGO</text:p>
          </table:table-cell>
          <table:table-cell office:value-type="float" office:value="46221871" table:style-name="ce4">
            <text:p>46221871</text:p>
          </table:table-cell>
          <table:table-cell office:value-type="string" table:style-name="ce4">
            <text:p>ARTEMIO NOE MORALES VILLATORO</text:p>
          </table:table-cell>
          <table:table-cell office:value-type="string" table:style-name="ce4">
            <text:p>ALDO CALIXTO PINEDA MOLI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9-0042-46</text:p>
          </table:table-cell>
          <table:table-cell office:value-type="string" table:style-name="ce3">
            <text:p>13-03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OTENANGO</text:p>
          </table:table-cell>
          <table:table-cell office:value-type="string" table:style-name="ce3">
            <text:p>LICEO PRIVADO MIXTO "PANAMERICANO"</text:p>
          </table:table-cell>
          <table:table-cell office:value-type="string" table:style-name="ce3">
            <text:p>COLOTENANGO</text:p>
          </table:table-cell>
          <table:table-cell office:value-type="float" office:value="46221871" table:style-name="ce3">
            <text:p>46221871</text:p>
          </table:table-cell>
          <table:table-cell office:value-type="string" table:style-name="ce3">
            <text:p>ARTEMIO NOE MORALES VILLATORO</text:p>
          </table:table-cell>
          <table:table-cell office:value-type="string" table:style-name="ce3">
            <text:p>ALDO CALIXTO PINEDA MOLI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19-0051-46</text:p>
          </table:table-cell>
          <table:table-cell office:value-type="string" table:style-name="ce4">
            <text:p>13-03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OTENANGO</text:p>
          </table:table-cell>
          <table:table-cell office:value-type="string" table:style-name="ce4">
            <text:p>INSTITUTO PRIVADO MIXTO DIVERSIFICADO CIENCIA Y PROGRESO</text:p>
          </table:table-cell>
          <table:table-cell office:value-type="string" table:style-name="ce4">
            <text:p>CABECERA MUNICIPAL</text:p>
          </table:table-cell>
          <table:table-cell office:value-type="float" office:value="57670944" table:style-name="ce4">
            <text:p>57670944</text:p>
          </table:table-cell>
          <table:table-cell office:value-type="string" table:style-name="ce4">
            <text:p>ARTEMIO NOE MORALES VILLATORO</text:p>
          </table:table-cell>
          <table:table-cell office:value-type="string" table:style-name="ce4">
            <text:p>ISMAÉL FÉLIX MÉNDEZ LÓ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9-0055-46</text:p>
          </table:table-cell>
          <table:table-cell office:value-type="string" table:style-name="ce3">
            <text:p>13-03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OTENANGO</text:p>
          </table:table-cell>
          <table:table-cell office:value-type="string" table:style-name="ce3">
            <text:p>COLEGIO PRIVADO MIXTO "GÉNESIS"</text:p>
          </table:table-cell>
          <table:table-cell office:value-type="string" table:style-name="ce3">
            <text:p>CABECERA MUNICIPAL</text:p>
          </table:table-cell>
          <table:table-cell office:value-type="float" office:value="46221871" table:style-name="ce3">
            <text:p>46221871</text:p>
          </table:table-cell>
          <table:table-cell office:value-type="string" table:style-name="ce3">
            <text:p>ARTEMIO NOE MORALES VILLATORO</text:p>
          </table:table-cell>
          <table:table-cell office:value-type="string" table:style-name="ce3">
            <text:p>ALDO CALIXTO PINEDA MOLI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19-0057-46</text:p>
          </table:table-cell>
          <table:table-cell office:value-type="string" table:style-name="ce4">
            <text:p>13-03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LOTENANGO</text:p>
          </table:table-cell>
          <table:table-cell office:value-type="string" table:style-name="ce4">
            <text:p>COLEGIO PRIVADO MIXTO "GÉNESIS"</text:p>
          </table:table-cell>
          <table:table-cell office:value-type="string" table:style-name="ce4">
            <text:p>CABECERA MUNICIPAL</text:p>
          </table:table-cell>
          <table:table-cell office:value-type="float" office:value="46221871" table:style-name="ce4">
            <text:p>46221871</text:p>
          </table:table-cell>
          <table:table-cell office:value-type="string" table:style-name="ce4">
            <text:p>ARTEMIO NOE MORALES VILLATORO</text:p>
          </table:table-cell>
          <table:table-cell office:value-type="string" table:style-name="ce4">
            <text:p>ALDO CALIXTO PINEDA MOLI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19-0058-46</text:p>
          </table:table-cell>
          <table:table-cell office:value-type="string" table:style-name="ce3">
            <text:p>13-034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LOTENANGO</text:p>
          </table:table-cell>
          <table:table-cell office:value-type="string" table:style-name="ce3">
            <text:p>COLEGIO PRIVADO MIXTO "GÉNESIS"</text:p>
          </table:table-cell>
          <table:table-cell office:value-type="string" table:style-name="ce3">
            <text:p>CABECERA MUNICIPAL</text:p>
          </table:table-cell>
          <table:table-cell office:value-type="float" office:value="46221871" table:style-name="ce3">
            <text:p>46221871</text:p>
          </table:table-cell>
          <table:table-cell office:value-type="string" table:style-name="ce3">
            <text:p>ARTEMIO NOE MORALES VILLATORO</text:p>
          </table:table-cell>
          <table:table-cell office:value-type="string" table:style-name="ce3">
            <text:p>ALDO CALIXTO PINEDA MOLI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20-0035-46</text:p>
          </table:table-cell>
          <table:table-cell office:value-type="string" table:style-name="ce4">
            <text:p>13-03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SEBASTIAN HUEHUETENANGO</text:p>
          </table:table-cell>
          <table:table-cell office:value-type="string" table:style-name="ce4">
            <text:p>ASOCIACION DE MAESTROS DE EDUCACION RURAL DE GUATEMALA -AMERG-</text:p>
          </table:table-cell>
          <table:table-cell office:value-type="string" table:style-name="ce4">
            <text:p>CABECERA MUNICIPAL</text:p>
          </table:table-cell>
          <table:table-cell office:value-type="float" office:value="48729312" table:style-name="ce4">
            <text:p>48729312</text:p>
          </table:table-cell>
          <table:table-cell office:value-type="string" table:style-name="ce4">
            <text:p>ROSELVET MAGALI PEREZ VASQUEZ DE AVILA</text:p>
          </table:table-cell>
          <table:table-cell office:value-type="string" table:style-name="ce4">
            <text:p>JUAN PASCUAL FRANCISCO LUCA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0-0036-46</text:p>
          </table:table-cell>
          <table:table-cell office:value-type="string" table:style-name="ce3">
            <text:p>13-03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SEBASTIAN HUEHUETENANGO</text:p>
          </table:table-cell>
          <table:table-cell office:value-type="string" table:style-name="ce3">
            <text:p>ASOCIACIÓN DE MAESTROS DE EDUCACIÓN RURAL DE GUATEMALA -AMERG-</text:p>
          </table:table-cell>
          <table:table-cell office:value-type="string" table:style-name="ce3">
            <text:p>CABECERA MUNICIPAL</text:p>
          </table:table-cell>
          <table:table-cell office:value-type="float" office:value="48729312" table:style-name="ce3">
            <text:p>48729312</text:p>
          </table:table-cell>
          <table:table-cell office:value-type="string" table:style-name="ce3">
            <text:p>ROSELVET MAGALI PEREZ VASQUEZ DE AVILA</text:p>
          </table:table-cell>
          <table:table-cell office:value-type="string" table:style-name="ce3">
            <text:p>JUAN PASCUAL FRANCISCO LUCA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20-0040-46</text:p>
          </table:table-cell>
          <table:table-cell office:value-type="string" table:style-name="ce4">
            <text:p>13-03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SEBASTIAN HUEHUETENANGO</text:p>
          </table:table-cell>
          <table:table-cell office:value-type="string" table:style-name="ce4">
            <text:p>ASOCIACIÓN DE MAESTROS DE EDUCACIÓN RURAL DE GUATEMALA -AMERG-</text:p>
          </table:table-cell>
          <table:table-cell office:value-type="string" table:style-name="ce4">
            <text:p>CABECERA MUNICIPAL</text:p>
          </table:table-cell>
          <table:table-cell office:value-type="float" office:value="48506368" table:style-name="ce4">
            <text:p>48506368</text:p>
          </table:table-cell>
          <table:table-cell office:value-type="string" table:style-name="ce4">
            <text:p>ROSELVET MAGALI PEREZ VASQUEZ DE AVILA</text:p>
          </table:table-cell>
          <table:table-cell office:value-type="string" table:style-name="ce4">
            <text:p>JUAN PASCUAL FRANCISCO LUCAS ANTONI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0-0043-46</text:p>
          </table:table-cell>
          <table:table-cell office:value-type="string" table:style-name="ce3">
            <text:p>13-06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SEBASTIAN HUEHUETENANGO</text:p>
          </table:table-cell>
          <table:table-cell office:value-type="string" table:style-name="ce3">
            <text:p>CENTRO DE EDUCACIÓN EXTRAESCOLAR CEEX</text:p>
          </table:table-cell>
          <table:table-cell office:value-type="string" table:style-name="ce3">
            <text:p>CABECERA MUNICIPAL</text:p>
          </table:table-cell>
          <table:table-cell office:value-type="float" office:value="32134222" table:style-name="ce3">
            <text:p>32134222</text:p>
          </table:table-cell>
          <table:table-cell office:value-type="string" table:style-name="ce3">
            <text:p>AROLDO HOSBERI SOSA LÓPEZ</text:p>
          </table:table-cell>
          <table:table-cell office:value-type="string" table:style-name="ce3">
            <text:p>WILLIAM ELISEO HERNÁNDEZ LÓ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SEMIPRESENCIAL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0-1784-46</text:p>
          </table:table-cell>
          <table:table-cell office:value-type="string" table:style-name="ce4">
            <text:p>13-03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SEBASTIAN HUEHUETENANGO</text:p>
          </table:table-cell>
          <table:table-cell office:value-type="string" table:style-name="ce4">
            <text:p>COLEGIO PRIVADO MIXTO CIENCIA Y CULTURA</text:p>
          </table:table-cell>
          <table:table-cell office:value-type="string" table:style-name="ce4">
            <text:p>SAN SEBASTIAN, HUEHUETENANGO</text:p>
          </table:table-cell>
          <table:table-cell office:value-type="float" office:value="43822953" table:style-name="ce4">
            <text:p>43822953</text:p>
          </table:table-cell>
          <table:table-cell office:value-type="string" table:style-name="ce4">
            <text:p>ROSELVET MAGALI PEREZ VASQUEZ DE AVILA</text:p>
          </table:table-cell>
          <table:table-cell office:value-type="string" table:style-name="ce4">
            <text:p>PAULINA DOMINGO LÓPEZ DE DÍA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1-0026-46</text:p>
          </table:table-cell>
          <table:table-cell office:value-type="string" table:style-name="ce3">
            <text:p>13-038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TECTITAN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CABECERA MUNICIPAL</text:p>
          </table:table-cell>
          <table:table-cell office:value-type="float" office:value="45155425" table:style-name="ce3">
            <text:p>45155425</text:p>
          </table:table-cell>
          <table:table-cell office:value-type="string" table:style-name="ce3">
            <text:p>JOSÈ DAVID VELÀSQUEZ ANGEL</text:p>
          </table:table-cell>
          <table:table-cell office:value-type="string" table:style-name="ce3">
            <text:p>IANCARLO EMANUEL VELASQUEZ ANGE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21-0027-46</text:p>
          </table:table-cell>
          <table:table-cell office:value-type="string" table:style-name="ce4">
            <text:p>13-038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TECTITAN</text:p>
          </table:table-cell>
          <table:table-cell office:value-type="string" table:style-name="ce4">
            <text:p>INSTITUTO MIXTO COMUNITARIO DE EDUCACION BILINGUE INTERCULTURAL NUEVO AMANCER</text:p>
          </table:table-cell>
          <table:table-cell office:value-type="string" table:style-name="ce4">
            <text:p>TECTITAN</text:p>
          </table:table-cell>
          <table:table-cell office:value-type="float" office:value="46514799" table:style-name="ce4">
            <text:p>46514799</text:p>
          </table:table-cell>
          <table:table-cell office:value-type="string" table:style-name="ce4">
            <text:p>JOSÈ DAVID VELÀSQUEZ ANGEL</text:p>
          </table:table-cell>
          <table:table-cell office:value-type="string" table:style-name="ce4">
            <text:p>NERY DE JESUS MORALES GUTIER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1-0028-46</text:p>
          </table:table-cell>
          <table:table-cell office:value-type="string" table:style-name="ce3">
            <text:p>13-038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TECTITAN</text:p>
          </table:table-cell>
          <table:table-cell office:value-type="string" table:style-name="ce3">
            <text:p>INSTITUTO MIXTO COMUNITARIO DE EDUCACION BILINGUE INTERCULTURAL NUEVO AMANCER</text:p>
          </table:table-cell>
          <table:table-cell office:value-type="string" table:style-name="ce3">
            <text:p>TECTITAN</text:p>
          </table:table-cell>
          <table:table-cell office:value-type="float" office:value="49523327" table:style-name="ce3">
            <text:p>49523327</text:p>
          </table:table-cell>
          <table:table-cell office:value-type="string" table:style-name="ce3">
            <text:p>JOSÈ DAVID VELÀSQUEZ ANGEL</text:p>
          </table:table-cell>
          <table:table-cell office:value-type="string" table:style-name="ce3">
            <text:p>NERY DE JESUS MORALES GUTIER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2-0029-46</text:p>
          </table:table-cell>
          <table:table-cell office:value-type="string" table:style-name="ce4">
            <text:p>13-03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NCEPCION HUISTA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SANTIAGO PETATAN</text:p>
          </table:table-cell>
          <table:table-cell office:value-type="float" office:value="51987827" table:style-name="ce4">
            <text:p>51987827</text:p>
          </table:table-cell>
          <table:table-cell office:value-type="string" table:style-name="ce4">
            <text:p>JOSÉ DE JESÚS CAMPOSECO MÉNDOZA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2-0030-46</text:p>
          </table:table-cell>
          <table:table-cell office:value-type="string" table:style-name="ce3">
            <text:p>13-039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NCEPCION HUISTA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CANTÓN CIPRÉS</text:p>
          </table:table-cell>
          <table:table-cell office:value-type="float" office:value="59003583" table:style-name="ce3">
            <text:p>59003583</text:p>
          </table:table-cell>
          <table:table-cell office:value-type="string" table:style-name="ce3">
            <text:p>JOSÉ DE JESÚS CAMPOSECO MÉNDOZA</text:p>
          </table:table-cell>
          <table:table-cell office:value-type="string" table:style-name="ce3">
            <text:p>FELIX DOMIN ALVARADO HERNÁ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22-0031-46</text:p>
          </table:table-cell>
          <table:table-cell office:value-type="string" table:style-name="ce4">
            <text:p>13-03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NCEPCION HUISTA</text:p>
          </table:table-cell>
          <table:table-cell office:value-type="string" table:style-name="ce4">
            <text:p>ASOCIACION DE MAESTROS DE EDUCACION RURAL DE GUATEMALA -AMERG-</text:p>
          </table:table-cell>
          <table:table-cell office:value-type="string" table:style-name="ce4">
            <text:p>ALDEA SANTIAGO PETZATAN</text:p>
          </table:table-cell>
          <table:table-cell office:value-type="float" office:value="53865996" table:style-name="ce4">
            <text:p>53865996</text:p>
          </table:table-cell>
          <table:table-cell office:value-type="string" table:style-name="ce4">
            <text:p>JOSÉ DE JESÚS CAMPOSECO MÉNDOZA</text:p>
          </table:table-cell>
          <table:table-cell office:value-type="string" table:style-name="ce4">
            <text:p>LUIS MANUEL RAMIREZ FIGUERO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2-0032-46</text:p>
          </table:table-cell>
          <table:table-cell office:value-type="string" table:style-name="ce3">
            <text:p>13-039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NCEPCION HUISTA</text:p>
          </table:table-cell>
          <table:table-cell office:value-type="string" table:style-name="ce3">
            <text:p>ASOCIACION DE MAESTROS DE EDUCACION RURAL DE GUATEMALA -AMERG-</text:p>
          </table:table-cell>
          <table:table-cell office:value-type="string" table:style-name="ce3">
            <text:p>CANTON MENDEZ</text:p>
          </table:table-cell>
          <table:table-cell office:value-type="float" office:value="57560158" table:style-name="ce3">
            <text:p>57560158</text:p>
          </table:table-cell>
          <table:table-cell office:value-type="string" table:style-name="ce3">
            <text:p>JOSÉ DE JESÚS CAMPOSECO MÉNDOZA</text:p>
          </table:table-cell>
          <table:table-cell office:value-type="string" table:style-name="ce3">
            <text:p>JESUS RAMON SILVESTRE QUIÑON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2-0041-46</text:p>
          </table:table-cell>
          <table:table-cell office:value-type="string" table:style-name="ce4">
            <text:p>13-03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NCEPCION HUISTA</text:p>
          </table:table-cell>
          <table:table-cell office:value-type="string" table:style-name="ce4">
            <text:p>COLEGIO BILINGÜE INTERCULTURAL "NUEVO AMANECER"</text:p>
          </table:table-cell>
          <table:table-cell office:value-type="string" table:style-name="ce4">
            <text:p>CABECERA MUNICIPAL</text:p>
          </table:table-cell>
          <table:table-cell office:value-type="float" office:value="51851717" table:style-name="ce4">
            <text:p>51851717</text:p>
          </table:table-cell>
          <table:table-cell office:value-type="string" table:style-name="ce4">
            <text:p>JOSÉ DE JESÚS CAMPOSECO MÉNDOZA</text:p>
          </table:table-cell>
          <table:table-cell office:value-type="string" table:style-name="ce4">
            <text:p>HECTOR AURELIO RECINOS RAMÍ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2-0042-46</text:p>
          </table:table-cell>
          <table:table-cell office:value-type="string" table:style-name="ce3">
            <text:p>13-039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CONCEPCION HUISTA</text:p>
          </table:table-cell>
          <table:table-cell office:value-type="string" table:style-name="ce3">
            <text:p>COLEGIO BILINGÜE INTERCULTURAL "NUEVO AMANECER"</text:p>
          </table:table-cell>
          <table:table-cell office:value-type="string" table:style-name="ce3">
            <text:p>CABECERA MUNICIPAL</text:p>
          </table:table-cell>
          <table:table-cell office:value-type="float" office:value="30024565" table:style-name="ce3">
            <text:p>30024565</text:p>
          </table:table-cell>
          <table:table-cell office:value-type="string" table:style-name="ce3">
            <text:p>JOSÉ DE JESÚS CAMPOSECO MÉNDOZA</text:p>
          </table:table-cell>
          <table:table-cell office:value-type="string" table:style-name="ce3">
            <text:p>CATALINA RAFAEL RAMÍ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2-0043-46</text:p>
          </table:table-cell>
          <table:table-cell office:value-type="string" table:style-name="ce4">
            <text:p>13-03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CONCEPCION HUISTA</text:p>
          </table:table-cell>
          <table:table-cell office:value-type="string" table:style-name="ce4">
            <text:p>INSTITUTO NACIONAL DE EDUCACIÓN DIVERSIFICADA</text:p>
          </table:table-cell>
          <table:table-cell office:value-type="string" table:style-name="ce4">
            <text:p>CANTÓN CIPRÉS</text:p>
          </table:table-cell>
          <table:table-cell office:value-type="float" office:value="32659954" table:style-name="ce4">
            <text:p>32659954</text:p>
          </table:table-cell>
          <table:table-cell office:value-type="string" table:style-name="ce4">
            <text:p>JOSÉ DE JESÚS CAMPOSECO MÉNDOZA</text:p>
          </table:table-cell>
          <table:table-cell office:value-type="string" table:style-name="ce4">
            <text:p>DOMÍN FÉLIX ALVARADO HERNÁ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3-0019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JUAN IXCOY</text:p>
          </table:table-cell>
          <table:table-cell office:value-type="string" table:style-name="ce3">
            <text:p>INSTITUTO TECNOLOGICO REGIONAL DEL NORTE (INTERN KAB`TZIN)</text:p>
          </table:table-cell>
          <table:table-cell office:value-type="string" table:style-name="ce3">
            <text:p>CABECERA MUNICIPAL</text:p>
          </table:table-cell>
          <table:table-cell office:value-type="float" office:value="48999583" table:style-name="ce3">
            <text:p>48999583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ESMERALDA MAVEL CARRILLO DE LEÓ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3-0022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JUAN IXCOY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CABECERA MUNICIPAL</text:p>
          </table:table-cell>
          <table:table-cell office:value-type="float" office:value="46443582" table:style-name="ce4">
            <text:p>46443582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CÉSAR AMILCAR LÓPEZ GARCÍ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3-0035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JUAN IXCOY</text:p>
          </table:table-cell>
          <table:table-cell office:value-type="string" table:style-name="ce3">
            <text:p>COLEGIO PARAISO ESCONDIDO</text:p>
          </table:table-cell>
          <table:table-cell office:value-type="string" table:style-name="ce3">
            <text:p>CABECERA MUNICIPAL</text:p>
          </table:table-cell>
          <table:table-cell office:value-type="float" office:value="59038661" table:style-name="ce3">
            <text:p>59038661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FREDY CARLOS JÁUREGUI LÓ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3-0036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JUAN IXCOY</text:p>
          </table:table-cell>
          <table:table-cell office:value-type="string" table:style-name="ce4">
            <text:p>COLEGIO PARAISO ESCONDIDO</text:p>
          </table:table-cell>
          <table:table-cell office:value-type="string" table:style-name="ce4">
            <text:p>CABECERA MUNICIPAL</text:p>
          </table:table-cell>
          <table:table-cell office:value-type="float" office:value="59038661" table:style-name="ce4">
            <text:p>59038661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EDGAR DAVID FUNES PASCU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3-0038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JUAN IXCOY</text:p>
          </table:table-cell>
          <table:table-cell office:value-type="string" table:style-name="ce3">
            <text:p>COLEGIO PARAISO ESCONDIDO</text:p>
          </table:table-cell>
          <table:table-cell office:value-type="string" table:style-name="ce3">
            <text:p>CABECERA MUNICIPAL</text:p>
          </table:table-cell>
          <table:table-cell office:value-type="float" office:value="59038661" table:style-name="ce3">
            <text:p>59038661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EDGAR DAVID FUNES PASCUA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3-0058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JUAN IXCOY</text:p>
          </table:table-cell>
          <table:table-cell office:value-type="string" table:style-name="ce4">
            <text:p>COLEGIO PREUNIVERSITARIO "DEL VALLE"</text:p>
          </table:table-cell>
          <table:table-cell office:value-type="string" table:style-name="ce4">
            <text:p>CABECERA MUNICIPAL</text:p>
          </table:table-cell>
          <table:table-cell office:value-type="float" office:value="49059904" table:style-name="ce4">
            <text:p>49059904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DOMINGO BAUTISTA PÁI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3-0059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JUAN IXCOY</text:p>
          </table:table-cell>
          <table:table-cell office:value-type="string" table:style-name="ce3">
            <text:p>COLEGIO PREUNIVERSITARIO "DEL VALLE"</text:p>
          </table:table-cell>
          <table:table-cell office:value-type="string" table:style-name="ce3">
            <text:p>CABECERA MUNICIPAL</text:p>
          </table:table-cell>
          <table:table-cell office:value-type="float" office:value="49059904" table:style-name="ce3">
            <text:p>49059904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DOMINGO BAUTISTA PÁI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4-0012-46</text:p>
          </table:table-cell>
          <table:table-cell office:value-type="string" table:style-name="ce4">
            <text:p>13-04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ANTONIO HUISTA</text:p>
          </table:table-cell>
          <table:table-cell office:value-type="string" table:style-name="ce4">
            <text:p>COLEGIO PRIVADO MIXTO "NUEVOS HORIZONTES"</text:p>
          </table:table-cell>
          <table:table-cell office:value-type="string" table:style-name="ce4">
            <text:p>CANTON CENTRAL</text:p>
          </table:table-cell>
          <table:table-cell office:value-type="float" office:value="57839278" table:style-name="ce4">
            <text:p>57839278</text:p>
          </table:table-cell>
          <table:table-cell office:value-type="string" table:style-name="ce4">
            <text:p>MYNOR ROEN ARMAS HERRERA</text:p>
          </table:table-cell>
          <table:table-cell office:value-type="string" table:style-name="ce4">
            <text:p>HECTOR ALFREDO MORALES MARTIN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4-0016-46</text:p>
          </table:table-cell>
          <table:table-cell office:value-type="string" table:style-name="ce3">
            <text:p>13-04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ANTONIO HUISTA</text:p>
          </table:table-cell>
          <table:table-cell office:value-type="string" table:style-name="ce3">
            <text:p>LICEO PRIVADO MIXTO MONTESSORI</text:p>
          </table:table-cell>
          <table:table-cell office:value-type="string" table:style-name="ce3">
            <text:p>CABECERA MUNICIPAL</text:p>
          </table:table-cell>
          <table:table-cell office:value-type="float" office:value="40260472" table:style-name="ce3">
            <text:p>40260472</text:p>
          </table:table-cell>
          <table:table-cell office:value-type="string" table:style-name="ce3">
            <text:p>MYNOR ROEN ARMAS HERRERA</text:p>
          </table:table-cell>
          <table:table-cell office:value-type="string" table:style-name="ce3">
            <text:p>YANUARIA ANGELA CASTILLO VILLATOR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4-0017-46</text:p>
          </table:table-cell>
          <table:table-cell office:value-type="string" table:style-name="ce4">
            <text:p>13-04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ANTONIO HUISTA</text:p>
          </table:table-cell>
          <table:table-cell office:value-type="string" table:style-name="ce4">
            <text:p>LICEO PRIVADO MIXTO MONTESSORI</text:p>
          </table:table-cell>
          <table:table-cell office:value-type="string" table:style-name="ce4">
            <text:p>CABECERA MUNICIPAL</text:p>
          </table:table-cell>
          <table:table-cell office:value-type="float" office:value="57840243" table:style-name="ce4">
            <text:p>57840243</text:p>
          </table:table-cell>
          <table:table-cell office:value-type="string" table:style-name="ce4">
            <text:p>MYNOR ROEN ARMAS HERRERA</text:p>
          </table:table-cell>
          <table:table-cell office:value-type="string" table:style-name="ce4">
            <text:p>YANUARIA ANGELA CASTILLO VILLATO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4-0021-46</text:p>
          </table:table-cell>
          <table:table-cell office:value-type="string" table:style-name="ce3">
            <text:p>13-04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ANTONIO HUISTA</text:p>
          </table:table-cell>
          <table:table-cell office:value-type="string" table:style-name="ce3">
            <text:p>INSTITUTO NORMAL PRIVADO JUAN JOSE AREVALO BERMEJO</text:p>
          </table:table-cell>
          <table:table-cell office:value-type="string" table:style-name="ce3">
            <text:p>CANTON REFORMA</text:p>
          </table:table-cell>
          <table:table-cell office:value-type="float" office:value="55234016" table:style-name="ce3">
            <text:p>55234016</text:p>
          </table:table-cell>
          <table:table-cell office:value-type="string" table:style-name="ce3">
            <text:p>MYNOR ROEN ARMAS HERRERA</text:p>
          </table:table-cell>
          <table:table-cell office:value-type="string" table:style-name="ce3">
            <text:p>DELFINO RAUL VELASQUEZ MORAL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4-0022-46</text:p>
          </table:table-cell>
          <table:table-cell office:value-type="string" table:style-name="ce4">
            <text:p>13-04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ANTONIO HUISTA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CANTON REFORMA</text:p>
          </table:table-cell>
          <table:table-cell office:value-type="float" office:value="30032663" table:style-name="ce4">
            <text:p>30032663</text:p>
          </table:table-cell>
          <table:table-cell office:value-type="string" table:style-name="ce4">
            <text:p>MYNOR ROEN ARMAS HERRERA</text:p>
          </table:table-cell>
          <table:table-cell office:value-type="string" table:style-name="ce4">
            <text:p>LUIS FELIPE LÙCAS LÓ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4-0032-46</text:p>
          </table:table-cell>
          <table:table-cell office:value-type="string" table:style-name="ce3">
            <text:p>13-04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ANTONIO HUISTA</text:p>
          </table:table-cell>
          <table:table-cell office:value-type="string" table:style-name="ce3">
            <text:p>COLEGIO MIXTO "MIGUEL ÁNGEL ASTURIAS</text:p>
          </table:table-cell>
          <table:table-cell office:value-type="string" table:style-name="ce3">
            <text:p>CABECERA MUNICIPAL SAN ANTONIO HUISTA</text:p>
          </table:table-cell>
          <table:table-cell office:value-type="float" office:value="57860286" table:style-name="ce3">
            <text:p>57860286</text:p>
          </table:table-cell>
          <table:table-cell office:value-type="string" table:style-name="ce3">
            <text:p>MYNOR ROEN ARMAS HERRERA</text:p>
          </table:table-cell>
          <table:table-cell office:value-type="string" table:style-name="ce3">
            <text:p>TADEO MISAEL AMBROCIO URBAN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4-0033-46</text:p>
          </table:table-cell>
          <table:table-cell office:value-type="string" table:style-name="ce4">
            <text:p>13-06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ANTONIO HUISTA</text:p>
          </table:table-cell>
          <table:table-cell office:value-type="string" table:style-name="ce4">
            <text:p>ESCUELA DE CAFICULTURA REGIÓN HUISTA</text:p>
          </table:table-cell>
          <table:table-cell office:value-type="string" table:style-name="ce4">
            <text:p>CANTÓN REFORMA</text:p>
          </table:table-cell>
          <table:table-cell office:value-type="float" office:value="50166648" table:style-name="ce4">
            <text:p>50166648</text:p>
          </table:table-cell>
          <table:table-cell office:value-type="string" table:style-name="ce4">
            <text:p>AROLDO HOSBERI SOSA LÓPEZ</text:p>
          </table:table-cell>
          <table:table-cell office:value-type="string" table:style-name="ce4">
            <text:p>JORGE PABLO PAB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4-0036-46</text:p>
          </table:table-cell>
          <table:table-cell office:value-type="string" table:style-name="ce3">
            <text:p>13-04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ANTONIO HUISTA</text:p>
          </table:table-cell>
          <table:table-cell office:value-type="string" table:style-name="ce3">
            <text:p>INSTITUTO NORMAL MIXTO PRIVADO "JUAN JOSÉ ARÉVALO BERMEJO"</text:p>
          </table:table-cell>
          <table:table-cell office:value-type="string" table:style-name="ce3">
            <text:p>CANTÓN REFORMA</text:p>
          </table:table-cell>
          <table:table-cell office:value-type="float" office:value="77921730" table:style-name="ce3">
            <text:p>77921730</text:p>
          </table:table-cell>
          <table:table-cell office:value-type="string" table:style-name="ce3">
            <text:p>MYNOR ROEN ARMAS HERRERA</text:p>
          </table:table-cell>
          <table:table-cell office:value-type="string" table:style-name="ce3">
            <text:p>LUIS ENRIQUE VÁSQUEZ VELÁSQ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24-1078-46</text:p>
          </table:table-cell>
          <table:table-cell office:value-type="string" table:style-name="ce4">
            <text:p>13-04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ANTONIO HUISTA</text:p>
          </table:table-cell>
          <table:table-cell office:value-type="string" table:style-name="ce4">
            <text:p>INSTITUTO NORMAL MIXTO PRIVADO JUAN JOSE AREVALO BERMEJO</text:p>
          </table:table-cell>
          <table:table-cell office:value-type="string" table:style-name="ce4">
            <text:p>SAN ANTONIO HUISTA</text:p>
          </table:table-cell>
          <table:table-cell office:value-type="float" office:value="55234016" table:style-name="ce4">
            <text:p>55234016</text:p>
          </table:table-cell>
          <table:table-cell office:value-type="string" table:style-name="ce4">
            <text:p>MYNOR ROEN ARMAS HERRERA</text:p>
          </table:table-cell>
          <table:table-cell office:value-type="string" table:style-name="ce4">
            <text:p>VELASQUEZ MORALES DELFINO RAU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4-6098-46</text:p>
          </table:table-cell>
          <table:table-cell office:value-type="string" table:style-name="ce3">
            <text:p>13-041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ANTONIO HUISTA</text:p>
          </table:table-cell>
          <table:table-cell office:value-type="string" table:style-name="ce3">
            <text:p>COLEGIO EVANGELICO MIXTO PRIVADO BETHEL</text:p>
          </table:table-cell>
          <table:table-cell office:value-type="string" table:style-name="ce3">
            <text:p>CANTON CENTRAL</text:p>
          </table:table-cell>
          <table:table-cell office:value-type="float" office:value="77804123" table:style-name="ce3">
            <text:p>77804123</text:p>
          </table:table-cell>
          <table:table-cell office:value-type="string" table:style-name="ce3">
            <text:p>MYNOR ROEN ARMAS HERRERA</text:p>
          </table:table-cell>
          <table:table-cell office:value-type="string" table:style-name="ce3">
            <text:p>WUILMAR EDEN RAMIREZ ROS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4-6741-46</text:p>
          </table:table-cell>
          <table:table-cell office:value-type="string" table:style-name="ce4">
            <text:p>13-04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ANTONIO HUISTA</text:p>
          </table:table-cell>
          <table:table-cell office:value-type="string" table:style-name="ce4">
            <text:p>LICEO PRIVADO MIXTO 'REAL AMERICANO'</text:p>
          </table:table-cell>
          <table:table-cell office:value-type="string" table:style-name="ce4">
            <text:p>CANTON CENTRAL</text:p>
          </table:table-cell>
          <table:table-cell table:style-name="ce4"/>
          <table:table-cell office:value-type="string" table:style-name="ce4">
            <text:p>MYNOR ROEN ARMAS HERRER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5-0030-46</text:p>
          </table:table-cell>
          <table:table-cell office:value-type="string" table:style-name="ce3">
            <text:p>13-042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SEBASTIAN COATAN</text:p>
          </table:table-cell>
          <table:table-cell office:value-type="string" table:style-name="ce3">
            <text:p>INSTITUTO PRIVADO MIXTO DIVERSIFICADO BILINGUE OXLAJNH TZ ALANH</text:p>
          </table:table-cell>
          <table:table-cell office:value-type="string" table:style-name="ce3">
            <text:p>CABECERA MUNICIPAL</text:p>
          </table:table-cell>
          <table:table-cell office:value-type="float" office:value="53444058" table:style-name="ce3">
            <text:p>53444058</text:p>
          </table:table-cell>
          <table:table-cell office:value-type="string" table:style-name="ce3">
            <text:p>GLADÍS ARACELY SIMÓN FRANCISCO</text:p>
          </table:table-cell>
          <table:table-cell office:value-type="string" table:style-name="ce3">
            <text:p>GASPAR GARCIA PAB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5-0039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SEBASTIAN COATAN</text:p>
          </table:table-cell>
          <table:table-cell office:value-type="string" table:style-name="ce4">
            <text:p>COLEGIO PRIVADO MIXTO "EL PARAISO"</text:p>
          </table:table-cell>
          <table:table-cell office:value-type="string" table:style-name="ce4">
            <text:p>SAN SEBASTIAN COATAN</text:p>
          </table:table-cell>
          <table:table-cell office:value-type="float" office:value="53444058" table:style-name="ce4">
            <text:p>53444058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JUAN ANDRÉS TOMÁS AGUSTÍ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5-0041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SEBASTIAN COATAN</text:p>
          </table:table-cell>
          <table:table-cell office:value-type="string" table:style-name="ce3">
            <text:p>COLEGIO PRIVADO MIXTO "EL PARAISO"</text:p>
          </table:table-cell>
          <table:table-cell office:value-type="string" table:style-name="ce3">
            <text:p>SAN SEBASTIAN COATAN</text:p>
          </table:table-cell>
          <table:table-cell office:value-type="float" office:value="53444058" table:style-name="ce3">
            <text:p>53444058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IGNACIO MATEO IGNACI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5-0042-46</text:p>
          </table:table-cell>
          <table:table-cell office:value-type="string" table:style-name="ce4">
            <text:p>13-02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SEBASTIAN COATAN</text:p>
          </table:table-cell>
          <table:table-cell office:value-type="string" table:style-name="ce4">
            <text:p>COLEGIO PRIVADO MIXTO "EL PARAISO"</text:p>
          </table:table-cell>
          <table:table-cell office:value-type="string" table:style-name="ce4">
            <text:p>SAN SEBASTIAN COATAN</text:p>
          </table:table-cell>
          <table:table-cell office:value-type="float" office:value="53444058" table:style-name="ce4">
            <text:p>53444058</text:p>
          </table:table-cell>
          <table:table-cell office:value-type="string" table:style-name="ce4">
            <text:p>ROMEO MONTEJO DÍAZ</text:p>
          </table:table-cell>
          <table:table-cell office:value-type="string" table:style-name="ce4">
            <text:p>IGNACIO MATEO IGNACI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5-0046-46</text:p>
          </table:table-cell>
          <table:table-cell office:value-type="string" table:style-name="ce3">
            <text:p>13-02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SEBASTIAN COATAN</text:p>
          </table:table-cell>
          <table:table-cell office:value-type="string" table:style-name="ce3">
            <text:p>COLEGIO PRIVADO MIXTO "EL PARAÍSO"</text:p>
          </table:table-cell>
          <table:table-cell office:value-type="string" table:style-name="ce3">
            <text:p>CABECERA MUNICIPAL</text:p>
          </table:table-cell>
          <table:table-cell office:value-type="float" office:value="58848185" table:style-name="ce3">
            <text:p>58848185</text:p>
          </table:table-cell>
          <table:table-cell office:value-type="string" table:style-name="ce3">
            <text:p>ROMEO MONTEJO DÍAZ</text:p>
          </table:table-cell>
          <table:table-cell office:value-type="string" table:style-name="ce3">
            <text:p>IGNACIO MATEO IGNACI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25-0048-46</text:p>
          </table:table-cell>
          <table:table-cell office:value-type="string" table:style-name="ce4">
            <text:p>13-042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SEBASTIAN COATAN</text:p>
          </table:table-cell>
          <table:table-cell office:value-type="string" table:style-name="ce4">
            <text:p>INSTITUTO DE EDUCACIÓN DIVERSFICADA POR COOPERATIVA DE ENSEÑANZA "OXLAJNH TZ´ALANH"</text:p>
          </table:table-cell>
          <table:table-cell office:value-type="string" table:style-name="ce4">
            <text:p>SAN SEBASTIÁN COATÁN</text:p>
          </table:table-cell>
          <table:table-cell office:value-type="float" office:value="53444058" table:style-name="ce4">
            <text:p>53444058</text:p>
          </table:table-cell>
          <table:table-cell office:value-type="string" table:style-name="ce4">
            <text:p>GLADÍS ARACELY SIMÓN FRANCISCO</text:p>
          </table:table-cell>
          <table:table-cell office:value-type="string" table:style-name="ce4">
            <text:p>IGNACIO MATEO IGNACI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COOPERATIVA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5-0049-46</text:p>
          </table:table-cell>
          <table:table-cell office:value-type="string" table:style-name="ce3">
            <text:p>13-05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SEBASTIAN COATAN</text:p>
          </table:table-cell>
          <table:table-cell office:value-type="string" table:style-name="ce3">
            <text:p>CENTRO EDUCATIVO SAPIENCIAL</text:p>
          </table:table-cell>
          <table:table-cell office:value-type="string" table:style-name="ce3">
            <text:p>ALDEA SAN JOSÉ PUEBLO NUEVO</text:p>
          </table:table-cell>
          <table:table-cell office:value-type="float" office:value="31059311" table:style-name="ce3">
            <text:p>31059311</text:p>
          </table:table-cell>
          <table:table-cell office:value-type="string" table:style-name="ce3">
            <text:p>GLADÍS ARACELY SIMÓN FRANCISCO</text:p>
          </table:table-cell>
          <table:table-cell office:value-type="string" table:style-name="ce3">
            <text:p>JACINTO DIEGO TOMÁ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5-0057-46</text:p>
          </table:table-cell>
          <table:table-cell office:value-type="string" table:style-name="ce4">
            <text:p>13-02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SEBASTIAN COATAN</text:p>
          </table:table-cell>
          <table:table-cell office:value-type="string" table:style-name="ce4">
            <text:p>COLEGIO PRIVADO MIXTO "EL PARAÍSO"</text:p>
          </table:table-cell>
          <table:table-cell office:value-type="string" table:style-name="ce4">
            <text:p>CABECERA MUNICIPAL</text:p>
          </table:table-cell>
          <table:table-cell office:value-type="float" office:value="57046899" table:style-name="ce4">
            <text:p>57046899</text:p>
          </table:table-cell>
          <table:table-cell office:value-type="string" table:style-name="ce4">
            <text:p>ELIDIO NATALIO VELÁSQUEZ MAZARIEGOS</text:p>
          </table:table-cell>
          <table:table-cell office:value-type="string" table:style-name="ce4">
            <text:p>LUCÍO MATÍAS FIGUEROA MARTÍN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5-0059-46</text:p>
          </table:table-cell>
          <table:table-cell office:value-type="string" table:style-name="ce3">
            <text:p>13-042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SEBASTIAN COATAN</text:p>
          </table:table-cell>
          <table:table-cell office:value-type="string" table:style-name="ce3">
            <text:p>COLEGIO PRIVADO MIXTO "EL PARAÍSO"</text:p>
          </table:table-cell>
          <table:table-cell office:value-type="string" table:style-name="ce3">
            <text:p>CABECERA MUNICIPAL SAN SEBASTIÁN COATÁN</text:p>
          </table:table-cell>
          <table:table-cell office:value-type="float" office:value="57072503" table:style-name="ce3">
            <text:p>57072503</text:p>
          </table:table-cell>
          <table:table-cell office:value-type="string" table:style-name="ce3">
            <text:p>GLADÍS ARACELY SIMÓN FRANCISCO</text:p>
          </table:table-cell>
          <table:table-cell office:value-type="string" table:style-name="ce3">
            <text:p>IGNACIO MATEO IGNACI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6-0001-46</text:p>
          </table:table-cell>
          <table:table-cell office:value-type="string" table:style-name="ce4">
            <text:p>13-046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INSTITUTO PRIVADO MIXTO "LA UNION"</text:p>
          </table:table-cell>
          <table:table-cell office:value-type="string" table:style-name="ce4">
            <text:p>ALDEA PALESTINA LA UNION</text:p>
          </table:table-cell>
          <table:table-cell table:style-name="ce4"/>
          <table:table-cell office:value-type="string" table:style-name="ce4">
            <text:p>NELVIN EZEQUIEL CASTILLO LÓPEZ</text:p>
          </table:table-cell>
          <table:table-cell office:value-type="string" table:style-name="ce4">
            <text:p>MAX ABEL LOPEZ ALVA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6-0161-46</text:p>
          </table:table-cell>
          <table:table-cell office:value-type="string" table:style-name="ce3">
            <text:p>13-04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INSTITUTO TECNICO PARTICULAR MAYA JAGUAR</text:p>
          </table:table-cell>
          <table:table-cell office:value-type="string" table:style-name="ce3">
            <text:p>ALDEA SAN JUAN LA CEIBA</text:p>
          </table:table-cell>
          <table:table-cell office:value-type="float" office:value="47828887" table:style-name="ce3">
            <text:p>47828887</text:p>
          </table:table-cell>
          <table:table-cell office:value-type="string" table:style-name="ce3">
            <text:p>ARACELY FIGUEROA URBINA</text:p>
          </table:table-cell>
          <table:table-cell office:value-type="string" table:style-name="ce3">
            <text:p>OSMAN ADRIEL CASTEÑEDA LÓ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6-0162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CABECERA MUNICIPAL</text:p>
          </table:table-cell>
          <table:table-cell table:style-name="ce4"/>
          <table:table-cell office:value-type="string" table:style-name="ce4">
            <text:p>ARACELY FIGUEROA URBINA</text:p>
          </table:table-cell>
          <table:table-cell office:value-type="string" table:style-name="ce4">
            <text:p>JAIME OTONIEL LOPEZ DE LEO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6-0166-46</text:p>
          </table:table-cell>
          <table:table-cell office:value-type="string" table:style-name="ce3">
            <text:p>13-04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ALDEA NUEVA GENERACION MAYA</text:p>
          </table:table-cell>
          <table:table-cell office:value-type="float" office:value="58035094" table:style-name="ce3">
            <text:p>58035094</text:p>
          </table:table-cell>
          <table:table-cell office:value-type="string" table:style-name="ce3">
            <text:p>ARACELY FIGUEROA URBINA</text:p>
          </table:table-cell>
          <table:table-cell office:value-type="string" table:style-name="ce3">
            <text:p>MARCIAL FRANCISCO PEDR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6-0177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COLEGIO PRIVADO MIXTO SANTA MARTA VILLA SEÑOR</text:p>
          </table:table-cell>
          <table:table-cell office:value-type="string" table:style-name="ce4">
            <text:p>SANTA CRUZ BARILLAS</text:p>
          </table:table-cell>
          <table:table-cell office:value-type="float" office:value="45861655" table:style-name="ce4">
            <text:p>45861655</text:p>
          </table:table-cell>
          <table:table-cell office:value-type="string" table:style-name="ce4">
            <text:p>ARACELY FIGUEROA URBINA</text:p>
          </table:table-cell>
          <table:table-cell office:value-type="string" table:style-name="ce4">
            <text:p>EDGAR NOEL MOLINA SOS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6-0182-46</text:p>
          </table:table-cell>
          <table:table-cell office:value-type="string" table:style-name="ce3">
            <text:p>13-04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INED</text:p>
          </table:table-cell>
          <table:table-cell office:value-type="string" table:style-name="ce3">
            <text:p>ALDEA NUEVA UNION MAYA</text:p>
          </table:table-cell>
          <table:table-cell office:value-type="float" office:value="40920529" table:style-name="ce3">
            <text:p>40920529</text:p>
          </table:table-cell>
          <table:table-cell office:value-type="string" table:style-name="ce3">
            <text:p>ARACELY FIGUEROA URBINA</text:p>
          </table:table-cell>
          <table:table-cell office:value-type="string" table:style-name="ce3">
            <text:p>JESÚS PEDRO PEDR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26-0190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ASOCIACIÓN DE MAESTROS DE EDUCACIÓN DE GUATEMALA -AMERG-</text:p>
          </table:table-cell>
          <table:table-cell office:value-type="string" table:style-name="ce4">
            <text:p>CABECERA MUNICIPAL</text:p>
          </table:table-cell>
          <table:table-cell office:value-type="float" office:value="48729312" table:style-name="ce4">
            <text:p>48729312</text:p>
          </table:table-cell>
          <table:table-cell office:value-type="string" table:style-name="ce4">
            <text:p>ARACELY FIGUEROA URBINA</text:p>
          </table:table-cell>
          <table:table-cell office:value-type="string" table:style-name="ce4">
            <text:p>JUAN PASCUAL LUCAS ANTONI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6-0193-46</text:p>
          </table:table-cell>
          <table:table-cell office:value-type="string" table:style-name="ce3">
            <text:p>13-04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INSTITUTO MIXTO COMUNITARIO DE EDUCACIÓN BILINGÜE INTERCULTURAL SANTA CRUZ</text:p>
          </table:table-cell>
          <table:table-cell office:value-type="string" table:style-name="ce3">
            <text:p>ALDEA EL JORDÁN SANTA CRUZ BARILLAS</text:p>
          </table:table-cell>
          <table:table-cell office:value-type="float" office:value="49710446" table:style-name="ce3">
            <text:p>49710446</text:p>
          </table:table-cell>
          <table:table-cell office:value-type="string" table:style-name="ce3">
            <text:p>NELVIN EZEQUIEL CASTILLO LÓPEZ</text:p>
          </table:table-cell>
          <table:table-cell office:value-type="string" table:style-name="ce3">
            <text:p>ERADIO ENRIQUE RIVAS SOT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6-0197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INSTITUTO NACIONAL DE EDUCACIÓN DIVERSIFICADA</text:p>
          </table:table-cell>
          <table:table-cell office:value-type="string" table:style-name="ce4">
            <text:p>ALDEA SAN FRANCISCO MOMONLAC</text:p>
          </table:table-cell>
          <table:table-cell office:value-type="float" office:value="57227348" table:style-name="ce4">
            <text:p>57227348</text:p>
          </table:table-cell>
          <table:table-cell office:value-type="string" table:style-name="ce4">
            <text:p>ARACELY FIGUEROA URBINA</text:p>
          </table:table-cell>
          <table:table-cell office:value-type="string" table:style-name="ce4">
            <text:p>LUCIA MATEO GASPAR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6-0198-46</text:p>
          </table:table-cell>
          <table:table-cell office:value-type="string" table:style-name="ce3">
            <text:p>13-04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COLEGIO EVANGÉLICO MIXTO BEREA</text:p>
          </table:table-cell>
          <table:table-cell office:value-type="string" table:style-name="ce3">
            <text:p>5A. CALLE 5-75, ZONA 1 02/01/202</text:p>
          </table:table-cell>
          <table:table-cell office:value-type="float" office:value="77802148" table:style-name="ce3">
            <text:p>77802148</text:p>
          </table:table-cell>
          <table:table-cell office:value-type="string" table:style-name="ce3">
            <text:p>ARACELY FIGUEROA URBINA</text:p>
          </table:table-cell>
          <table:table-cell office:value-type="string" table:style-name="ce3">
            <text:p>HELDA MINETT GONZÁLEZ RAMÍREZ DE CASTIL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6-0199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COLEGIO EVANGÉLICO MIXTO BEREA</text:p>
          </table:table-cell>
          <table:table-cell office:value-type="string" table:style-name="ce4">
            <text:p>5A. CALLE 5-75, ZONA 1</text:p>
          </table:table-cell>
          <table:table-cell office:value-type="float" office:value="77802148" table:style-name="ce4">
            <text:p>77802148</text:p>
          </table:table-cell>
          <table:table-cell office:value-type="string" table:style-name="ce4">
            <text:p>ARACELY FIGUEROA URBINA</text:p>
          </table:table-cell>
          <table:table-cell office:value-type="string" table:style-name="ce4">
            <text:p>HELDA MINETT GONZÁLEZ RAMÍREZ DE CASTIL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6-0200-46</text:p>
          </table:table-cell>
          <table:table-cell office:value-type="string" table:style-name="ce3">
            <text:p>13-04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INSTITUTO DE EDUCACIÓN DIVERSIFICADA POR COOPERATIVA DE ENSEÑANZA</text:p>
          </table:table-cell>
          <table:table-cell office:value-type="string" table:style-name="ce3">
            <text:p>ALDEA YULCONOP</text:p>
          </table:table-cell>
          <table:table-cell office:value-type="float" office:value="45421222" table:style-name="ce3">
            <text:p>45421222</text:p>
          </table:table-cell>
          <table:table-cell office:value-type="string" table:style-name="ce3">
            <text:p>ARACELY FIGUEROA URBINA</text:p>
          </table:table-cell>
          <table:table-cell office:value-type="string" table:style-name="ce3">
            <text:p>EMILIO UBIEL CASTIL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6-0201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INSTITUTO NACIONAL DE EDUCACIÓN DIVERSIFICADA</text:p>
          </table:table-cell>
          <table:table-cell office:value-type="string" table:style-name="ce4">
            <text:p>ALDEA CHANCOLÍN, CASERÍO LAS VICTORIAS</text:p>
          </table:table-cell>
          <table:table-cell office:value-type="float" office:value="32222712" table:style-name="ce4">
            <text:p>32222712</text:p>
          </table:table-cell>
          <table:table-cell office:value-type="string" table:style-name="ce4">
            <text:p>ARACELY FIGUEROA URBINA</text:p>
          </table:table-cell>
          <table:table-cell office:value-type="string" table:style-name="ce4">
            <text:p>DESIDERIA GLADYS CASTAÑEDA RAMOS DE RAFAE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6-0206-46</text:p>
          </table:table-cell>
          <table:table-cell office:value-type="string" table:style-name="ce3">
            <text:p>13-04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ASOCIACIÓN DE MAESTROS DE EDUCACIÓN RURAL DE GUATEMALA - AMERG-</text:p>
          </table:table-cell>
          <table:table-cell office:value-type="string" table:style-name="ce3">
            <text:p>2A. CALLE 6-35, ZONA 6</text:p>
          </table:table-cell>
          <table:table-cell office:value-type="float" office:value="77802263" table:style-name="ce3">
            <text:p>77802263</text:p>
          </table:table-cell>
          <table:table-cell office:value-type="string" table:style-name="ce3">
            <text:p>ARACELY FIGUEROA URBINA</text:p>
          </table:table-cell>
          <table:table-cell office:value-type="string" table:style-name="ce3">
            <text:p>RAMÓN DIEGO ALBERTO EFRAÍ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26-0219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COLEGIO EVANGÉLICO DE CIENCIA Y TECNOLOGÍA PARA EL DESARROLLO INTEGRAL "SHALOM"</text:p>
          </table:table-cell>
          <table:table-cell office:value-type="string" table:style-name="ce4">
            <text:p>0 AVENIDA 1-54 ZONA 4</text:p>
          </table:table-cell>
          <table:table-cell office:value-type="float" office:value="45195249" table:style-name="ce4">
            <text:p>45195249</text:p>
          </table:table-cell>
          <table:table-cell office:value-type="string" table:style-name="ce4">
            <text:p>ARACELY FIGUEROA URBINA</text:p>
          </table:table-cell>
          <table:table-cell office:value-type="string" table:style-name="ce4">
            <text:p>JAIME ROCAEL CASTAÑEDA MARTÍN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6-0220-46</text:p>
          </table:table-cell>
          <table:table-cell office:value-type="string" table:style-name="ce3">
            <text:p>13-04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ASOCIACIÓN DE MAESTROS DE EDUCACIÓN RURAL DE GUATEMALA</text:p>
          </table:table-cell>
          <table:table-cell office:value-type="string" table:style-name="ce3">
            <text:p>2A. CALLE 6-35, ZONA 6, CABECERA MUNICIPAL</text:p>
          </table:table-cell>
          <table:table-cell office:value-type="float" office:value="30429444" table:style-name="ce3">
            <text:p>30429444</text:p>
          </table:table-cell>
          <table:table-cell office:value-type="string" table:style-name="ce3">
            <text:p>ARACELY FIGUEROA URBINA</text:p>
          </table:table-cell>
          <table:table-cell office:value-type="string" table:style-name="ce3">
            <text:p>ALBERTO EFRAIN RAMÓN DIEG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26-0221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ASOCIACIÓN DE MAESTROS DE EDUCACIÓN RURAL DE GUATEMALA</text:p>
          </table:table-cell>
          <table:table-cell office:value-type="string" table:style-name="ce4">
            <text:p>2A. CALLE 6-35, ZONA 6, CABECERA MUNICIPAL</text:p>
          </table:table-cell>
          <table:table-cell office:value-type="float" office:value="30429444" table:style-name="ce4">
            <text:p>30429444</text:p>
          </table:table-cell>
          <table:table-cell office:value-type="string" table:style-name="ce4">
            <text:p>ARACELY FIGUEROA URBINA</text:p>
          </table:table-cell>
          <table:table-cell office:value-type="string" table:style-name="ce4">
            <text:p>ALBERTO EFRAIN RAMÓN DIEG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6-0222-46</text:p>
          </table:table-cell>
          <table:table-cell office:value-type="string" table:style-name="ce3">
            <text:p>13-04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COLEGIO CRISTIANO PRESENCIA</text:p>
          </table:table-cell>
          <table:table-cell office:value-type="string" table:style-name="ce3">
            <text:p>2A. CALLE 6-35, ZONA 6</text:p>
          </table:table-cell>
          <table:table-cell office:value-type="float" office:value="77802020" table:style-name="ce3">
            <text:p>77802020</text:p>
          </table:table-cell>
          <table:table-cell office:value-type="string" table:style-name="ce3">
            <text:p>ARACELY FIGUEROA URBINA</text:p>
          </table:table-cell>
          <table:table-cell office:value-type="string" table:style-name="ce3">
            <text:p>SANDRA HAYDEE RIVERA BUSTAMANTE DE YOC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6-0223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COLEGIO CRISTIANO PRESENCIA</text:p>
          </table:table-cell>
          <table:table-cell office:value-type="string" table:style-name="ce4">
            <text:p>2A. CALLE 6-35, ZONA 6</text:p>
          </table:table-cell>
          <table:table-cell office:value-type="float" office:value="77802020" table:style-name="ce4">
            <text:p>77802020</text:p>
          </table:table-cell>
          <table:table-cell office:value-type="string" table:style-name="ce4">
            <text:p>ARACELY FIGUEROA URBINA</text:p>
          </table:table-cell>
          <table:table-cell office:value-type="string" table:style-name="ce4">
            <text:p>SANDRA HAYDEE RIVERA BUSTAMANTE DE YOC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6-0226-46</text:p>
          </table:table-cell>
          <table:table-cell office:value-type="string" table:style-name="ce3">
            <text:p>13-04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INSTITUTO PARROQUIAL MIXTO "SANTA CRUZ"</text:p>
          </table:table-cell>
          <table:table-cell office:value-type="string" table:style-name="ce3">
            <text:p>1A. AVENIDA 01-21, ZONA 1</text:p>
          </table:table-cell>
          <table:table-cell office:value-type="float" office:value="77802613" table:style-name="ce3">
            <text:p>77802613</text:p>
          </table:table-cell>
          <table:table-cell office:value-type="string" table:style-name="ce3">
            <text:p>ARACELY FIGUEROA URBINA</text:p>
          </table:table-cell>
          <table:table-cell office:value-type="string" table:style-name="ce3">
            <text:p>FELIPA CRISTÓBAL MEJÍ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6-0229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INSTITUTO NACIONAL DE EDUCACIÓN DIVERSIFICADA</text:p>
          </table:table-cell>
          <table:table-cell office:value-type="string" table:style-name="ce4">
            <text:p>CASERÍO SANTA ELENA</text:p>
          </table:table-cell>
          <table:table-cell office:value-type="float" office:value="49403202" table:style-name="ce4">
            <text:p>49403202</text:p>
          </table:table-cell>
          <table:table-cell office:value-type="string" table:style-name="ce4">
            <text:p>ARACELY FIGUEROA URBINA</text:p>
          </table:table-cell>
          <table:table-cell office:value-type="string" table:style-name="ce4">
            <text:p>MARCOS LEONEL MONTEJO MÉ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6-1510-46</text:p>
          </table:table-cell>
          <table:table-cell office:value-type="string" table:style-name="ce3">
            <text:p>13-04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INSTITUTO NORMAL MIXTO DE NOROCCIDENTE PEM RODERICO ALFREDO MARTINEZ ESCOBEDO</text:p>
          </table:table-cell>
          <table:table-cell office:value-type="string" table:style-name="ce3">
            <text:p>4TA. AVENIDA 2-11, ZONA 1</text:p>
          </table:table-cell>
          <table:table-cell office:value-type="float" office:value="77802554" table:style-name="ce3">
            <text:p>77802554</text:p>
          </table:table-cell>
          <table:table-cell office:value-type="string" table:style-name="ce3">
            <text:p>ARACELY FIGUEROA URBINA</text:p>
          </table:table-cell>
          <table:table-cell office:value-type="string" table:style-name="ce3">
            <text:p>RIGOBERTO FILEMÓN SERRANO MORAL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6-5411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COLEGIO EVANGELICO BEREA</text:p>
          </table:table-cell>
          <table:table-cell office:value-type="string" table:style-name="ce4">
            <text:p>VILLA DE BARILLAS</text:p>
          </table:table-cell>
          <table:table-cell office:value-type="float" office:value="77802148" table:style-name="ce4">
            <text:p>77802148</text:p>
          </table:table-cell>
          <table:table-cell office:value-type="string" table:style-name="ce4">
            <text:p>ARACELY FIGUEROA URBINA</text:p>
          </table:table-cell>
          <table:table-cell office:value-type="string" table:style-name="ce4">
            <text:p>HELDA MINETT GONZÁLEZ RAMÍREZ DE CASTIL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6-5985-46</text:p>
          </table:table-cell>
          <table:table-cell office:value-type="string" table:style-name="ce3">
            <text:p>13-04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COLEGIO MIXTO SANTA MARTA VILLA SEÑOR</text:p>
          </table:table-cell>
          <table:table-cell office:value-type="string" table:style-name="ce3">
            <text:p>CABECERA MUNICIPAL</text:p>
          </table:table-cell>
          <table:table-cell office:value-type="float" office:value="45861655" table:style-name="ce3">
            <text:p>45861655</text:p>
          </table:table-cell>
          <table:table-cell office:value-type="string" table:style-name="ce3">
            <text:p>ARACELY FIGUEROA URBINA</text:p>
          </table:table-cell>
          <table:table-cell office:value-type="string" table:style-name="ce3">
            <text:p>EDGAR NOEL MOLINA SOS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6-6298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INSTITUTO PRIVADO MIXTO CARLOS SAGASTUME PEREZ</text:p>
          </table:table-cell>
          <table:table-cell office:value-type="string" table:style-name="ce4">
            <text:p>VILLA DE BARILLAS</text:p>
          </table:table-cell>
          <table:table-cell office:value-type="float" office:value="77802390" table:style-name="ce4">
            <text:p>77802390</text:p>
          </table:table-cell>
          <table:table-cell office:value-type="string" table:style-name="ce4">
            <text:p>ARACELY FIGUEROA URBINA</text:p>
          </table:table-cell>
          <table:table-cell office:value-type="string" table:style-name="ce4">
            <text:p>REYNABEL DANERY LÓPEZ CASTIL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6-6389-46</text:p>
          </table:table-cell>
          <table:table-cell office:value-type="string" table:style-name="ce3">
            <text:p>13-04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ESCUELA NORMAL INFANTIL BILINGUE INTERCULTURAL ADSCRITA A INSTITUTO NORMAL DE NOROCCIDENTE</text:p>
          </table:table-cell>
          <table:table-cell office:value-type="string" table:style-name="ce3">
            <text:p>4TA. AVENIDA 2-11, ZONA 1</text:p>
          </table:table-cell>
          <table:table-cell office:value-type="float" office:value="77802554" table:style-name="ce3">
            <text:p>77802554</text:p>
          </table:table-cell>
          <table:table-cell office:value-type="string" table:style-name="ce3">
            <text:p>ARACELY FIGUEROA URBINA</text:p>
          </table:table-cell>
          <table:table-cell office:value-type="string" table:style-name="ce3">
            <text:p>RIGOBERTO FILEMÓN SERRANO MORAL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6-6879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COLEGIO EVANGELICO MIXTO BEREA</text:p>
          </table:table-cell>
          <table:table-cell office:value-type="string" table:style-name="ce4">
            <text:p>CABECERA MUNICIPAL</text:p>
          </table:table-cell>
          <table:table-cell office:value-type="float" office:value="77802148" table:style-name="ce4">
            <text:p>77802148</text:p>
          </table:table-cell>
          <table:table-cell office:value-type="string" table:style-name="ce4">
            <text:p>ARACELY FIGUEROA URBIN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6-6891-46</text:p>
          </table:table-cell>
          <table:table-cell office:value-type="string" table:style-name="ce3">
            <text:p>13-046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ASOCIACION DE MAESTROS DE EDUCACION RURAL DE GUATEMALA -AMERG-</text:p>
          </table:table-cell>
          <table:table-cell office:value-type="string" table:style-name="ce3">
            <text:p>2A. CALLE 0-27 ZONA 1 BARILLAS</text:p>
          </table:table-cell>
          <table:table-cell office:value-type="float" office:value="77802323" table:style-name="ce3">
            <text:p>77802323</text:p>
          </table:table-cell>
          <table:table-cell office:value-type="string" table:style-name="ce3">
            <text:p>NELVIN EZEQUIEL CASTILLO LÓPE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6-7116-46</text:p>
          </table:table-cell>
          <table:table-cell office:value-type="string" table:style-name="ce4">
            <text:p>13-043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CRUZ BARILLAS</text:p>
          </table:table-cell>
          <table:table-cell office:value-type="string" table:style-name="ce4">
            <text:p>COLEGIO PRIVADO MIXTO SANTA MARTA VILLA SEÑOR</text:p>
          </table:table-cell>
          <table:table-cell office:value-type="string" table:style-name="ce4">
            <text:p>CABECERA MUNICIPAL</text:p>
          </table:table-cell>
          <table:table-cell office:value-type="float" office:value="77802354" table:style-name="ce4">
            <text:p>77802354</text:p>
          </table:table-cell>
          <table:table-cell office:value-type="string" table:style-name="ce4">
            <text:p>ARACELY FIGUEROA URBINA</text:p>
          </table:table-cell>
          <table:table-cell office:value-type="string" table:style-name="ce4">
            <text:p>EDGAR NOEL MOLINA SOS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6-7215-46</text:p>
          </table:table-cell>
          <table:table-cell office:value-type="string" table:style-name="ce3">
            <text:p>13-043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CRUZ BARILLAS</text:p>
          </table:table-cell>
          <table:table-cell office:value-type="string" table:style-name="ce3">
            <text:p>COOPERACION MESOAMERICANA PARA EL DESARROLLO Y LA PAZ COMADEP</text:p>
          </table:table-cell>
          <table:table-cell office:value-type="string" table:style-name="ce3">
            <text:p>CABECERA MUNICIPAL</text:p>
          </table:table-cell>
          <table:table-cell table:style-name="ce3"/>
          <table:table-cell office:value-type="string" table:style-name="ce3">
            <text:p>ARACELY FIGUEROA URBINA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7-0052-46</text:p>
          </table:table-cell>
          <table:table-cell office:value-type="string" table:style-name="ce4">
            <text:p>13-04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AGUACATAN</text:p>
          </table:table-cell>
          <table:table-cell office:value-type="string" table:style-name="ce4">
            <text:p>INSTITUTO PRIVADO AGUACATECO "CAMINO AL PROGRESO"</text:p>
          </table:table-cell>
          <table:table-cell office:value-type="string" table:style-name="ce4">
            <text:p>2A. AV. 2-31 ZONA 3</text:p>
          </table:table-cell>
          <table:table-cell office:value-type="float" office:value="30911951" table:style-name="ce4">
            <text:p>30911951</text:p>
          </table:table-cell>
          <table:table-cell office:value-type="string" table:style-name="ce4">
            <text:p>ILIANA ARGENTINA VILLATORO FUNES DE AGUSTIN</text:p>
          </table:table-cell>
          <table:table-cell office:value-type="string" table:style-name="ce4">
            <text:p>ISABEL BATÉN HERNÁ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7-0053-46</text:p>
          </table:table-cell>
          <table:table-cell office:value-type="string" table:style-name="ce3">
            <text:p>13-049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AGUACATAN</text:p>
          </table:table-cell>
          <table:table-cell office:value-type="string" table:style-name="ce3">
            <text:p>INSTITUTO MUNICIPAL DE EDUCACION DIVERSIFICADA CLIMENTORO</text:p>
          </table:table-cell>
          <table:table-cell office:value-type="string" table:style-name="ce3">
            <text:p>ALDEA CLIMENTORO</text:p>
          </table:table-cell>
          <table:table-cell office:value-type="float" office:value="45351827" table:style-name="ce3">
            <text:p>45351827</text:p>
          </table:table-cell>
          <table:table-cell office:value-type="string" table:style-name="ce3">
            <text:p>ILIANA ARGENTINA VILLATORO FUNES DE AGUSTIN</text:p>
          </table:table-cell>
          <table:table-cell office:value-type="string" table:style-name="ce3">
            <text:p>MANUEL IXCOY GARC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7-0058-46</text:p>
          </table:table-cell>
          <table:table-cell office:value-type="string" table:style-name="ce4">
            <text:p>13-04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AGUACATAN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CLIMENTORO</text:p>
          </table:table-cell>
          <table:table-cell office:value-type="float" office:value="50411035" table:style-name="ce4">
            <text:p>50411035</text:p>
          </table:table-cell>
          <table:table-cell office:value-type="string" table:style-name="ce4">
            <text:p>ILIANA ARGENTINA VILLATORO FUNES DE AGUSTIN</text:p>
          </table:table-cell>
          <table:table-cell office:value-type="string" table:style-name="ce4">
            <text:p>SONIA MARLENY RODRÍGUEZ ORTÍZ DE RODRÍG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7-0063-46</text:p>
          </table:table-cell>
          <table:table-cell office:value-type="string" table:style-name="ce3">
            <text:p>13-048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AGUACATAN</text:p>
          </table:table-cell>
          <table:table-cell office:value-type="string" table:style-name="ce3">
            <text:p>COLEGIO MIXTO MAYA AGUACATECO</text:p>
          </table:table-cell>
          <table:table-cell office:value-type="string" table:style-name="ce3">
            <text:p>3A. CALLE 7-42 ZONA 1</text:p>
          </table:table-cell>
          <table:table-cell office:value-type="float" office:value="77660095" table:style-name="ce3">
            <text:p>77660095</text:p>
          </table:table-cell>
          <table:table-cell office:value-type="string" table:style-name="ce3">
            <text:p>CARLOS VICENTE CARDONA MARTINEZ</text:p>
          </table:table-cell>
          <table:table-cell office:value-type="string" table:style-name="ce3">
            <text:p>SAMUEL EZEQUÍAS CASTRO LUX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7-0066-46</text:p>
          </table:table-cell>
          <table:table-cell office:value-type="string" table:style-name="ce4">
            <text:p>13-04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AGUACATAN</text:p>
          </table:table-cell>
          <table:table-cell office:value-type="string" table:style-name="ce4">
            <text:p>INSTITUTO MAYANCE AGUACATECO</text:p>
          </table:table-cell>
          <table:table-cell office:value-type="string" table:style-name="ce4">
            <text:p>4TA CALLE 3-35 ZONA 3</text:p>
          </table:table-cell>
          <table:table-cell office:value-type="float" office:value="77660002" table:style-name="ce4">
            <text:p>77660002</text:p>
          </table:table-cell>
          <table:table-cell office:value-type="string" table:style-name="ce4">
            <text:p>ILIANA ARGENTINA VILLATORO FUNES DE AGUSTIN</text:p>
          </table:table-cell>
          <table:table-cell office:value-type="string" table:style-name="ce4">
            <text:p>ALBERTO RODRÍGUEZ HERNÁ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7-0067-46</text:p>
          </table:table-cell>
          <table:table-cell office:value-type="string" table:style-name="ce3">
            <text:p>13-049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AGUACATAN</text:p>
          </table:table-cell>
          <table:table-cell office:value-type="string" table:style-name="ce3">
            <text:p>INSTITUTO NACIONAL DE EDUCACIÓN DIVERSIFICADA</text:p>
          </table:table-cell>
          <table:table-cell office:value-type="string" table:style-name="ce3">
            <text:p>ALDEA CANTZELA</text:p>
          </table:table-cell>
          <table:table-cell office:value-type="float" office:value="40102428" table:style-name="ce3">
            <text:p>40102428</text:p>
          </table:table-cell>
          <table:table-cell office:value-type="string" table:style-name="ce3">
            <text:p>ILIANA ARGENTINA VILLATORO FUNES DE AGUSTIN</text:p>
          </table:table-cell>
          <table:table-cell office:value-type="string" table:style-name="ce3">
            <text:p>INGRY AMARILIS MEJÍA RODRÍG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7-0068-46</text:p>
          </table:table-cell>
          <table:table-cell office:value-type="string" table:style-name="ce4">
            <text:p>13-04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AGUACATAN</text:p>
          </table:table-cell>
          <table:table-cell office:value-type="string" table:style-name="ce4">
            <text:p>COLEGIO PRIVADO "EL NUEVO MILLENIUM"</text:p>
          </table:table-cell>
          <table:table-cell office:value-type="string" table:style-name="ce4">
            <text:p>3A. AVENIDA 3-01, ZONA 1</text:p>
          </table:table-cell>
          <table:table-cell office:value-type="float" office:value="77568072" table:style-name="ce4">
            <text:p>77568072</text:p>
          </table:table-cell>
          <table:table-cell office:value-type="string" table:style-name="ce4">
            <text:p>ILIANA ARGENTINA VILLATORO FUNES DE AGUSTIN</text:p>
          </table:table-cell>
          <table:table-cell office:value-type="string" table:style-name="ce4">
            <text:p>MAUDELIO VÁSQUEZ CARDO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7-0076-46</text:p>
          </table:table-cell>
          <table:table-cell office:value-type="string" table:style-name="ce3">
            <text:p>13-048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AGUACATAN</text:p>
          </table:table-cell>
          <table:table-cell office:value-type="string" table:style-name="ce3">
            <text:p>INSTITUTO NACIONAL DE EDUCACIÓN DIVERSIFICADA</text:p>
          </table:table-cell>
          <table:table-cell office:value-type="string" table:style-name="ce3">
            <text:p>5A. AVENIDA 6-91 ZONA 1</text:p>
          </table:table-cell>
          <table:table-cell office:value-type="float" office:value="53540470" table:style-name="ce3">
            <text:p>53540470</text:p>
          </table:table-cell>
          <table:table-cell office:value-type="string" table:style-name="ce3">
            <text:p>CARLOS VICENTE CARDONA MARTINEZ</text:p>
          </table:table-cell>
          <table:table-cell office:value-type="string" table:style-name="ce3">
            <text:p>MAUDELIO VASQUEZ CARDO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7-0079-46</text:p>
          </table:table-cell>
          <table:table-cell office:value-type="string" table:style-name="ce4">
            <text:p>13-060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AGUACATAN</text:p>
          </table:table-cell>
          <table:table-cell office:value-type="string" table:style-name="ce4">
            <text:p>CENTRO DE EDUCACIÓN EXTRAESCOLAR CEEX</text:p>
          </table:table-cell>
          <table:table-cell office:value-type="string" table:style-name="ce4">
            <text:p>CABECERA MUNICIPAL AGUACATAN</text:p>
          </table:table-cell>
          <table:table-cell office:value-type="float" office:value="41464223" table:style-name="ce4">
            <text:p>41464223</text:p>
          </table:table-cell>
          <table:table-cell office:value-type="string" table:style-name="ce4">
            <text:p>AROLDO HOSBERI SOSA LÓPEZ</text:p>
          </table:table-cell>
          <table:table-cell office:value-type="string" table:style-name="ce4">
            <text:p>GUILLERMO WALDEMAR GARCÍA CARRIL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INTERCALADO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7-0080-46</text:p>
          </table:table-cell>
          <table:table-cell office:value-type="string" table:style-name="ce3">
            <text:p>13-049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AGUACATAN</text:p>
          </table:table-cell>
          <table:table-cell office:value-type="string" table:style-name="ce3">
            <text:p>INSTITUTO MAYANCE AGUACATECO</text:p>
          </table:table-cell>
          <table:table-cell office:value-type="string" table:style-name="ce3">
            <text:p>4TA CALLE 3-35 ZONA 3</text:p>
          </table:table-cell>
          <table:table-cell office:value-type="float" office:value="77660002" table:style-name="ce3">
            <text:p>77660002</text:p>
          </table:table-cell>
          <table:table-cell office:value-type="string" table:style-name="ce3">
            <text:p>ILIANA ARGENTINA VILLATORO FUNES DE AGUSTIN</text:p>
          </table:table-cell>
          <table:table-cell office:value-type="string" table:style-name="ce3">
            <text:p>ALBERTO RODRÍGUEZ HERNÁ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7-1511-46</text:p>
          </table:table-cell>
          <table:table-cell office:value-type="string" table:style-name="ce4">
            <text:p>13-04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AGUACATAN</text:p>
          </table:table-cell>
          <table:table-cell office:value-type="string" table:style-name="ce4">
            <text:p>INSTITUTO MAYANCE AGUACATECO</text:p>
          </table:table-cell>
          <table:table-cell office:value-type="string" table:style-name="ce4">
            <text:p>4A. CALLE 3-35, ZONA 3 AGUACATÁN</text:p>
          </table:table-cell>
          <table:table-cell office:value-type="string" table:style-name="ce4">
            <text:p>77660002-53495743</text:p>
          </table:table-cell>
          <table:table-cell office:value-type="string" table:style-name="ce4">
            <text:p>ILIANA ARGENTINA VILLATORO FUNES DE AGUSTIN</text:p>
          </table:table-cell>
          <table:table-cell office:value-type="string" table:style-name="ce4">
            <text:p>ALBERTO RODRÍGUEZ HERNÁ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7-6189-46</text:p>
          </table:table-cell>
          <table:table-cell office:value-type="string" table:style-name="ce3">
            <text:p>25-000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AGUACATAN</text:p>
          </table:table-cell>
          <table:table-cell office:value-type="string" table:style-name="ce3">
            <text:p>INSTITUTO GUATEMALTECO DE EDUCACION RADIOFONICA (IGER)</text:p>
          </table:table-cell>
          <table:table-cell office:value-type="string" table:style-name="ce3">
            <text:p>AGUACATAN</text:p>
          </table:table-cell>
          <table:table-cell table:style-name="ce3"/>
          <table:table-cell office:value-type="string" table:style-name="ce3">
            <text:p>SONIA HAYDEE REYES MONTERROS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A DISTANCI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7-6753-46</text:p>
          </table:table-cell>
          <table:table-cell office:value-type="string" table:style-name="ce4">
            <text:p>13-04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AGUACATAN</text:p>
          </table:table-cell>
          <table:table-cell office:value-type="string" table:style-name="ce4">
            <text:p>INSTITUTO PRIVADO DE EDUCACION POR MADUREZ IPEM</text:p>
          </table:table-cell>
          <table:table-cell office:value-type="string" table:style-name="ce4">
            <text:p>2A. AV. 2-31 ZONA 3</text:p>
          </table:table-cell>
          <table:table-cell office:value-type="float" office:value="77660149" table:style-name="ce4">
            <text:p>77660149</text:p>
          </table:table-cell>
          <table:table-cell office:value-type="string" table:style-name="ce4">
            <text:p>ILIANA ARGENTINA VILLATORO FUNES DE AGUSTIN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7-6878-46</text:p>
          </table:table-cell>
          <table:table-cell office:value-type="string" table:style-name="ce3">
            <text:p>13-049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AGUACATAN</text:p>
          </table:table-cell>
          <table:table-cell office:value-type="string" table:style-name="ce3">
            <text:p>INSTITUTO MAYANCE AGUACATECO</text:p>
          </table:table-cell>
          <table:table-cell office:value-type="string" table:style-name="ce3">
            <text:p>4TA. CALLE 3-35 ZONA 3</text:p>
          </table:table-cell>
          <table:table-cell table:style-name="ce3"/>
          <table:table-cell office:value-type="string" table:style-name="ce3">
            <text:p>ILIANA ARGENTINA VILLATORO FUNES DE AGUSTIN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27-7032-46</text:p>
          </table:table-cell>
          <table:table-cell office:value-type="string" table:style-name="ce4">
            <text:p>13-049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AGUACATAN</text:p>
          </table:table-cell>
          <table:table-cell office:value-type="string" table:style-name="ce4">
            <text:p>COLEGIO PRIVADO EL NUEVO MILLENIUM</text:p>
          </table:table-cell>
          <table:table-cell office:value-type="string" table:style-name="ce4">
            <text:p>3A. AVENIDA 3-01 ZONA 1</text:p>
          </table:table-cell>
          <table:table-cell office:value-type="float" office:value="77568072" table:style-name="ce4">
            <text:p>77568072</text:p>
          </table:table-cell>
          <table:table-cell office:value-type="string" table:style-name="ce4">
            <text:p>ILIANA ARGENTINA VILLATORO FUNES DE AGUSTIN</text:p>
          </table:table-cell>
          <table:table-cell office:value-type="string" table:style-name="ce4">
            <text:p>MAUDELINO VÁSQUEZ CARDO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28-0014-46</text:p>
          </table:table-cell>
          <table:table-cell office:value-type="string" table:style-name="ce3">
            <text:p>13-03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RAFAEL PETZAL</text:p>
          </table:table-cell>
          <table:table-cell office:value-type="string" table:style-name="ce3">
            <text:p>ASOCIACION DE MAESTROS DE EDUCACION RURAL DE GUATEMALA -AMERG-</text:p>
          </table:table-cell>
          <table:table-cell office:value-type="string" table:style-name="ce3">
            <text:p>CABECERA MUNICIPAL</text:p>
          </table:table-cell>
          <table:table-cell table:style-name="ce3"/>
          <table:table-cell office:value-type="string" table:style-name="ce3">
            <text:p>ARTEMIO NOÉ MORALES VILLATORO</text:p>
          </table:table-cell>
          <table:table-cell office:value-type="string" table:style-name="ce3">
            <text:p>MILDRED ILIANA LOPEZ DOMING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28-0016-46</text:p>
          </table:table-cell>
          <table:table-cell office:value-type="string" table:style-name="ce4">
            <text:p>13-034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 RAFAEL PETZAL</text:p>
          </table:table-cell>
          <table:table-cell office:value-type="string" table:style-name="ce4">
            <text:p>ASOCIACIÓN DE MAESTROS DE EDUCACIÓN RURAL DE GUATEMALA AMERG</text:p>
          </table:table-cell>
          <table:table-cell office:value-type="string" table:style-name="ce4">
            <text:p>CABECERA MUNICIPAL</text:p>
          </table:table-cell>
          <table:table-cell office:value-type="float" office:value="40457686" table:style-name="ce4">
            <text:p>40457686</text:p>
          </table:table-cell>
          <table:table-cell office:value-type="string" table:style-name="ce4">
            <text:p>ARTEMIO NOE MORALES VILLATORO</text:p>
          </table:table-cell>
          <table:table-cell office:value-type="string" table:style-name="ce4">
            <text:p>MILDRED ILIANA LÓPEZ DOMING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28-0018-46</text:p>
          </table:table-cell>
          <table:table-cell office:value-type="string" table:style-name="ce3">
            <text:p>13-035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 RAFAEL PETZAL</text:p>
          </table:table-cell>
          <table:table-cell office:value-type="string" table:style-name="ce3">
            <text:p>INSTITUTO PRIVADO MIXTO "PETZALENSE"</text:p>
          </table:table-cell>
          <table:table-cell office:value-type="string" table:style-name="ce3">
            <text:p>CABECERA MUNICIPAL</text:p>
          </table:table-cell>
          <table:table-cell office:value-type="float" office:value="40457686" table:style-name="ce3">
            <text:p>40457686</text:p>
          </table:table-cell>
          <table:table-cell office:value-type="string" table:style-name="ce3">
            <text:p>ARTEMIO NOÉ MORALES VILLATORO</text:p>
          </table:table-cell>
          <table:table-cell office:value-type="string" table:style-name="ce3">
            <text:p>MILDRED ILIANA LÒPEZ DOMING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30-0014-46</text:p>
          </table:table-cell>
          <table:table-cell office:value-type="string" table:style-name="ce4">
            <text:p>13-057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IAGO CHIMALTENANGO</text:p>
          </table:table-cell>
          <table:table-cell office:value-type="string" table:style-name="ce4">
            <text:p>COLEGIO DE EDUCACION FORMAL INTEGRAL POR MADUREZ CIENCIA Y TECNOLOGIA</text:p>
          </table:table-cell>
          <table:table-cell office:value-type="string" table:style-name="ce4">
            <text:p>CABECERA MUNICIPAL</text:p>
          </table:table-cell>
          <table:table-cell office:value-type="float" office:value="49674403" table:style-name="ce4">
            <text:p>49674403</text:p>
          </table:table-cell>
          <table:table-cell office:value-type="string" table:style-name="ce4">
            <text:p>EDGAR ROLANDO AGUILAR AGUILAR</text:p>
          </table:table-cell>
          <table:table-cell office:value-type="string" table:style-name="ce4">
            <text:p>BYRON FIDEL MARTINEZ VILLATO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30-0017-46</text:p>
          </table:table-cell>
          <table:table-cell office:value-type="string" table:style-name="ce3">
            <text:p>13-057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IAGO CHIMALTENANGO</text:p>
          </table:table-cell>
          <table:table-cell office:value-type="string" table:style-name="ce3">
            <text:p>COLEGIO INTERCULTURAL PRIVADO MIXTO "CIENCIA APLICADA"</text:p>
          </table:table-cell>
          <table:table-cell office:value-type="string" table:style-name="ce3">
            <text:p>CABECERA MUNICIPAL</text:p>
          </table:table-cell>
          <table:table-cell office:value-type="float" office:value="77649591" table:style-name="ce3">
            <text:p>77649591</text:p>
          </table:table-cell>
          <table:table-cell office:value-type="string" table:style-name="ce3">
            <text:p>EDGAR ROLANDO AGUILAR AGUILAR</text:p>
          </table:table-cell>
          <table:table-cell office:value-type="string" table:style-name="ce3">
            <text:p>EDGAR ROLANDO AGUILAR AGUILAR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30-0018-46</text:p>
          </table:table-cell>
          <table:table-cell office:value-type="string" table:style-name="ce4">
            <text:p>13-057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IAGO CHIMALTENANGO</text:p>
          </table:table-cell>
          <table:table-cell office:value-type="string" table:style-name="ce4">
            <text:p>COLEGIO INTERCULTURAL PRIVADO MIXTO "CIENCIA APLICADA"</text:p>
          </table:table-cell>
          <table:table-cell office:value-type="string" table:style-name="ce4">
            <text:p>CABECERA MUNICIPAL</text:p>
          </table:table-cell>
          <table:table-cell office:value-type="float" office:value="53431017" table:style-name="ce4">
            <text:p>53431017</text:p>
          </table:table-cell>
          <table:table-cell office:value-type="string" table:style-name="ce4">
            <text:p>EDGAR ROLANDO AGUILAR AGUILAR</text:p>
          </table:table-cell>
          <table:table-cell office:value-type="string" table:style-name="ce4">
            <text:p>EDGAR ROLANDO AGUILAR AGUILAR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30-0029-46</text:p>
          </table:table-cell>
          <table:table-cell office:value-type="string" table:style-name="ce3">
            <text:p>13-057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IAGO CHIMALTENANGO</text:p>
          </table:table-cell>
          <table:table-cell office:value-type="string" table:style-name="ce3">
            <text:p>INSTITUTO PRIVADO MIXTO CHIMBAL</text:p>
          </table:table-cell>
          <table:table-cell office:value-type="string" table:style-name="ce3">
            <text:p>CABECERA MUNICIPAL</text:p>
          </table:table-cell>
          <table:table-cell office:value-type="float" office:value="40203253" table:style-name="ce3">
            <text:p>40203253</text:p>
          </table:table-cell>
          <table:table-cell office:value-type="string" table:style-name="ce3">
            <text:p>EDGAR ROLANDO AGUILAR AGUILAR</text:p>
          </table:table-cell>
          <table:table-cell office:value-type="string" table:style-name="ce3">
            <text:p>MARIXA DÍAZ HERNÁ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30-6606-46</text:p>
          </table:table-cell>
          <table:table-cell office:value-type="string" table:style-name="ce4">
            <text:p>13-057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IAGO CHIMALTENANGO</text:p>
          </table:table-cell>
          <table:table-cell office:value-type="string" table:style-name="ce4">
            <text:p>INSTITUTO PRIVADO MIXTO CHIMB AL</text:p>
          </table:table-cell>
          <table:table-cell office:value-type="string" table:style-name="ce4">
            <text:p>SANTIAGO CHIMALTENANGO</text:p>
          </table:table-cell>
          <table:table-cell table:style-name="ce4"/>
          <table:table-cell office:value-type="string" table:style-name="ce4">
            <text:p>EDGAR ROLANDO AGUILAR AGUILAR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31-0019-46</text:p>
          </table:table-cell>
          <table:table-cell office:value-type="string" table:style-name="ce3">
            <text:p>13-058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ANA HUISTA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CANTON SAN JUAN</text:p>
          </table:table-cell>
          <table:table-cell office:value-type="float" office:value="32623741" table:style-name="ce3">
            <text:p>32623741</text:p>
          </table:table-cell>
          <table:table-cell office:value-type="string" table:style-name="ce3">
            <text:p>KARINA CONCEPCIÓN LÓPEZ ALVARADO DE CASTILLO</text:p>
          </table:table-cell>
          <table:table-cell office:value-type="string" table:style-name="ce3">
            <text:p>GELVIN ELY MORALES DE ARC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31-7034-46</text:p>
          </table:table-cell>
          <table:table-cell office:value-type="string" table:style-name="ce4">
            <text:p>13-04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SANTA ANA HUISTA</text:p>
          </table:table-cell>
          <table:table-cell office:value-type="string" table:style-name="ce4">
            <text:p>INSTITUTO PRIVADO MIXTO AURELIO BALDOR</text:p>
          </table:table-cell>
          <table:table-cell office:value-type="string" table:style-name="ce4">
            <text:p>CABECERA MUNICIPAL</text:p>
          </table:table-cell>
          <table:table-cell table:style-name="ce4"/>
          <table:table-cell office:value-type="string" table:style-name="ce4">
            <text:p>MYNOR ROEN ARMAS HERRER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31-7035-46</text:p>
          </table:table-cell>
          <table:table-cell office:value-type="string" table:style-name="ce3">
            <text:p>13-058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SANTA ANA HUISTA</text:p>
          </table:table-cell>
          <table:table-cell office:value-type="string" table:style-name="ce3">
            <text:p>COLEGIO PRIVADO MIXTO EL NUEVO MILENIO</text:p>
          </table:table-cell>
          <table:table-cell office:value-type="string" table:style-name="ce3">
            <text:p>CANTON REFORMA</text:p>
          </table:table-cell>
          <table:table-cell office:value-type="float" office:value="77804337" table:style-name="ce3">
            <text:p>77804337</text:p>
          </table:table-cell>
          <table:table-cell office:value-type="string" table:style-name="ce3">
            <text:p>KARINA CONCEPCIÓN LÓPEZ ALVARADO DE CASTILL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32-0017-46</text:p>
          </table:table-cell>
          <table:table-cell office:value-type="string" table:style-name="ce4">
            <text:p>13-008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UNION CANTINIL</text:p>
          </table:table-cell>
          <table:table-cell office:value-type="string" table:style-name="ce4">
            <text:p>LICEO PRIVADO MIXTO DAVINCI</text:p>
          </table:table-cell>
          <table:table-cell office:value-type="string" table:style-name="ce4">
            <text:p>CANTON BUENOS AIRES</text:p>
          </table:table-cell>
          <table:table-cell office:value-type="float" office:value="53349884" table:style-name="ce4">
            <text:p>53349884</text:p>
          </table:table-cell>
          <table:table-cell office:value-type="string" table:style-name="ce4">
            <text:p>UBALDO VIDAL MATEO HERNÁNDEZ</text:p>
          </table:table-cell>
          <table:table-cell office:value-type="string" table:style-name="ce4">
            <text:p>BRENDY KATTINA LOPEZ BRION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3-32-0021-46</text:p>
          </table:table-cell>
          <table:table-cell office:value-type="string" table:style-name="ce3">
            <text:p>13-008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UNION CANTINIL</text:p>
          </table:table-cell>
          <table:table-cell office:value-type="string" table:style-name="ce3">
            <text:p>INSTITUTO PRIVADO DE EDUCACION MEDIA VALENTON UNION CANTINIL</text:p>
          </table:table-cell>
          <table:table-cell office:value-type="string" table:style-name="ce3">
            <text:p>ALDEA VALENTON</text:p>
          </table:table-cell>
          <table:table-cell office:value-type="float" office:value="32458282" table:style-name="ce3">
            <text:p>32458282</text:p>
          </table:table-cell>
          <table:table-cell office:value-type="string" table:style-name="ce3">
            <text:p>UBALDO VIDAL MATEO HERNÁNDEZ</text:p>
          </table:table-cell>
          <table:table-cell office:value-type="string" table:style-name="ce3">
            <text:p>DELFI DORIAN CANO CHAV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32-0024-46</text:p>
          </table:table-cell>
          <table:table-cell office:value-type="string" table:style-name="ce4">
            <text:p>13-008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UNION CANTINIL</text:p>
          </table:table-cell>
          <table:table-cell office:value-type="string" table:style-name="ce4">
            <text:p>COLEGIO PRIVADO MIXTO GENESIS</text:p>
          </table:table-cell>
          <table:table-cell office:value-type="string" table:style-name="ce4">
            <text:p>UNION CANTINIL</text:p>
          </table:table-cell>
          <table:table-cell office:value-type="float" office:value="49493710" table:style-name="ce4">
            <text:p>49493710</text:p>
          </table:table-cell>
          <table:table-cell office:value-type="string" table:style-name="ce4">
            <text:p>UBALDO VIDAL MATEO HERNÁNDEZ</text:p>
          </table:table-cell>
          <table:table-cell office:value-type="string" table:style-name="ce4">
            <text:p>WILSON GONZALES VELÁSQ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32-0035-46</text:p>
          </table:table-cell>
          <table:table-cell office:value-type="string" table:style-name="ce3">
            <text:p>13-008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UNION CANTINIL</text:p>
          </table:table-cell>
          <table:table-cell office:value-type="string" table:style-name="ce3">
            <text:p>INSTITUTO NACIONAL DE EDUCACIÓN DIVERSIFICADA</text:p>
          </table:table-cell>
          <table:table-cell office:value-type="string" table:style-name="ce3">
            <text:p>CANTÓN CENTRAL</text:p>
          </table:table-cell>
          <table:table-cell office:value-type="float" office:value="30054591" table:style-name="ce3">
            <text:p>30054591</text:p>
          </table:table-cell>
          <table:table-cell office:value-type="string" table:style-name="ce3">
            <text:p>UBALDO VIDAL MATEO HERNÁNDEZ</text:p>
          </table:table-cell>
          <table:table-cell office:value-type="string" table:style-name="ce3">
            <text:p>ROBBIN ABIMAEL SALAZAR FIGUERO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3-32-7022-46</text:p>
          </table:table-cell>
          <table:table-cell office:value-type="string" table:style-name="ce4">
            <text:p>13-008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UNION CANTINIL</text:p>
          </table:table-cell>
          <table:table-cell office:value-type="string" table:style-name="ce4">
            <text:p>INSTITUTO PRIVADO MIXTO DE EDUCACION MEDIA 'BUENOS AIRES'</text:p>
          </table:table-cell>
          <table:table-cell office:value-type="string" table:style-name="ce4">
            <text:p>CASERIO EL CARMEN ALDEA CANTINIL</text:p>
          </table:table-cell>
          <table:table-cell office:value-type="float" office:value="30248135" table:style-name="ce4">
            <text:p>30248135</text:p>
          </table:table-cell>
          <table:table-cell office:value-type="string" table:style-name="ce4">
            <text:p>UBALDO VIDAL MATEO HERNÁNDEZ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3-32-7023-46</text:p>
          </table:table-cell>
          <table:table-cell office:value-type="string" table:style-name="ce3">
            <text:p>13-008</text:p>
          </table:table-cell>
          <table:table-cell office:value-type="string" table:style-name="ce3">
            <text:p>HUEHUETENANGO</text:p>
          </table:table-cell>
          <table:table-cell office:value-type="string" table:style-name="ce3">
            <text:p>UNION CANTINIL</text:p>
          </table:table-cell>
          <table:table-cell office:value-type="string" table:style-name="ce3">
            <text:p>COLEGIO PARROQUIAL MONSE%OR ANDRES GIRON</text:p>
          </table:table-cell>
          <table:table-cell office:value-type="string" table:style-name="ce3">
            <text:p>ALDEA TAJUMUCO</text:p>
          </table:table-cell>
          <table:table-cell office:value-type="float" office:value="50579713" table:style-name="ce3">
            <text:p>50579713</text:p>
          </table:table-cell>
          <table:table-cell office:value-type="string" table:style-name="ce3">
            <text:p>UBALDO VIDAL MATEO HERNÁNDEZ</text:p>
          </table:table-cell>
          <table:table-cell office:value-type="string" table:style-name="ce3">
            <text:p>HERMAN YOVANI MAZARIEGOS MÉRID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HUEHUETENANGO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3-33-0015-46</text:p>
          </table:table-cell>
          <table:table-cell office:value-type="string" table:style-name="ce4">
            <text:p>13-061</text:p>
          </table:table-cell>
          <table:table-cell office:value-type="string" table:style-name="ce4">
            <text:p>HUEHUETENANGO</text:p>
          </table:table-cell>
          <table:table-cell office:value-type="string" table:style-name="ce4">
            <text:p>PETATAN</text:p>
          </table:table-cell>
          <table:table-cell office:value-type="string" table:style-name="ce4">
            <text:p>INSTITUTO NACIONAL DE EDUCACIÓN DIVERSIFICADA PETATÁN</text:p>
          </table:table-cell>
          <table:table-cell office:value-type="string" table:style-name="ce4">
            <text:p>CANTÓN SAN SEBASTIÁN</text:p>
          </table:table-cell>
          <table:table-cell office:value-type="float" office:value="51987827" table:style-name="ce4">
            <text:p>51987827</text:p>
          </table:table-cell>
          <table:table-cell office:value-type="string" table:style-name="ce4">
            <text:p>JOSÉ DE JESÚS CAMPOSECO MENDOZA</text:p>
          </table:table-cell>
          <table:table-cell office:value-type="string" table:style-name="ce4">
            <text:p>MARIO LAUREANO RAMÍREZ HERNÁ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HUEHUETENANGO</text:p>
          </table:table-cell>
          <table:table-cell table:number-columns-repeated="16367"/>
        </table:table-row>
        <table:table-row table:style-name="ro1">
          <table:table-cell table:number-columns-repeated="17" table:style-name="ce5"/>
          <table:table-cell table:number-columns-repeated="16367"/>
        </table:table-row>
        <table:table-row table:style-name="ro4">
          <table:table-cell office:value-type="string" table:number-columns-spanned="17" table:number-rows-spanned="1" table:style-name="ce7">
            <text:p>420 Establecimientos encontrados<text:span text:style-name="T1"> </text:span></text:p>
          </table:table-cell>
          <table:covered-table-cell table:number-columns-repeated="16"/>
          <table:table-cell table:number-columns-repeated="16367"/>
        </table:table-row>
        <table:table-row table:number-rows-repeated="10481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Jose Alejandro Tejada Flores</dc:creator>
    <meta:creation-date>2020-07-13T21:39:27Z</meta:creation-date>
    <dc:date>2020-07-13T21:39:27Z</dc:date>
  </office:meta>
</office:document-meta>
</file>